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adornments="Normal" style:font-family-generic="swiss"/>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Segoe UI2" svg:font-family="'Segoe UI'"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cm"/>
    </style:style>
    <style:style style:name="co14" style:family="table-column">
      <style:table-column-properties fo:break-before="auto" style:column-width="0.386cm"/>
    </style:style>
    <style:style style:name="co15" style:family="table-column">
      <style:table-column-properties fo:break-before="auto" style:column-width="4.42cm"/>
    </style:style>
    <style:style style:name="co16" style:family="table-column">
      <style:table-column-properties fo:break-before="auto" style:column-width="2.505cm"/>
    </style:style>
    <style:style style:name="co17" style:family="table-column">
      <style:table-column-properties fo:break-before="auto" style:column-width="1cm"/>
    </style:style>
    <style:style style:name="co18" style:family="table-column">
      <style:table-column-properties fo:break-before="auto" style:column-width="2.2cm"/>
    </style:style>
    <style:style style:name="co19" style:family="table-column">
      <style:table-column-properties fo:break-before="auto" style:column-width="1.452cm"/>
    </style:style>
    <style:style style:name="co20" style:family="table-column">
      <style:table-column-properties fo:break-before="auto" style:column-width="1.198cm"/>
    </style:style>
    <style:style style:name="co21" style:family="table-column">
      <style:table-column-properties fo:break-before="auto" style:column-width="0.499cm"/>
    </style:style>
    <style:style style:name="co22" style:family="table-column">
      <style:table-column-properties fo:break-before="auto" style:column-width="3.63cm"/>
    </style:style>
    <style:style style:name="co23" style:family="table-column">
      <style:table-column-properties fo:break-before="auto" style:column-width="12.501cm"/>
    </style:style>
    <style:style style:name="co24" style:family="table-column">
      <style:table-column-properties fo:break-before="auto" style:column-width="3.124cm"/>
    </style:style>
    <style:style style:name="co25" style:family="table-column">
      <style:table-column-properties fo:break-before="auto" style:column-width="2.477cm"/>
    </style:style>
    <style:style style:name="co26" style:family="table-column">
      <style:table-column-properties fo:break-before="auto" style:column-width="2.917cm"/>
    </style:style>
    <style:style style:name="co27" style:family="table-column">
      <style:table-column-properties fo:break-before="auto" style:column-width="1.884cm"/>
    </style:style>
    <style:style style:name="co28" style:family="table-column">
      <style:table-column-properties fo:break-before="auto" style:column-width="1.852cm"/>
    </style:style>
    <style:style style:name="co29" style:family="table-column">
      <style:table-column-properties fo:break-before="auto" style:column-width="2.051cm"/>
    </style:style>
    <style:style style:name="co30" style:family="table-column">
      <style:table-column-properties fo:break-before="auto" style:column-width="3.279cm"/>
    </style:style>
    <style:style style:name="co31" style:family="table-column">
      <style:table-column-properties fo:break-before="auto" style:column-width="3.408cm"/>
    </style:style>
    <style:style style:name="co32" style:family="table-column">
      <style:table-column-properties fo:break-before="auto" style:column-width="3.022cm"/>
    </style:style>
    <style:style style:name="co33" style:family="table-column">
      <style:table-column-properties fo:break-before="auto" style:column-width="0.801cm"/>
    </style:style>
    <style:style style:name="co34" style:family="table-column">
      <style:table-column-properties fo:break-before="auto" style:column-width="0.721cm"/>
    </style:style>
    <style:style style:name="co35" style:family="table-column">
      <style:table-column-properties fo:break-before="auto" style:column-width="1.774cm"/>
    </style:style>
    <style:style style:name="co36" style:family="table-column">
      <style:table-column-properties fo:break-before="auto" style:column-width="0.6cm"/>
    </style:style>
    <style:style style:name="co37" style:family="table-column">
      <style:table-column-properties fo:break-before="auto" style:column-width="1.859cm"/>
    </style:style>
    <style:style style:name="co38" style:family="table-column">
      <style:table-column-properties fo:break-before="auto" style:column-width="2.54cm"/>
    </style:style>
    <style:style style:name="co39" style:family="table-column">
      <style:table-column-properties fo:break-before="auto" style:column-width="2.623cm"/>
    </style:style>
    <style:style style:name="co40" style:family="table-column">
      <style:table-column-properties fo:break-before="auto" style:column-width="2.498cm"/>
    </style:style>
    <style:style style:name="co41" style:family="table-column">
      <style:table-column-properties fo:break-before="auto" style:column-width="1.49cm"/>
    </style:style>
    <style:style style:name="co42" style:family="table-column">
      <style:table-column-properties fo:break-before="auto" style:column-width="0.774cm"/>
    </style:style>
    <style:style style:name="co43" style:family="table-column">
      <style:table-column-properties fo:break-before="auto" style:column-width="2.401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4.974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8"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29" style:family="table-cell" style:parent-style-name="Default">
      <style:table-cell-properties fo:background-color="#e6e6ff"/>
      <style:text-properties style:font-name="Linux Biolinum G" fo:font-size="11pt" fo:language="gl" fo:country="ES" fo:font-weight="normal" style:font-size-asian="11pt" style:font-weight-asian="normal" style:font-size-complex="11pt" style:font-weight-complex="normal"/>
    </style:style>
    <style:style style:name="ce30" style:family="table-cell" style:parent-style-name="Default">
      <style:table-cell-properties fo:background-color="#e6e6ff"/>
      <style:text-properties style:font-name="Linux Biolinum G" fo:font-size="11pt" fo:language="gl" fo:country="ES" style:font-size-asian="11pt" style:font-size-complex="11pt"/>
    </style:style>
    <style:style style:name="ce31" style:family="table-cell" style:parent-style-name="Default">
      <style:table-cell-properties fo:background-color="#e6e6ff"/>
      <style:text-properties style:font-name="Tahoma" fo:font-size="11pt" fo:language="gl" fo:country="ES" style:font-size-asian="11pt" style:font-size-complex="11pt"/>
    </style:style>
    <style:style style:name="ce35" style:family="table-cell" style:parent-style-name="Default">
      <style:table-cell-properties fo:background-color="#e6e6ff"/>
      <style:text-properties style:font-name="Linux Biolinum G" fo:font-size="11pt" fo:language="gl" fo:country="ES" fo:font-weight="bold" style:font-size-asian="11pt" style:font-size-complex="11pt" style:font-weight-complex="bold"/>
    </style:style>
    <style:style style:name="ce34" style:family="table-cell" style:parent-style-name="Default">
      <style:table-cell-properties fo:background-color="#e6e6ff"/>
      <style:text-properties style:font-name="Linux Biolinum G" fo:font-size="11pt" fo:language="gl" fo:country="ES" fo:font-weight="bold" style:font-size-asian="11pt" style:font-weight-asian="bold" style:font-size-complex="11pt" style:font-weight-complex="bold"/>
    </style:style>
    <style:style style:name="ce33" style:family="table-cell" style:parent-style-name="Default">
      <style:table-cell-properties fo:background-color="#e6e6ff"/>
      <style:text-properties style:font-name="Linux Biolinum G" fo:font-size="11pt" style:font-size-asian="11pt" style:font-size-complex="11pt"/>
    </style:style>
    <style:style style:name="ce19" style:family="table-cell" style:parent-style-name="Default">
      <style:table-cell-properties fo:background-color="#fffacd"/>
      <style:text-properties style:font-name="Linux Biolinum G" fo:font-size="11pt" style:font-size-asian="11pt" style:font-size-complex="11pt"/>
    </style:style>
    <style:style style:name="ce9"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184" style:family="table-cell" style:parent-style-name="Default">
      <style:table-cell-properties fo:background-color="#e6e6ff" style:text-align-source="fix" style:repeat-content="false"/>
      <style:paragraph-properties fo:text-align="end" fo:margin-left="0cm"/>
      <style:text-properties style:font-name="Linux Biolinum G" fo:font-size="11pt" fo:language="gl" fo:country="ES" style:font-size-asian="11pt" style:font-size-complex="11pt"/>
    </style:style>
    <style:style style:name="ce44"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37" style:family="table-cell" style:parent-style-name="Default">
      <style:text-properties style:font-name="Linux Biolinum G" fo:font-size="11pt" style:font-size-asian="11pt" style:font-size-complex="11pt"/>
    </style:style>
    <style:style style:name="ce107" style:family="table-cell" style:parent-style-name="Default">
      <style:text-properties style:font-name="Linux Biolinum G" fo:font-size="11pt" fo:language="gl" fo:country="ES" style:font-size-asian="11pt" style:font-size-complex="11pt"/>
    </style:style>
    <style:style style:name="ce38"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6" style:family="table-cell" style:parent-style-name="Default">
      <style:table-cell-properties fo:background-color="#e6e6ff" style:text-align-source="value-type" style:repeat-content="false"/>
      <style:paragraph-properties fo:margin-left="0cm"/>
      <style:text-properties style:font-name="Linux Biolinum G" fo:font-size="11pt" fo:language="gl" fo:country="ES" style:font-size-asian="11pt" style:font-size-complex="11pt"/>
    </style:style>
    <style:style style:name="ce17" style:family="table-cell" style:parent-style-name="Default">
      <style:table-cell-properties fo:background-color="#e6e6ff"/>
      <style:text-properties style:font-name="Linux Biolinum G" fo:font-size="11pt" fo:font-style="italic" style:text-underline-style="none" style:font-size-asian="11pt" style:font-style-asian="italic" style:font-size-complex="11pt" style:font-style-complex="italic"/>
    </style:style>
    <style:style style:name="ce18"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40" style:family="table-cell" style:parent-style-name="Default" style:data-style-name="N20037">
      <style:text-properties style:font-name="Linux Biolinum G" fo:font-size="11pt" style:font-size-asian="11pt" style:font-size-complex="11pt"/>
    </style:style>
    <style:style style:name="ce5" style:family="table-cell" style:parent-style-name="Default">
      <style:table-cell-properties fo:background-color="#fffacd"/>
      <style:text-properties style:font-name="Linux Biolinum G" fo:font-size="11pt" style:font-size-complex="11pt"/>
    </style:style>
    <style:style style:name="ce48" style:family="table-cell" style:parent-style-name="Default">
      <style:table-cell-properties fo:background-color="#fffacd"/>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fffacd"/>
    </style:style>
    <style:style style:name="ce41" style:family="table-cell" style:parent-style-name="Default">
      <style:table-cell-properties fo:background-color="#e6e6ff"/>
      <style:text-properties style:font-name="Linux Biolinum G" fo:font-size="11pt" style:font-name-asian="Lucida Sans Unicode1" style:font-size-asian="11pt" style:font-name-complex="Lucida Sans Unicode1" style:font-size-complex="11pt"/>
    </style:style>
    <style:style style:name="ce47"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42" style:family="table-cell" style:parent-style-name="Default">
      <style:table-cell-properties fo:background-color="#e6e6ff"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77" style:family="table-cell" style:parent-style-name="EntradaFormulaQuimica">
      <style:table-cell-properties style:cell-protect="none" style:print-content="true"/>
    </style:style>
    <style:style style:name="ce45" style:family="table-cell" style:parent-style-name="DatoEntrada">
      <style:table-cell-properties style:text-align-source="value-type" style:repeat-content="false"/>
      <style:text-properties style:font-name="Linux Biolinum G" fo:font-size="11pt" style:font-size-asian="11pt" style:font-size-complex="11pt"/>
    </style:style>
    <style:style style:name="ce27" style:family="table-cell" style:parent-style-name="DatoTexto">
      <style:text-properties style:font-size-asian="11pt" style:font-size-complex="11pt"/>
    </style:style>
    <style:style style:name="ce46" style:family="table-cell" style:parent-style-name="DatoEntrada" style:data-style-name="N20000">
      <style:text-properties style:font-name="Linux Biolinum G" fo:font-size="11pt" style:font-size-asian="11pt" style:font-size-complex="11pt"/>
    </style:style>
    <style:style style:name="ce57"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36"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88" style:family="table-cell" style:parent-style-name="Default">
      <style:table-cell-properties fo:background-color="#e6e6ff" style:text-align-source="fix" style:repeat-content="false"/>
      <style:paragraph-properties fo:text-align="start" fo:margin-left="0cm"/>
      <style:text-properties style:font-name="Linux Biolinum G" fo:font-size="11pt" fo:language="gl" fo:country="ES" style:font-size-asian="11pt" style:font-size-complex="11pt"/>
    </style:style>
    <style:style style:name="ce63" style:family="table-cell" style:parent-style-name="DatoEntrada" style:data-style-name="N20000">
      <style:table-cell-properties style:cell-protect="none" style:print-content="true" style:text-align-source="value-type" style:repeat-content="false"/>
      <style:text-properties style:font-name="Linux Biolinum G" fo:font-size="11pt" style:font-size-asian="11pt" style:font-size-complex="11pt"/>
    </style:style>
    <style:style style:name="ce50"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49" style:family="table-cell" style:parent-style-name="Default">
      <style:table-cell-properties fo:background-color="#e6e6ff"/>
    </style:style>
    <style:style style:name="ce32" style:family="table-cell" style:parent-style-name="Default">
      <style:table-cell-properties fo:background-color="#e6e6ff"/>
      <style:text-properties style:font-name="Linux Biolinum G" fo:font-size="11pt" fo:font-weight="normal" style:font-size-asian="11pt" style:font-weight-asian="normal" style:font-size-complex="11pt" style:font-weight-complex="normal"/>
    </style:style>
    <style:style style:name="ce54" style:family="table-cell" style:parent-style-name="Default">
      <style:table-cell-properties fo:background-color="#e6e6ff"/>
      <style:text-properties fo:language="gl" fo:country="ES" fo:font-weight="bold" style:font-size-asian="10pt" style:font-size-complex="10pt" style:font-weight-complex="bold"/>
    </style:style>
    <style:style style:name="ce25" style:family="table-cell" style:parent-style-name="Default">
      <style:table-cell-properties fo:background-color="#e6e6ff"/>
      <style:text-properties style:font-name="Tahoma" fo:font-size="11pt" style:font-size-asian="11pt" style:font-size-complex="11pt"/>
    </style:style>
    <style:style style:name="ce60" style:family="table-cell" style:parent-style-name="Default">
      <style:table-cell-properties fo:background-color="#e6e6ff"/>
      <style:text-properties fo:language="gl" fo:country="ES" style:font-size-asian="10pt" style:font-size-complex="10pt"/>
    </style:style>
    <style:style style:name="ce56" style:family="table-cell" style:parent-style-name="Default">
      <style:table-cell-properties fo:background-color="#e6e6ff"/>
      <style:text-properties fo:font-weight="bold" style:font-weight-complex="bold"/>
    </style:style>
    <style:style style:name="ce64"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 fo:font-size="11pt" style:font-size-complex="11pt"/>
    </style:style>
    <style:style style:name="ce109" style:family="table-cell" style:parent-style-name="Default">
      <style:table-cell-properties fo:background-color="#e6e6ff" style:cell-protect="protected" style:print-content="true"/>
      <style:text-properties style:font-name="Linux Biolinum G" fo:font-size="11pt" style:font-size-complex="11pt"/>
    </style:style>
    <style:style style:name="ce67" style:family="table-cell" style:parent-style-name="Default">
      <style:table-cell-properties fo:background-color="#9966cc"/>
      <style:text-properties style:font-name="Linux Biolinum G" fo:font-size="11pt" style:font-size-complex="11pt"/>
    </style:style>
    <style:style style:name="ce111" style:family="table-cell" style:parent-style-name="Default">
      <style:table-cell-properties fo:background-color="#e6e6ff"/>
      <style:text-properties style:font-name="Linux Biolinum G" fo:font-size="11pt" style:font-size-complex="11pt"/>
    </style:style>
    <style:style style:name="ce68" style:family="table-cell" style:parent-style-name="Default">
      <style:table-cell-properties fo:background-color="#e6e6ff"/>
      <style:text-properties style:font-name="Tahoma" fo:font-size="11pt" style:font-size-complex="11pt"/>
    </style:style>
    <style:style style:name="ce69" style:family="table-cell" style:parent-style-name="Default">
      <style:table-cell-properties fo:background-color="#e6e6ff"/>
      <style:text-properties style:font-name="Tahoma" fo:language="gl" fo:country="ES" style:font-size-asian="10pt" style:font-size-complex="10pt"/>
    </style:style>
    <style:style style:name="ce71" style:family="table-cell" style:parent-style-name="Default">
      <style:table-cell-properties fo:background-color="#e6e6ff"/>
      <style:text-properties style:font-name="Tahoma"/>
    </style:style>
    <style:style style:name="ce72" style:family="table-cell" style:parent-style-name="Default">
      <style:table-cell-properties fo:background-color="#e6e6ff"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74" style:family="table-cell" style:parent-style-name="Default">
      <style:table-cell-properties fo:background-color="#e6e6ff"/>
      <style:text-properties fo:language="gd" fo:country="GB" style:font-size-asian="10pt" style:font-size-complex="10pt"/>
    </style:style>
    <style:style style:name="ce76"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134"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122" style:family="table-cell" style:parent-style-name="Default">
      <style:table-cell-properties fo:background-color="#e6e6fa"/>
      <style:text-properties fo:language="gl" fo:country="ES" style:font-size-asian="10pt" style:font-size-complex="10pt"/>
    </style:style>
    <style:style style:name="ce80"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 fo:font-size="11pt" fo:language="gl" fo:country="ES" style:font-size-asian="10pt" style:font-size-complex="11pt"/>
    </style:style>
    <style:style style:name="ce82"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complex="11pt"/>
    </style:style>
    <style:style style:name="ce84" style:family="table-cell" style:parent-style-name="Default" style:data-style-name="N20100">
      <style:table-cell-properties fo:background-color="#e6e6ff"/>
    </style:style>
    <style:style style:name="ce85" style:family="table-cell" style:parent-style-name="Default">
      <style:table-cell-properties fo:background-color="#e6e6ff" style:text-align-source="fix" style:repeat-content="false"/>
      <style:paragraph-properties fo:text-align="center" fo:margin-left="0cm"/>
    </style:style>
    <style:style style:name="ce39" style:family="table-cell" style:parent-style-name="Default" style:data-style-name="N20037">
      <style:table-cell-properties fo:background-color="#e6e6ff"/>
      <style:text-properties style:font-name="Linux Biolinum G" fo:font-size="11pt" style:font-size-asian="11pt" style:font-size-complex="11pt"/>
    </style:style>
    <style:style style:name="ce131" style:family="table-cell" style:parent-style-name="Default">
      <style:table-cell-properties fo:background-color="#e6e6ff"/>
      <style:text-properties style:font-name="Linux Biolinum G"/>
    </style:style>
    <style:style style:name="ce132" style:family="table-cell" style:parent-style-name="Default">
      <style:table-cell-properties fo:background-color="#e6e6fa"/>
      <style:text-properties style:font-name="Linux Biolinum G"/>
    </style:style>
    <style:style style:name="ce86" style:family="table-cell" style:parent-style-name="DatoEntrada">
      <style:table-cell-properties style:cell-protect="none" style:print-content="true"/>
      <style:text-properties style:font-name="Linux Biolinum G" fo:font-size="11pt" style:font-size-complex="11pt"/>
    </style:style>
    <style:style style:name="ce89" style:family="table-cell" style:parent-style-name="DatoEntrada">
      <style:table-cell-properties fo:background-color="#9966cc"/>
      <style:text-properties style:font-name="Linux Biolinum G" fo:font-size="11pt" style:font-size-complex="11pt"/>
    </style:style>
    <style:style style:name="ce87" style:family="table-cell" style:parent-style-name="DatoEntrada">
      <style:table-cell-properties style:cell-protect="none" style:print-content="true"/>
    </style:style>
    <style:style style:name="ce94" style:family="table-cell" style:parent-style-name="Default">
      <style:table-cell-properties fo:background-color="#e6e6ff"/>
      <style:text-properties style:font-name="Linux Biolinum G" fo:language="gl" fo:country="ES" style:font-size-asian="10pt" style:font-size-complex="10pt"/>
    </style:style>
    <style:style style:name="ce95" style:family="table-cell" style:parent-style-name="Default">
      <style:table-cell-properties fo:background-color="#e6e6ff"/>
      <style:text-properties style:font-name="Linux Biolinum G" style:font-name-complex="Lucida Sans Unicode1"/>
    </style:style>
    <style:style style:name="ce96" style:family="table-cell" style:parent-style-name="Default">
      <style:table-cell-properties fo:background-color="#e6e6ff" style:cell-protect="hidden-and-protected" style:print-content="true"/>
    </style:style>
    <style:style style:name="ce98" style:family="table-cell" style:parent-style-name="Default">
      <style:table-cell-properties fo:background-color="#e6e6ff"/>
      <style:text-properties style:font-name="Arial" fo:font-size="10pt" style:font-size-complex="10pt"/>
    </style:style>
    <style:style style:name="ce150"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51"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99"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style>
    <style:style style:name="ce100" style:family="table-cell" style:parent-style-name="Default">
      <style:table-cell-properties fo:background-color="#e6e6ff" style:text-align-source="fix" style:repeat-content="false"/>
      <style:paragraph-properties fo:text-align="end" fo:margin-left="0cm"/>
    </style:style>
    <style:style style:name="ce16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7" style:family="table-cell" style:parent-style-name="Default">
      <style:table-cell-properties fo:background-color="#e6e6fa"/>
    </style:style>
    <style:style style:name="ce168"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69" style:family="table-cell" style:parent-style-name="Default">
      <style:table-cell-properties fo:background-color="#fffacd"/>
      <style:text-properties style:font-name="Linux Biolinum G"/>
    </style:style>
    <style:style style:name="ce183" style:family="table-cell" style:parent-style-name="Default">
      <style:text-properties fo:language="gl" fo:country="ES" style:font-size-asian="10pt" style:font-size-complex="10pt"/>
    </style:style>
    <style:style style:name="ce52" style:family="table-cell" style:parent-style-name="Default">
      <style:table-cell-properties fo:background-color="#bce4e5"/>
      <style:text-properties style:font-name="Linux Biolinum G"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66" style:family="table-cell" style:parent-style-name="Default">
      <style:table-cell-properties fo:background-color="#bce4e5"/>
      <style:text-properties style:font-name="Linux Biolinum G" fo:font-size="11pt" fo:font-weight="bold" style:font-size-asian="11pt" style:font-weight-asian="bold" style:font-size-complex="11pt" style:font-weight-complex="bold"/>
    </style:style>
    <style:style style:name="ce113" style:family="table-cell" style:parent-style-name="Default">
      <style:table-cell-properties fo:background-color="#bce4e5"/>
      <style:text-properties style:font-name="Linux Biolinum G" fo:font-size="11pt" fo:language="gl" fo:country="ES" style:font-size-asian="11pt" style:font-size-complex="11pt"/>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221" style:family="table-cell" style:parent-style-name="Desplegable">
      <style:text-properties style:font-name="Linux Biolinum G" fo:font-size="11pt" fo:language="gl" fo:country="ES"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style>
    <style:style style:name="ce55" style:family="table-cell" style:parent-style-name="Default" style:data-style-name="N20000">
      <style:table-cell-properties fo:background-color="#e6e6ff"/>
      <style:text-properties style:font-name="Linux Biolinum G" fo:font-size="11pt" style:font-size-asian="11pt" style:font-size-complex="11pt"/>
    </style:style>
    <style:style style:name="ce225" style:family="table-cell" style:parent-style-name="Desplegable">
      <style:table-cell-properties style:text-align-source="fix" style:repeat-content="false"/>
      <style:paragraph-properties fo:text-align="end" fo:margin-left="0cm"/>
      <style:text-properties style:font-name="Linux Biolinum G" fo:font-size="11pt" fo:language="gl" fo:country="ES"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24" style:family="table-cell" style:parent-style-name="Default">
      <style:table-cell-properties fo:background-color="#9966cc" style:text-align-source="fix" style:repeat-content="false"/>
      <style:paragraph-properties fo:text-align="end" fo:margin-left="0cm"/>
      <style:text-properties style:font-name="Linux Biolinum G" fo:font-size="11pt" fo:language="gl" fo:country="ES" style:font-size-asian="11pt" style:font-size-complex="11pt"/>
    </style:style>
    <style:style style:name="ce144" style:family="table-cell" style:parent-style-name="Ocultar">
      <style:text-properties style:font-name="Linux Biolinum G"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8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bold" style:font-size-asian="11pt" style:font-weight-asian="bold" style:font-size-complex="11pt" style:font-weight-complex="bold"/>
    </style:style>
    <style:style style:name="ce233" style:family="table-cell" style:parent-style-name="Desplegable">
      <style:table-cell-properties style:text-align-source="fix" style:repeat-content="false"/>
      <style:paragraph-properties fo:text-align="start" fo:margin-left="0cm"/>
      <style:text-properties style:font-name="Linux Biolinum G" fo:font-size="11pt" fo:language="gl" fo:country="ES" style:font-size-asian="11pt" style:font-size-complex="11pt"/>
    </style:style>
    <style:style style:name="ce200" style:family="table-cell" style:parent-style-name="Desplegable">
      <style:table-cell-properties style:text-align-source="fix" style:repeat-content="false"/>
      <style:paragraph-properties fo:text-align="start" fo:margin-left="0cm"/>
      <style:text-properties style:font-name="Linux Biolinum G" fo:font-size="11pt" fo:language="gl" fo:country="ES"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35" style:family="table-cell" style:parent-style-name="Default" style:data-style-name="N20000">
      <style:table-cell-properties fo:background-color="#e6e6ff"/>
      <style:text-properties style:font-name="Linux Biolinum G" fo:font-size="11pt" fo:language="gl" fo:country="ES" style:font-size-asian="11pt" style:font-size-complex="11pt"/>
    </style:style>
    <style:style style:name="ce177" style:family="table-cell" style:parent-style-name="Desplegable">
      <style:table-cell-properties style:text-align-source="fix" style:repeat-content="false" style:vertical-align="middle"/>
      <style:paragraph-properties fo:text-align="start" fo:margin-left="0cm"/>
      <style:text-properties style:font-name="Linux Biolinum G" fo:font-size="11pt" fo:language="gl" fo:country="ES" style:font-size-asian="11pt" style:font-size-complex="11pt"/>
    </style:style>
    <style:style style:name="ce62" style:family="table-cell" style:parent-style-name="DatoEntrada">
      <style:table-cell-properties fo:background-color="#9966cc"/>
      <style:text-properties style:font-name="Linux Biolinum G" fo:font-size="11pt"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245" style:family="table-cell" style:parent-style-name="Default" style:data-style-name="N20037"/>
    <style:style style:name="ce160"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 fo:font-size="11pt" style:font-size-asian="11pt" style:font-size-complex="11pt"/>
    </style:style>
    <style:style style:name="ce259"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257"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230"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267"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95" style:family="table-cell" style:parent-style-name="Default">
      <style:table-cell-properties fo:background-color="#e6e6ff" style:text-align-source="fix" style:repeat-content="false" style:vertical-align="middle"/>
      <style:paragraph-properties fo:text-align="end" fo:margin-left="0cm"/>
      <style:text-properties style:font-name="Linux Biolinum G" fo:font-size="11pt" style:font-size-asian="11pt" style:font-size-complex="11pt"/>
    </style:style>
    <style:style style:name="ce123"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40"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 fo:font-size="11pt" style:font-size-asian="11pt" style:font-size-complex="11pt"/>
    </style:style>
    <style:style style:name="ce275"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29" style:family="table-cell" style:parent-style-name="Default" style:data-style-name="N20000">
      <style:table-cell-properties fo:background-color="#e6e6ff" style:text-align-source="fix" style:repeat-content="fals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309" style:family="table-cell" style:parent-style-name="Default">
      <style:table-cell-properties fo:background-color="transparent"/>
      <style:text-properties style:font-name="Linux Biolinum G" fo:font-size="11pt" style:font-size-asian="11pt" style:font-size-complex="11pt"/>
    </style:style>
    <style:style style:name="ce277" style:family="table-cell" style:parent-style-name="Desplegable">
      <style:table-cell-properties style:text-align-source="fix" style:repeat-content="false"/>
      <style:paragraph-properties fo:text-align="center" fo:margin-left="0cm"/>
    </style:style>
    <style:style style:name="ce280"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 fo:font-size="11pt" fo:language="gl" fo:country="ES" style:font-size-asian="11pt" style:font-size-complex="11pt"/>
    </style:style>
    <style:style style:name="ce105" style:family="table-cell" style:parent-style-name="Default">
      <style:table-cell-properties style:cell-protect="hidden-and-protected" style:print-content="true"/>
      <style:text-properties style:font-name="Linux Biolinum G"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name-asian="Linux Biolinum G2" style:font-size-asian="11pt" style:font-name-complex="Linux Biolinum G2"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tyle-asian="italic" style:font-size-complex="11pt" style:font-style-complex="italic"/>
    </style:style>
    <style:style style:name="ce241" style:family="table-cell" style:parent-style-name="Default">
      <style:table-cell-properties style:cell-protect="hidden-and-protected" style:print-content="true"/>
      <style:text-properties style:font-name="Linux Biolinum G" fo:font-size="11pt" fo:language="gl" fo:country="ES" style:font-size-asian="11pt" style:font-size-complex="11pt"/>
    </style:style>
    <style:style style:name="ce196" style:family="table-cell" style:parent-style-name="Default" style:data-style-name="N20080">
      <style:table-cell-properties style:cell-protect="hidden-and-protected" style:print-content="true"/>
      <style:text-properties style:font-name="Linux Biolinum G"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 fo:font-size="11pt" style:font-size-asian="11pt" style:font-size-complex="11pt"/>
    </style:style>
    <style:style style:name="ce24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language="gl" fo:country="ES"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54" style:family="table-cell" style:parent-style-name="Default">
      <style:table-cell-properties style:cell-protect="hidden-and-protected" style:print-content="true"/>
      <style:text-properties style:font-name="Linux Biolinum G" fo:font-size="11pt" fo:language="lg" fo:country="UG"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63" style:family="table-cell" style:parent-style-name="Default">
      <style:table-cell-properties style:cell-protect="hidden-and-protected" style:print-content="true" fo:background-color="transparent"/>
      <style:text-properties style:font-name="Linux Biolinum G" fo:font-size="11pt" fo:language="gl" fo:country="ES"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82"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 fo:font-size="11pt" style:font-size-asian="11pt" style:font-size-complex="11pt"/>
    </style:style>
    <style:style style:name="ce28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211" style:family="table-cell" style:parent-style-name="Default" style:data-style-name="N20002">
      <style:table-cell-properties style:cell-protect="hidden-and-protected" style:print-content="true" fo:background-color="transparent"/>
      <style:text-properties style:font-name="Linux Biolinum G"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 fo:font-size="11pt" style:font-size-asian="11pt" style:font-size-complex="11pt"/>
    </style:style>
    <style:style style:name="ce358" style:family="table-cell" style:parent-style-name="Default">
      <style:table-cell-properties style:cell-protect="hidden-and-protected" style:print-content="true" style:text-align-source="fix" style:repeat-content="false"/>
      <style:paragraph-properties fo:text-align="end" fo:margin-left="0cm"/>
    </style:style>
    <style:style style:name="ce383"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19"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299" style:family="table-cell" style:parent-style-name="Default">
      <style:table-cell-properties style:cell-protect="hidden-and-protected" style:print-content="true"/>
      <style:text-properties fo:language="gl" fo:country="ES" style:font-size-asian="10pt" style:font-size-complex="10pt"/>
    </style:style>
    <style:style style:name="ce298" style:family="table-cell" style:parent-style-name="Default">
      <style:table-cell-properties fo:background-color="#fcd4d1"/>
      <style:text-properties style:font-name="Linux Biolinum G" fo:font-size="11pt" fo:language="gl" fo:country="ES" fo:font-weight="bold" style:font-size-asian="11pt" style:font-weight-asian="bold" style:font-size-complex="11pt" style:font-weight-complex="bold"/>
    </style:style>
    <style:style style:name="ce421" style:family="table-cell" style:parent-style-name="Default">
      <style:table-cell-properties fo:background-color="#e0efd4"/>
      <style:text-properties style:font-name="Linux Biolinum G" fo:font-size="11pt" style:font-size-asian="11pt" style:font-size-complex="11pt"/>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italic" style:font-size-asian="11pt" style:font-style-asian="italic" style:font-size-complex="11pt" style:font-style-complex="italic"/>
    </style:style>
    <style:style style:name="ce301" style:family="table-cell" style:parent-style-name="Default">
      <style:table-cell-properties fo:background-color="#fcd4d1"/>
      <style:text-properties style:font-name="Linux Biolinum G" fo:font-size="11pt" style:font-size-asian="11pt" style:font-size-complex="11pt"/>
    </style:style>
    <style:style style:name="ce302" style:family="table-cell" style:parent-style-name="Default">
      <style:table-cell-properties fo:background-color="#e0efd4"/>
      <style:text-properties style:font-name="Linux Biolinum G" fo:font-size="11pt" fo:font-weight="bold" style:font-size-asian="11pt" style:font-weight-asian="bold" style:font-size-complex="11pt" style:font-weight-complex="bold"/>
    </style:style>
    <style:style style:name="ce303"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04"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05" style:family="table-cell" style:parent-style-name="Default">
      <style:table-cell-properties fo:background-color="#e0efd4"/>
      <style:text-properties style:font-name="Linux Biolinum G" fo:font-size="11pt" fo:language="gl" fo:country="ES" fo:font-weight="bold" style:font-size-asian="11pt" style:font-weight-asian="bold" style:font-size-complex="11pt" style:font-weight-complex="bold"/>
    </style:style>
    <style:style style:name="ce306"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8"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32pt" style:font-name-asian="Linux Biolinum G2" style:font-size-asian="32pt" style:font-name-complex="Linux Biolinum G2" style:font-size-complex="32pt"/>
    </style:style>
    <style:style style:name="ce31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italic" style:font-size-asian="11pt" style:font-style-asian="italic" style:font-size-complex="11pt" style:font-style-complex="italic"/>
    </style:style>
    <style:style style:name="ce312"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3"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4" style:family="table-cell" style:parent-style-name="Default" style:data-style-name="N2008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5"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420" style:family="table-cell" style:parent-style-name="Default">
      <style:table-cell-properties fo:background-color="#e0efd4"/>
      <style:text-properties style:font-name="Linux Biolinum G" fo:font-size="11pt" style:font-size-asian="11pt" style:font-size-complex="11pt"/>
      <style:map style:condition="is-true-formula([.$X$6])" style:apply-style-name="Numerador" style:base-cell-address="Periodo.C15"/>
    </style:style>
    <style:style style:name="ce317"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X$4])" style:apply-style-name="Numerador" style:base-cell-address="Periodo.C16"/>
    </style:style>
    <style:style style:name="ce318"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319"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W$16])" style:apply-style-name="Numerador" style:base-cell-address="Periodo.C19"/>
    </style:style>
    <style:style style:name="ce32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W$6]))" style:apply-style-name="Numerador" style:base-cell-address="Periodo.C22"/>
    </style:style>
    <style:style style:name="ce321"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3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U$16])" style:apply-style-name="Numerador" style:base-cell-address="Periodo.C24"/>
    </style:style>
    <style:style style:name="ce322" style:family="table-cell" style:parent-style-name="Default" style:data-style-name="N20000">
      <style:table-cell-properties fo:background-color="#e0efd4"/>
      <style:text-properties style:font-name="Linux Biolinum G" fo:font-size="11pt" style:font-size-asian="11pt" style:font-size-complex="11pt"/>
    </style:style>
    <style:style style:name="ce323" style:family="table-cell" style:parent-style-name="Default" style:data-style-name="N20099">
      <style:table-cell-properties fo:background-color="#e0efd4"/>
      <style:text-properties style:font-name="Linux Biolinum G" fo:font-size="11pt" style:font-size-asian="11pt" style:font-size-complex="11pt"/>
    </style:style>
    <style:style style:name="ce324"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2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Linux Biolinum G2" style:font-size-asian="32pt" style:language-asian="zxx" style:country-asian="none" style:font-style-asian="normal" style:font-weight-asian="normal" style:font-name-complex="Linux Biolinum G2" style:font-size-complex="32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32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330"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37"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X$6])" style:apply-style-name="Numerador" style:base-cell-address="Periodo.C15"/>
    </style:style>
    <style:style style:name="ce332"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X$4])" style:apply-style-name="Numerador" style:base-cell-address="Periodo.C16"/>
    </style:style>
    <style:style style:name="ce333"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34"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5"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W$16])" style:apply-style-name="Numerador" style:base-cell-address="Periodo.C19"/>
    </style:style>
    <style:style style:name="ce33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37"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W$6]))" style:apply-style-name="Numerador" style:base-cell-address="Periodo.C22"/>
    </style:style>
    <style:style style:name="ce4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U$16])" style:apply-style-name="Numerador" style:base-cell-address="Periodo.C24"/>
    </style:style>
    <style:style style:name="ce452"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8"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39"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40"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41"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 fo:font-size="11pt" style:font-size-asian="11pt" style:font-size-complex="11pt"/>
    </style:style>
    <style:style style:name="ce343"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44"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50"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style:font-size-asian="11pt" style:font-style-asian="normal" style:font-size-complex="11pt" style:font-style-complex="normal"/>
    </style:style>
    <style:style style:name="ce351"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52"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53"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5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6"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470"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357"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9"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0"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normal" style:font-size-asian="11pt" style:font-style-asian="normal" style:font-size-complex="11pt" style:font-style-complex="normal"/>
    </style:style>
    <style:style style:name="ce361"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2"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36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69"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70"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71"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7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374"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37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76"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346" style:family="table-cell" style:parent-style-name="Default" style:data-style-name="N20000">
      <style:text-properties style:font-name="Linux Biolinum G" fo:font-size="11pt" style:font-size-asian="11pt" style:font-size-complex="11pt"/>
    </style:style>
    <style:style style:name="ce377" style:family="table-cell" style:parent-style-name="Default">
      <style:table-cell-properties fo:background-color="#fcd4d1"/>
      <style:text-properties style:font-name="Linux Biolinum G" fo:font-size="11pt" fo:font-weight="bold" style:font-size-asian="11pt" style:font-weight-asian="bold" style:font-size-complex="11pt" style:font-weight-complex="bold"/>
    </style:style>
    <style:style style:name="ce378"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494"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79"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80" style:family="table-cell" style:parent-style-name="Default">
      <style:table-cell-properties fo:background-color="#e0efd4"/>
      <style:text-properties style:font-name="Linux Biolinum G" fo:font-size="11pt" style:font-size-asian="11pt" style:font-size-complex="11pt"/>
      <style:map style:condition="is-true-formula(NOT([.$V$12]))" style:apply-style-name="Numerador" style:base-cell-address="Altura.C13"/>
    </style:style>
    <style:style style:name="ce381"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V$12]))" style:apply-style-name="Numerador" style:base-cell-address="Altura.C13"/>
    </style:style>
    <style:style style:name="ce382"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84"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500"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385"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86" style:family="table-cell" style:parent-style-name="Default">
      <style:table-cell-properties fo:background-color="#e0efd4"/>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ce38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map style:condition="is-true-formula(NOT([.$V$12]))" style:apply-style-name="Numerador" style:base-cell-address="Altura.C13"/>
    </style:style>
    <style:style style:name="ce388"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V$12]))" style:apply-style-name="Numerador" style:base-cell-address="Altura.C13"/>
    </style:style>
    <style:style style:name="ce389"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17"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U$6]))" style:apply-style-name="Numerador" style:base-cell-address="Peso.C13"/>
    </style:style>
    <style:style style:name="ce392"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51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OR([.$T$12];[.$U$6])))" style:apply-style-name="Numerador" style:base-cell-address="Peso.F19"/>
    </style:style>
    <style:style style:name="ce394" style:family="table-cell" style:parent-style-name="Default">
      <style:table-cell-properties fo:background-color="#e0efd4"/>
      <style:text-properties style:font-name="Linux Biolinum G" fo:font-size="11pt" fo:language="es" fo:country="ES" fo:font-weight="bold" style:font-size-asian="11pt" style:font-weight-asian="bold" style:font-size-complex="11pt" style:font-weight-complex="bold"/>
    </style:style>
    <style:style style:name="ce51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OR([.$T$8];[.$U$6])))" style:apply-style-name="Numerador" style:base-cell-address="Peso.G13"/>
    </style:style>
    <style:style style:name="ce524"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T$12]))" style:apply-style-name="Numerador" style:base-cell-address="Peso.G16"/>
    </style:style>
    <style:style style:name="ce397"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51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OR([.$T$12];[.$U$6])))" style:apply-style-name="Numerador" style:base-cell-address="Peso.F19"/>
    </style:style>
    <style:style style:name="ce399"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400"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31" style:family="table-cell" style:parent-style-name="Default">
      <style:table-cell-properties fo:background-color="#ffffff"/>
      <style:text-properties style:font-name="Linux Biolinum G" fo:font-size="11pt" style:font-size-asian="11pt" style:font-size-complex="11pt"/>
    </style:style>
    <style:style style:name="ce390" style:family="table-cell" style:parent-style-name="Default" style:data-style-name="N20099">
      <style:text-properties style:font-name="Linux Biolinum G" fo:font-size="11pt" style:font-size-asian="11pt" style:font-size-complex="11pt"/>
    </style:style>
    <style:style style:name="ce544" style:family="table-cell" style:parent-style-name="Default">
      <style:table-cell-properties fo:background-color="#e0efd4"/>
      <style:text-properties style:font-name="Linux Biolinum G" fo:font-size="11pt" fo:language="gl" fo:country="ES" style:font-size-asian="11pt" style:font-size-complex="11pt"/>
    </style:style>
    <style:style style:name="ce40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italic" style:font-size-asian="11pt" style:font-style-asian="italic" style:font-size-complex="11pt" style:font-style-complex="italic"/>
    </style:style>
    <style:style style:name="ce536"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X$2]))" style:apply-style-name="Numerador" style:base-cell-address="Enerxia.C15"/>
    </style:style>
    <style:style style:name="ce404"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Segoe UI2" style:font-size-asian="11pt" style:language-asian="zxx" style:country-asian="none" style:font-style-asian="italic" style:font-weight-asian="normal" style:font-name-complex="Segoe UI2" style:font-size-complex="11pt" style:language-complex="zxx" style:country-complex="none" style:font-style-complex="italic" style:font-weight-complex="normal" style:text-emphasize="none" style:font-relief="none" style:text-overline-style="none" style:text-overline-color="font-color"/>
    </style:style>
    <style:style style:name="ce523" style:family="table-cell" style:parent-style-name="Default">
      <style:table-cell-properties fo:background-color="#e0efd4"/>
      <style:text-properties style:font-name="Linux Biolinum G" fo:font-size="11pt" style:font-size-asian="11pt" style:font-size-complex="11pt"/>
      <style:map style:condition="is-true-formula(NOT([.$X$2]))" style:apply-style-name="Numerador" style:base-cell-address="Enerxia.C15"/>
    </style:style>
    <style:style style:name="ce521"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Y$6])" style:apply-style-name="Numerador" style:base-cell-address="Enerxia.G12"/>
    </style:style>
    <style:style style:name="ce406"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526"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NOT(OR([.$X$2];NOT([.$W$2]))))" style:apply-style-name="Numerador" style:base-cell-address="Enerxia.G15"/>
    </style:style>
    <style:style style:name="ce542"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Y$4])" style:apply-style-name="Numerador" style:base-cell-address="Enerxia.G20"/>
    </style:style>
    <style:style style:name="ce529"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409" style:family="table-cell" style:parent-style-name="Default">
      <style:table-cell-properties fo:border-bottom="0.99pt solid #000000" fo:background-color="#e0efd4" fo:border-left="none" fo:border-right="none" fo:border-top="none"/>
      <style:text-properties style:font-name="Linux Biolinum G" fo:font-size="11pt" style:font-size-asian="11pt" style:font-size-complex="11pt"/>
    </style:style>
    <style:style style:name="ce411"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546" style:family="table-cell" style:parent-style-name="Default">
      <style:table-cell-properties fo:background-color="#e6e6ff" style:text-align-source="fix" style:repeat-content="false" style:vertical-align="middle"/>
      <style:paragraph-properties fo:text-align="start" fo:margin-left="0cm"/>
      <style:text-properties style:font-name="Linux Biolinum G" fo:font-size="11pt" style:font-size-asian="11pt" style:font-size-complex="11pt"/>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text-position="0% 100%" style:font-name="Segoe UI2"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2" style:font-size-asian="5.09999990463257pt" style:language-asian="zxx" style:country-asian="none" style:font-style-asian="normal" style:font-weight-asian="normal" style:font-name-complex="Segoe UI2"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marker-start="Fin_20_de_20_línea_20_55"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graphic-properties draw:marker-start="Fin_20_de_20_línea_20_57"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59"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graphic-properties draw:marker-start="Arrow" draw:marker-start-width="0.2cm" draw:marker-start-center="false" draw:fill="solid" draw:fill-color="#ffffc0" draw:auto-grow-height="true" draw:auto-grow-width="false" fo:min-height="3.545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1" style:family="graphic">
      <style:graphic-properties draw:marker-start="Fin_20_de_20_línea_20_1" draw:marker-start-width="0.2cm" draw:marker-start-center="false" draw:fill="solid" draw:fill-color="#ffffc0" draw:auto-grow-height="true" draw:auto-grow-width="false" fo:max-width="12cm" fo:min-height="0.791cm" fo:min-width="2.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2"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2" style:font-size-asian="5.09999990463257pt" style:language-asian="zxx" style:country-asian="none" style:font-style-asian="normal" style:font-weight-asian="normal" style:font-name-complex="Segoe UI2"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text-position="0% 100%" style:font-name="Segoe UI2"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2" style:font-size-asian="5.09999990463257pt" style:language-asian="zxx" style:country-asian="none" style:font-style-asian="normal" style:font-weight-asian="normal" style:font-name-complex="Segoe UI2"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 style:font-name-asian="Segoe UI" style:font-name-complex="Segoe UI"/>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name="Linux Biolinum G"/>
    </style:style>
    <style:style style:name="T8" style:family="text">
      <style:text-properties style:font-name="Linux Biolinum G3"/>
    </style:style>
    <style:style style:name="T9" style:family="text">
      <style:text-properties fo:language="gl" fo:country="ES"/>
    </style:style>
    <style:style style:name="T10" style:family="text">
      <style:text-properties fo:font-style="italic" style:font-style-asian="italic" style:font-style-complex="italic"/>
    </style:style>
    <style:style style:name="T11" style:family="text">
      <style:text-properties style:font-name="Linux Biolinum G" style:font-name-asian="Linux Biolinum G" style:font-name-complex="Linux Biolinum G"/>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98:$Introd.$A$99])" table:allow-empty-cell="true" table:display-list="unsorted" table:base-cell-address="Introd.D24">
          <table:error-message table:message-type="stop" table:display="true"/>
        </table:content-validation>
        <table:content-validation table:name="val2" table:condition="of:cell-content-is-in-list([$Axuda.$AA$1:$Axuda.$AA$2])" table:allow-empty-cell="false" table:display-list="unsorted" table:base-cell-address="Axuda.B24">
          <table:error-message table:message-type="stop" table:display="true"/>
        </table:content-validation>
        <table:content-validation table:name="val3" table:condition="of:cell-content-is-whole-number() and cell-content-is-between(1,6)" table:allow-empty-cell="true" table:base-cell-address="Introd.A1">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Enunciado.B18">
          <table:error-message table:message-type="stop" table:display="true"/>
        </table:content-validation>
        <table:content-validation table:name="val5" table:condition="of:cell-content-is-in-list([$Enunciado.$AE$3:$Enunciado.$AE$4])" table:allow-empty-cell="false" table:display-list="unsorted" table:base-cell-address="Enunciado.B23">
          <table:error-message table:message-type="stop" table:display="true"/>
        </table:content-validation>
        <table:content-validation table:name="val6" table:condition="of:cell-content-is-in-list([$Enunciado.$V$3:$Enunciado.$V$4])" table:allow-empty-cell="false" table:display-list="unsorted" table:base-cell-address="Introd.A1">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5])" table:allow-empty-cell="false" table:display-list="unsorted" table:base-cell-address="Enunciado.C24">
          <table:error-message table:message-type="stop" table:display="true"/>
        </table:content-validation>
        <table:content-validation table:name="val10" table:condition="of:cell-content-is-in-list([$Enunciado.$W$3:$Enunciado.$W$4])" table:allow-empty-cell="false" table:display-list="unsorted" table:base-cell-address="Introd.A1">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false" table:display-list="unsorted" table:base-cell-address="Enunciado.F6">
          <table:error-message table:message-type="stop" table:display="true"/>
        </table:content-validation>
        <table:content-validation table:name="val13" table:condition="of:cell-content-is-in-list([$Enunciado.$AA$3:$Enunciado.$AA$8])" table:allow-empty-cell="fals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A1">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A1">
          <table:error-message table:message-type="stop" table:display="true"/>
        </table:content-validation>
        <table:content-validation table:name="val18" table:condition="of:cell-content-is-in-list([$Enunciado.$L$68:$Enunciado.$L$69])" table:allow-empty-cell="true" table:display-list="unsorted" table:base-cell-address="Enunciado.L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37"/>
        <table:table-column table:style-name="co2" table:default-cell-style-name="ce37"/>
        <table:table-column table:style-name="co3" table:default-cell-style-name="ce37"/>
        <table:table-column table:style-name="co4" table:number-columns-repeated="2" table:default-cell-style-name="ce37"/>
        <table:table-column table:style-name="co5" table:default-cell-style-name="ce37"/>
        <table:table-column table:style-name="co4" table:default-cell-style-name="ce50"/>
        <table:table-column table:style-name="co6" table:default-cell-style-name="ce37"/>
        <table:table-column table:style-name="co4" table:default-cell-style-name="ce37"/>
        <table:table-column table:style-name="co7" table:default-cell-style-name="ce37"/>
        <table:table-column table:style-name="co8" table:default-cell-style-name="ce37"/>
        <table:table-column table:style-name="co9" table:default-cell-style-name="ce37"/>
        <table:table-column table:style-name="co8" table:default-cell-style-name="ce37"/>
        <table:table-column table:style-name="co10" table:number-columns-repeated="51" table:default-cell-style-name="ce37"/>
        <table:table-row table:style-name="ro1">
          <table:table-cell table:style-name="ce28" office:value-type="string" calcext:value-type="string">
            <text:p>Advertencia</text:p>
          </table:table-cell>
          <table:table-cell table:style-name="ce33" table:number-columns-repeated="3"/>
          <table:table-cell table:style-name="ce47"/>
          <table:table-cell table:style-name="ce33" office:value-type="string" calcext:value-type="string">
            <text:p>Ir a…</text:p>
          </table:table-cell>
          <table:table-cell table:style-name="ce47"/>
          <table:table-cell table:style-name="ce33" table:number-columns-repeated="7"/>
          <table:table-cell table:style-name="ce33" office:value-type="float" office:value="1" calcext:value-type="float">
            <text:p>1</text:p>
          </table:table-cell>
          <table:table-cell table:style-name="ce33"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28"/>
          <table:table-cell table:style-name="ce33" table:number-columns-repeated="3"/>
          <table:table-cell table:style-name="ce47"/>
          <table:table-cell table:style-name="ce19" office:value-type="string" calcext:value-type="string">
            <text:p><text:a xlink:href="#Enunciado" xlink:type="simple">Enunciado</text:a></text:p>
          </table:table-cell>
          <table:table-cell table:style-name="ce47"/>
          <table:table-cell table:style-name="ce33"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29" office:value-type="string" calcext:value-type="string">
            <text:p>Este documento contén macros que executan unha serie de</text:p>
          </table:table-cell>
          <table:table-cell table:style-name="ce33" table:number-columns-repeated="2"/>
          <table:table-cell table:style-name="ce48" office:value-type="string" calcext:value-type="string">
            <text:p><text:span text:style-name="T4"><text:a xlink:href="#DescrFunc" xlink:type="simple">funcións</text:a></text:span><text:span text:style-name="T4">.</text:span></text:p>
          </table:table-cell>
          <table:table-cell table:style-name="ce42"/>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0" office:value-type="string" calcext:value-type="string">
            <text:p>Se os cálculos non funcionan, faga clic no menú</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 LibreOffice → Seguranza → Seguranza de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no botón</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Seguranza d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e poña a seguranza en «Media».</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eche o documento e volva a abrilo activando 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Isto fai máis vulnerable o computador.</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Se descargou esta folla de:</text:p>
          </table:table-cell>
          <table:table-cell table:style-name="ce33"/>
          <table:table-cell table:style-name="ce5" office:value-type="string" calcext:value-type="string">
            <text:p><text:a xlink:href="http://www.xente.mundo-r.com/alfonbarba/CalculoGal.html" xlink:type="simple">Follas de Cálculo</text:a></text:p>
          </table:table-cell>
          <table:table-cell table:style-name="ce3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as macros que hai só desenvolven unha serie de funcións para manexar formatos de número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 non son perigosas. Se descargouna doutro lado, non garanto a súa segurida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Instru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4" office:value-type="string" calcext:value-type="string">
            <text:p>Faga unha copia de seguridade deste documento antes de empezar a usalo!</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Non copie nunca unha cela de Menú (fondo salmón) en outra! Desaparecerán os menú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Se non fixo a copia de seguridade, a única solución é</text:p>
          </table:table-cell>
          <table:table-cell table:style-name="ce33" table:number-columns-repeated="2"/>
          <table:table-cell table:style-name="ce19" office:value-type="string" calcext:value-type="string">
            <text:p><text:a xlink:href="http://www.xente.mundo-r.com/alfonbarba/CalculoGal.html" xlink:type="simple">descargar</text:a></text:p>
          </table:table-cell>
          <table:table-cell table:style-name="ce30" office:value-type="string" calcext:value-type="string">
            <text:p>outra vez este documento.</text:p>
          </table:table-cell>
          <table:table-cell table:style-name="ce33"/>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abaixo na pestana Enunciado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9" office:value-type="string" calcext:value-type="string">
            <text:p><text:a xlink:href="#Enunciado" xlink:type="simple">Enunciado</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Teclee os datos nas celas de cor branca e borde azul</text:p>
          </table:table-cell>
          <table:table-cell table:style-name="ce33" table:number-columns-repeated="2"/>
          <table:table-cell table:style-name="DatoEntrada"/>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Elixa algunha das opcións nas celas de cor salmón</text:p>
          </table:table-cell>
          <table:table-cell table:style-name="ce33" table:number-columns-repeated="2"/>
          <table:table-cell table:style-name="Desplegable" table:content-validation-name="val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máis axuda, faga clic abaixo na pestana Axuda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41" office:value-type="string" calcext:value-type="string">
            <text:p><text:a xlink:href="#NotasAyuda" xlink:type="simple">Axuda</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Aclara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0" office:value-type="string" calcext:value-type="string">
            <text:p>Para ver ben os subíndices ou superíndices necesítase unha fonte UNICO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un tipo de letra que contén máis símbolos que os normai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ste documento utiliza as fontes Linux Biolinum G que agrupa as cifras de tres en tres</text:p>
          </table:table-cell>
          <table:table-cell table:style-name="ce33" table:number-columns-repeated="4"/>
          <table:table-cell table:style-name="ce33" office:value-type="float" office:value="1234567890" calcext:value-type="float">
            <text:p>1234567890</text:p>
          </table:table-cell>
          <table:table-cell table:style-name="ce47"/>
          <table:table-cell table:style-name="ce33" table:number-columns-repeated="10"/>
          <table:table-cell table:number-columns-repeated="47"/>
        </table:table-row>
        <table:table-row table:style-name="ro1">
          <table:table-cell table:style-name="ce19" office:value-type="string" calcext:value-type="string">
            <text:p>e <text:span text:style-name="T3"><text:a xlink:href="http://numbertext.org/linux/" xlink:type="simple">Linux Libertine G</text:a></text:span> para escribir os subíndices e superíndices das fórmulas químicas</text:p>
          </table:table-cell>
          <table:table-cell table:style-name="ce33" table:number-columns-repeated="4"/>
          <table:table-cell table:style-name="ce77" office:value-type="string" calcext:value-type="string">
            <text:p>H_3O^+<text:span text:style-name="T5"> </text:span></text:p>
          </table:table-cell>
          <table:table-cell table:style-name="ce47" office:value-type="string" calcext:value-type="string">
            <text:p>H_3O^+</text:p>
          </table:table-cell>
          <table:table-cell table:style-name="ce33" table:number-columns-repeated="10"/>
          <table:table-cell table:number-columns-repeated="47"/>
        </table:table-row>
        <table:table-row table:style-name="ro1">
          <table:table-cell table:style-name="ce30" office:value-type="string" calcext:value-type="string">
            <text:p>Se aparece</text:p>
          </table:table-cell>
          <table:table-cell table:style-name="ce38" table:formula="of:=NA()" office:value-type="string" office:string-value="" calcext:value-type="error">
            <text:p>#N/D</text:p>
          </table:table-cell>
          <table:table-cell table:style-name="ce30" office:value-type="string" calcext:value-type="string">
            <text:p>nalgunha cela haberá que revisar os menús despregables.</text:p>
          </table:table-cell>
          <table:table-cell table:style-name="ce33" table:number-columns-repeated="3"/>
          <table:table-cell table:style-name="ce47"/>
          <table:table-cell table:style-name="ce33" table:number-columns-repeated="10"/>
          <table:table-cell table:number-columns-repeated="47"/>
        </table:table-row>
        <table:table-row table:style-name="ro1">
          <table:table-cell table:style-name="ce30" office:value-type="string" calcext:value-type="string">
            <text:p>O máis probable é que queden opcións dun problema anterior que xa non son válidas </text:p>
          </table:table-cell>
          <table:table-cell table:style-name="ce33" table:number-columns-repeated="2"/>
          <table:table-cell table:style-name="ce4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o problema actual. Despregue os menús en cor salmón e elixa un dos ítems da lista.</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ódense ver máis decimais nos datos de entrada coa opción</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Calc → Calcular → Limitar <text:s/>os decimais</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oñendo máis decimais ou quitando a marca.</text:p>
          </table:table-cell>
          <table:table-cell table:style-name="ce33" table:number-columns-repeated="3"/>
          <table:table-cell table:style-name="ce41"/>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4" office:value-type="string" calcext:value-type="string">
            <text:p>Funcións</text:p>
          </table:table-cell>
          <table:table-cell table:style-name="ce33" table:number-columns-repeated="4"/>
          <table:table-cell table:style-name="ce34" office:value-type="string" calcext:value-type="string">
            <text:p>Exemplos</text:p>
          </table:table-cell>
          <table:table-cell table:style-name="ce47"/>
          <table:table-cell table:style-name="ce33" table:number-columns-repeated="10"/>
          <table:table-cell table:number-columns-repeated="47"/>
        </table:table-row>
        <table:table-row table:style-name="ro1">
          <table:table-cell table:style-name="ce33" table:number-columns-repeated="5"/>
          <table:table-cell table:style-name="ce44" office:value-type="string" calcext:value-type="string">
            <text:p>número</text:p>
          </table:table-cell>
          <table:table-cell table:style-name="ce38" office:value-type="string" calcext:value-type="string">
            <text:p>sig</text:p>
          </table:table-cell>
          <table:table-cell table:style-name="ce47" office:value-type="string" calcext:value-type="string">
            <text:p>cifras</text:p>
          </table:table-cell>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NumForma(número; signif; cifras)</text:p>
          </table:table-cell>
          <table:table-cell table:style-name="ce33"/>
          <table:table-cell table:style-name="ce16" office:value-type="string" calcext:value-type="string">
            <text:p>Da un texto co número en notación decimal ou científica</text:p>
          </table:table-cell>
          <table:table-cell table:style-name="ce33" table:number-columns-repeated="2"/>
          <table:table-cell table:style-name="ce45"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2" calcext:value-type="float">
            <text:p>2</text:p>
          </table:table-cell>
          <table:table-cell table:style-name="ce44" table:formula="of:=NUMFORMA([.F43];[.G43];[.H43])" office:value-type="string" office:string-value="0,01235" calcext:value-type="string">
            <text:p>0,01235</text:p>
          </table:table-cell>
          <table:table-cell table:style-name="ce36" table:formula="of:=FORMULA([.I43])" office:value-type="string" office:string-value="=NUMFORMA(F43;G43;H43)" calcext:value-type="string">
            <text:p>=NUMFORMA(F43;G43;H43)</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lt;1 e a 1ª posición decimal é menor ou igual que «cifras»</text:p>
          </table:table-cell>
          <table:table-cell table:style-name="ce16"/>
          <table:table-cell table:style-name="ce33" table:number-columns-repeated="2"/>
          <table:table-cell table:style-name="ce45" table:formula="of:=[.F43]"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1" calcext:value-type="float">
            <text:p>1</text:p>
          </table:table-cell>
          <table:table-cell table:style-name="ce44" table:formula="of:=NUMFORMA([.F44];[.G44];[.H44])" office:value-type="string" office:string-value="1,235·10⁻²" calcext:value-type="string">
            <text:p>1,235·10⁻²</text:p>
          </table:table-cell>
          <table:table-cell table:style-name="ce36" table:formula="of:=FORMULA([.I44])" office:value-type="string" office:string-value="=NUMFORMA(F44;G44;H44)" calcext:value-type="string">
            <text:p>=NUMFORMA(F44;G44;H44)</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gt;1 e o n.º de cifras da parte enteira é menor ou igual que «cifras»</text:p>
          </table:table-cell>
          <table:table-cell table:style-name="ce16"/>
          <table:table-cell table:style-name="ce33" table:number-columns-repeated="2"/>
          <table:table-cell table:style-name="ce45" office:value-type="float" office:value="1234" calcext:value-type="float">
            <text:p>1234</text:p>
          </table:table-cell>
          <table:table-cell table:style-name="ce57"/>
          <table:table-cell table:style-name="ce57" office:value-type="float" office:value="4" calcext:value-type="float">
            <text:p>4</text:p>
          </table:table-cell>
          <table:table-cell table:style-name="ce44" table:formula="of:=NUMFORMA([.F45];[.G45];[.H45])" office:value-type="string" office:string-value="0" calcext:value-type="string">
            <text:p>0</text:p>
          </table:table-cell>
          <table:table-cell table:style-name="ce36" table:formula="of:=FORMULA([.I45])" office:value-type="string" office:string-value="=NUMFORMA(F45;G45;H45)" calcext:value-type="string">
            <text:p>=NUMFORMA(F45;G45;H45)</text:p>
          </table:table-cell>
          <table:table-cell table:style-name="ce33" table:number-columns-repeated="7"/>
          <table:table-cell table:number-columns-repeated="47"/>
        </table:table-row>
        <table:table-row table:style-name="ro1">
          <table:table-cell table:style-name="ce184" office:value-type="string" calcext:value-type="string">
            <text:p>científica</text:p>
          </table:table-cell>
          <table:table-cell table:style-name="ce16" office:value-type="string" calcext:value-type="string">
            <text:p>no resto dos casos</text:p>
          </table:table-cell>
          <table:table-cell table:style-name="ce33" table:number-columns-repeated="3"/>
          <table:table-cell table:style-name="ce45" table:formula="of:=[.F45]" office:value-type="float" office:value="1234" calcext:value-type="float">
            <text:p>1234</text:p>
          </table:table-cell>
          <table:table-cell table:style-name="ce57"/>
          <table:table-cell table:style-name="ce57" office:value-type="float" office:value="3" calcext:value-type="float">
            <text:p>3</text:p>
          </table:table-cell>
          <table:table-cell table:style-name="ce44" table:formula="of:=NUMFORMA([.F46];[.G46];[.H46])" office:value-type="string" office:string-value="1·10³" calcext:value-type="string">
            <text:p>1·10³</text:p>
          </table:table-cell>
          <table:table-cell table:style-name="ce36" table:formula="of:=FORMULA([.I46])" office:value-type="string" office:string-value="=NUMFORMA(F46;G46;H46)" calcext:value-type="string">
            <text:p>=NUMFORMA(F46;G46;H46)</text:p>
          </table:table-cell>
          <table:table-cell table:style-name="ce33" table:number-columns-repeated="7"/>
          <table:table-cell table:number-columns-repeated="47"/>
        </table:table-row>
        <table:table-row table:style-name="ro1">
          <table:table-cell table:style-name="ce33"/>
          <table:table-cell table:style-name="ce17" office:value-type="string" calcext:value-type="string">
            <text:p>número</text:p>
          </table:table-cell>
          <table:table-cell table:style-name="ce16" office:value-type="string" calcext:value-type="string">
            <text:p>O número que se vai converter en texto</text:p>
          </table:table-cell>
          <table:table-cell table:style-name="ce33" table:number-columns-repeated="2"/>
          <table:table-cell table:style-name="ce45" office:value-type="float" office:value="-0.0014" calcext:value-type="float">
            <text:p>-0,0014</text:p>
          </table:table-cell>
          <table:table-cell table:style-name="ce57"/>
          <table:table-cell table:style-name="ce57" office:value-type="float" office:value="2" calcext:value-type="float">
            <text:p>2</text:p>
          </table:table-cell>
          <table:table-cell table:style-name="ce44" table:formula="of:=NUMFORMA([.F47];[.G47];[.H47])" office:value-type="string" office:string-value="-1·10⁻³" calcext:value-type="string">
            <text:p>-1·10⁻³</text:p>
          </table:table-cell>
          <table:table-cell table:style-name="ce36" table:formula="of:=FORMULA([.I47])" office:value-type="string" office:string-value="=NUMFORMA(F47;G47;H47)" calcext:value-type="string">
            <text:p>=NUMFORMA(F47;G47;H47)</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cifras</text:p>
          </table:table-cell>
          <table:table-cell table:style-name="ce16" office:value-type="string" calcext:value-type="string">
            <text:p>Decide entre notación decimal ou científica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33" table:number-columns-repeated="5"/>
          <table:table-cell table:style-name="ce44" office:value-type="string" calcext:value-type="string">
            <text:p>textoNum</text:p>
          </table:table-cell>
          <table:table-cell table:style-name="ce38"/>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textoNum)</text:p>
          </table:table-cell>
          <table:table-cell table:style-name="ce33"/>
          <table:table-cell table:style-name="ce16" office:value-type="string" calcext:value-type="string">
            <text:p>Calcula o valor dun texto numérico</text:p>
          </table:table-cell>
          <table:table-cell table:style-name="ce33" table:number-columns-repeated="2"/>
          <table:table-cell table:style-name="ce27" office:value-type="string" calcext:value-type="string">
            <text:p>2,00·10⁻³</text:p>
          </table:table-cell>
          <table:table-cell table:style-name="ce38"/>
          <table:table-cell table:style-name="ce33"/>
          <table:table-cell table:style-name="ce49" table:formula="of:=AVALOR([.F51])" office:value-type="float" office:value="0.002" calcext:value-type="float">
            <text:p>0,002</text:p>
          </table:table-cell>
          <table:table-cell table:style-name="ce36" table:formula="of:=FORMULA([.I51])" office:value-type="string" office:string-value="=AVALOR(F51)" calcext:value-type="string">
            <text:p>=AVALOR(F51)</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textoNum</text:p>
          </table:table-cell>
          <table:table-cell table:style-name="ce16" office:value-type="string" calcext:value-type="string">
            <text:p>Número en formato de texto</text:p>
          </table:table-cell>
          <table:table-cell table:style-name="ce33" table:number-columns-repeated="5"/>
          <table:table-cell table:style-name="ce47"/>
          <table:table-cell table:style-name="ce36"/>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47" office:value-type="string" calcext:value-type="string">
            <text:p>signif</text:p>
          </table:table-cell>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NumForma(número; signif))</text:p>
          </table:table-cell>
          <table:table-cell table:style-name="ce33"/>
          <table:table-cell table:style-name="ce16" office:value-type="string" calcext:value-type="string">
            <text:p>Da o número recortado ás cifras significativas</text:p>
          </table:table-cell>
          <table:table-cell table:style-name="ce33" table:number-columns-repeated="2"/>
          <table:table-cell table:style-name="ce45" office:value-type="float" office:value="1234567890" calcext:value-type="float">
            <text:p>1234567890</text:p>
          </table:table-cell>
          <table:table-cell table:style-name="ce57" office:value-type="float" office:value="4" calcext:value-type="float">
            <text:p>4</text:p>
          </table:table-cell>
          <table:table-cell table:style-name="ce33"/>
          <table:table-cell table:style-name="ce36" table:formula="of:=AVALOR(NUMFORMA([.F54];[.G54]))" office:value-type="float" office:value="1235000000" calcext:value-type="float">
            <text:p>1235000000</text:p>
          </table:table-cell>
          <table:table-cell table:style-name="ce36" table:formula="of:=FORMULA([.I54])" office:value-type="string" office:string-value="=AVALOR(NUMFORMA(F54;G54))" calcext:value-type="string">
            <text:p>=AVALOR(NUMFORMA(F54;G54))</text:p>
          </table:table-cell>
          <table:table-cell table:style-name="ce33" table:number-columns-repeated="7"/>
          <table:table-cell table:number-columns-repeated="47"/>
        </table:table-row>
        <table:table-row table:style-name="ro1">
          <table:table-cell table:style-name="ce9"/>
          <table:table-cell table:style-name="ce33"/>
          <table:table-cell table:style-name="ce16" office:value-type="string" calcext:value-type="string">
            <text:p>pero non amosa os ceros decimais á dereita</text:p>
          </table:table-cell>
          <table:table-cell table:style-name="ce33" table:number-columns-repeated="2"/>
          <table:table-cell table:style-name="ce46" office:value-type="float" office:value="0.082" calcext:value-type="float">
            <text:p>0,082</text:p>
          </table:table-cell>
          <table:table-cell table:style-name="ce57" office:value-type="float" office:value="4" calcext:value-type="float">
            <text:p>4</text:p>
          </table:table-cell>
          <table:table-cell table:style-name="ce33"/>
          <table:table-cell table:style-name="ce36" table:formula="of:=AVALOR(NUMFORMA([.F55];[.G55]))" office:value-type="float" office:value="0.082" calcext:value-type="float">
            <text:p>0,082</text:p>
          </table:table-cell>
          <table:table-cell table:style-name="ce36" table:formula="of:=FORMULA([.I55])" office:value-type="string" office:string-value="=AVALOR(NUMFORMA(F55;G55))" calcext:value-type="string">
            <text:p>=AVALOR(NUMFORMA(F55;G55))</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número</text:p>
          </table:table-cell>
          <table:table-cell table:style-name="ce16" office:value-type="string" calcext:value-type="string">
            <text:p>O número que se vai recortar ou ampliar</text:p>
          </table:table-cell>
          <table:table-cell table:style-name="ce33" table:number-columns-repeated="2"/>
          <table:table-cell table:style-name="DatoEntrada" office:value-type="float" office:value="299792458" calcext:value-type="float">
            <text:p>299792458</text:p>
          </table:table-cell>
          <table:table-cell table:style-name="ce33" table:number-columns-repeated="2"/>
          <table:table-cell table:style-name="ce36" table:formula="of:=AVALOR(NUMFORMA([.F56]))" office:value-type="float" office:value="300000000" calcext:value-type="float">
            <text:p>300000000</text:p>
          </table:table-cell>
          <table:table-cell table:style-name="ce36" table:formula="of:=FORMULA([.I56])" office:value-type="string" office:string-value="=AVALOR(NUMFORMA(F56))" calcext:value-type="string">
            <text:p>=AVALOR(NUMFORMA(F56))</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5" table:formula="of:=PI()" office:value-type="float" office:value="3.14159265358979" calcext:value-type="float">
            <text:p>3,14159265358979</text:p>
          </table:table-cell>
          <table:table-cell table:style-name="ce57" office:value-type="float" office:value="6" calcext:value-type="float">
            <text:p>6</text:p>
          </table:table-cell>
          <table:table-cell table:style-name="ce33"/>
          <table:table-cell table:style-name="ce36" table:formula="of:=AVALOR(NUMFORMA([.F57];[.G57]))" office:value-type="float" office:value="3.14159" calcext:value-type="float">
            <text:p>3,14159</text:p>
          </table:table-cell>
          <table:table-cell table:style-name="ce36" table:formula="of:=FORMULA([.I57])" office:value-type="string" office:string-value="=AVALOR(NUMFORMA(F57;G57))" calcext:value-type="string">
            <text:p>=AVALOR(NUMFORMA(F57;G57))</text:p>
          </table:table-cell>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36"/>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2"/>
          <table:table-cell table:style-name="ce36" table:number-columns-repeated="2"/>
          <table:table-cell table:style-name="ce33" table:number-columns-repeated="3"/>
          <table:table-cell table:number-columns-repeated="47"/>
        </table:table-row>
        <table:table-row table:style-name="ro1">
          <table:table-cell table:style-name="ce9" office:value-type="string" calcext:value-type="string">
            <text:p>Exponente(número)</text:p>
          </table:table-cell>
          <table:table-cell table:style-name="ce33"/>
          <table:table-cell table:style-name="ce16" office:value-type="string" calcext:value-type="string">
            <text:p>Da un texto co número como expoñente</text:p>
          </table:table-cell>
          <table:table-cell table:style-name="ce33" table:number-columns-repeated="2"/>
          <table:table-cell table:style-name="ce45" office:value-type="float" office:value="-3" calcext:value-type="float">
            <text:p>-3</text:p>
          </table:table-cell>
          <table:table-cell table:style-name="ce36"/>
          <table:table-cell table:style-name="ce33"/>
          <table:table-cell table:style-name="ce44" table:formula="of:=exponente([.F59])" office:value-type="string" office:string-value="" calcext:value-type="error">
            <text:p>#¿NOMBRE?</text:p>
          </table:table-cell>
          <table:table-cell table:style-name="ce36" table:formula="of:=FORMULA([.I59])" office:value-type="string" office:string-value="=exponente(F59)" calcext:value-type="string">
            <text:p>=exponente(F59)</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table:table-cell table:style-name="ce33" table:number-columns-repeated="4"/>
          <table:table-cell table:style-name="ce45"/>
          <table:table-cell table:style-name="ce36"/>
          <table:table-cell table:style-name="ce33"/>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4" office:value-type="string" calcext:value-type="string">
            <text:p>número</text:p>
          </table:table-cell>
          <table:table-cell table:style-name="ce88" office:value-type="string" calcext:value-type="string">
            <text:p>expoñente</text:p>
          </table:table-cell>
          <table:table-cell table:style-name="ce36"/>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ntreParent(número, exponente)</text:p>
          </table:table-cell>
          <table:table-cell table:style-name="ce18"/>
          <table:table-cell table:style-name="ce16" office:value-type="string" calcext:value-type="string">
            <text:p>Da un texto co número entre paréntese se é negativo</text:p>
          </table:table-cell>
          <table:table-cell table:style-name="ce33" table:number-columns-repeated="2"/>
          <table:table-cell table:style-name="ce45" office:value-type="float" office:value="-6.28" calcext:value-type="float">
            <text:p>-6,28</text:p>
          </table:table-cell>
          <table:table-cell table:style-name="ce36" table:number-columns-repeated="2"/>
          <table:table-cell table:style-name="ce44" table:formula="of:=ENTREPARENT([.F62])" office:value-type="string" office:string-value="(-6,28)" calcext:value-type="string">
            <text:p>(-6,28)</text:p>
          </table:table-cell>
          <table:table-cell table:style-name="ce36" table:formula="of:=FORMULA([.I62])" office:value-type="string" office:string-value="=ENTREPARENT(F62)" calcext:value-type="string">
            <text:p>=ENTREPARENT(F62)</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16" office:value-type="string" calcext:value-type="string">
            <text:p>ou está en notación científica e vai elevarse a un expoñente</text:p>
          </table:table-cell>
          <table:table-cell table:style-name="ce33" table:number-columns-repeated="2"/>
          <table:table-cell table:style-name="ce45" office:value-type="string" calcext:value-type="string">
            <text:p>2,59·10⁻⁵</text:p>
          </table:table-cell>
          <table:table-cell table:style-name="ce57" office:value-type="float" office:value="3" calcext:value-type="float">
            <text:p>3</text:p>
          </table:table-cell>
          <table:table-cell table:style-name="ce36"/>
          <table:table-cell table:style-name="ce44" table:formula="of:=ENTREPARENT([.F63];[.G63])" office:value-type="string" office:string-value="(2,59·10⁻⁵)³" calcext:value-type="string">
            <text:p>(2,59·10⁻⁵)³</text:p>
          </table:table-cell>
          <table:table-cell table:style-name="ce36" table:formula="of:=FORMULA([.I63])" office:value-type="string" office:string-value="=ENTREPARENT(F63;G63)" calcext:value-type="string">
            <text:p>=ENTREPARENT(F63;G63)</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exponente</text:p>
          </table:table-cell>
          <table:table-cell table:style-name="ce16" office:value-type="string" calcext:value-type="string">
            <text:p>O expoñente á que vai aparecer elevado</text:p>
          </table:table-cell>
          <table:table-cell table:style-name="ce33" table:number-columns-repeated="2"/>
          <table:table-cell table:style-name="ce45" office:value-type="float" office:value="-6.28" calcext:value-type="float">
            <text:p>-6,28</text:p>
          </table:table-cell>
          <table:table-cell table:style-name="ce57" office:value-type="float" office:value="2" calcext:value-type="float">
            <text:p>2</text:p>
          </table:table-cell>
          <table:table-cell table:style-name="ce36"/>
          <table:table-cell table:style-name="ce44" table:formula="of:=ENTREPARENT([.F64];[.G64])" office:value-type="string" office:string-value="-6,28²" calcext:value-type="string">
            <text:p>-6,28²</text:p>
          </table:table-cell>
          <table:table-cell table:style-name="ce36" table:formula="of:=FORMULA([.I64])" office:value-type="string" office:string-value="=ENTREPARENT(F64;G64)" calcext:value-type="string">
            <text:p>=ENTREPARENT(F64;G64)</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5" office:value-type="float" office:value="2018" calcext:value-type="float">
            <text:p>2018</text:p>
          </table:table-cell>
          <table:table-cell table:style-name="ce57" office:value-type="float" office:value="2" calcext:value-type="float">
            <text:p>2</text:p>
          </table:table-cell>
          <table:table-cell table:style-name="ce36"/>
          <table:table-cell table:style-name="ce44" table:formula="of:=ENTREPARENT([.F65];[.G65])" office:value-type="string" office:string-value="2018²" calcext:value-type="string">
            <text:p>2018²</text:p>
          </table:table-cell>
          <table:table-cell table:style-name="ce36" table:formula="of:=FORMULA([.I65])" office:value-type="string" office:string-value="=ENTREPARENT(F65;G65)" calcext:value-type="string">
            <text:p>=ENTREPARENT(F65;G65)</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33" office:value-type="string" calcext:value-type="string">
            <text:p>texto</text:p>
          </table:table-cell>
          <table:table-cell table:style-name="ce47"/>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xpandeTexto(Texto, nEspazos)</text:p>
          </table:table-cell>
          <table:table-cell table:style-name="ce33"/>
          <table:table-cell table:style-name="ce16" office:value-type="string" calcext:value-type="string">
            <text:p>Da un texto coas letras separadas por espazos</text:p>
          </table:table-cell>
          <table:table-cell table:style-name="ce33" table:number-columns-repeated="2"/>
          <table:table-cell table:style-name="ce45" office:value-type="string" calcext:value-type="string">
            <text:p>hojas</text:p>
          </table:table-cell>
          <table:table-cell table:style-name="ce36"/>
          <table:table-cell table:style-name="ce33"/>
          <table:table-cell table:style-name="ce44" table:formula="of:=EXPANDETEXTO([.F67])" office:value-type="string" office:string-value="h o j a s" calcext:value-type="string">
            <text:p>h o j a s</text:p>
          </table:table-cell>
          <table:table-cell table:style-name="ce36" table:formula="of:=FORMULA([.I67])" office:value-type="string" office:string-value="=EXPANDETEXTO(F67)" calcext:value-type="string">
            <text:p>=EXPANDETEXTO(F67)</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nEspacios</text:p>
          </table:table-cell>
          <table:table-cell table:style-name="ce16" office:value-type="string" calcext:value-type="string">
            <text:p>N.º de espazos entre as letras (por defecto, 1)</text:p>
          </table:table-cell>
          <table:table-cell table:style-name="ce33" table:number-columns-repeated="2"/>
          <table:table-cell table:style-name="ce45" office:value-type="string" calcext:value-type="string">
            <text:p>hojas</text:p>
          </table:table-cell>
          <table:table-cell table:style-name="ce63" office:value-type="float" office:value="3" calcext:value-type="float">
            <text:p>3</text:p>
          </table:table-cell>
          <table:table-cell table:style-name="ce33"/>
          <table:table-cell table:style-name="ce44" table:formula="of:=EXPANDETEXTO([.F68];[.G68])" office:value-type="string" office:string-value="h   o   j   a   s" calcext:value-type="string">
            <text:p>h <text:s text:c="2"/>o <text:s text:c="2"/>j <text:s text:c="2"/>a <text:s text:c="2"/>s</text:p>
          </table:table-cell>
          <table:table-cell table:style-name="ce36" table:formula="of:=FORMULA([.I68])" office:value-type="string" office:string-value="=EXPANDETEXTO(F68;G68)" calcext:value-type="string">
            <text:p>=EXPANDETEXTO(F68;G68)</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14"/>
          <table:table-cell table:number-columns-repeated="47"/>
        </table:table-row>
        <table:table-row table:style-name="ro1" table:number-rows-repeated="25">
          <table:table-cell table:style-name="ce33" table:number-columns-repeated="6"/>
          <table:table-cell table:style-name="ce47"/>
          <table:table-cell table:style-name="ce33"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40" office:value-type="date" office:date-value="2022-01-21" calcext:value-type="date">
            <text:p>21/01/22</text:p>
          </table:table-cell>
          <table:table-cell table:number-columns-repeated="62"/>
        </table:table-row>
        <table:table-row table:style-name="ro1">
          <table:table-cell table:number-columns-repeated="64"/>
        </table:table-row>
        <table:table-row table:style-name="ro1">
          <table:table-cell table:style-name="ce107" office:value-type="string" calcext:value-type="string">
            <text:p>Despregar</text:p>
          </table:table-cell>
          <table:table-cell table:number-columns-repeated="63"/>
        </table:table-row>
        <table:table-row table:style-name="ro1">
          <table:table-cell table:style-name="ce107" office:value-type="string" calcext:value-type="string">
            <text:p>Clic e picar na frecha</text:p>
          </table:table-cell>
          <table:table-cell table:number-columns-repeated="63"/>
        </table:table-row>
        <table:table-row table:style-name="ro1">
          <table:table-cell/>
          <table:table-cell table:style-name="ce40"/>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7">
          <table:table-cell table:number-columns-repeated="64"/>
        </table:table-row>
        <table:table-row table:style-name="ro3">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2" table:default-cell-style-name="Default"/>
        <table:table-column table:style-name="co13" table:default-cell-style-name="Default"/>
        <table:table-column table:style-name="co10" table:number-columns-repeated="14" table:default-cell-style-name="Default"/>
        <table:table-row table:style-name="ro4">
          <table:table-cell table:style-name="ce54" office:value-type="string" calcext:value-type="string">
            <text:p>Axuda</text:p>
          </table:table-cell>
          <table:table-cell table:style-name="ce49" table:number-columns-repeated="6"/>
          <table:table-cell table:style-name="ce49" office:value-type="string" calcext:value-type="string">
            <text:p>Ir a…</text:p>
          </table:table-cell>
          <table:table-cell table:style-name="ce49"/>
          <table:table-cell table:style-name="ce49" office:value-type="string" calcext:value-type="string">
            <text:p>Ver documento</text:p>
          </table:table-cell>
          <table:table-cell table:style-name="ce49"/>
          <table:table-cell table:style-name="ce60" office:value-type="string" calcext:value-type="string">
            <text:p>Aclaracións</text:p>
          </table:table-cell>
          <table:table-cell table:style-name="ce49" table:number-columns-repeated="3"/>
          <table:table-cell office:value-type="string" calcext:value-type="string">
            <text:p>↲</text:p>
          </table:table-cell>
          <table:table-cell table:number-columns-repeated="10"/>
          <table:table-cell table:style-name="ce107" office:value-type="string" calcext:value-type="string">
            <text:p>Clic e pinchar na frecha</text:p>
          </table:table-cell>
        </table:table-row>
        <table:table-row table:style-name="ro4">
          <table:table-cell table:style-name="ce30" office:value-type="string" calcext:value-type="string">
            <text:p>Pode empregar este documento para resolver un problema de satélites no tema de gravitación.</text:p>
          </table:table-cell>
          <table:table-cell table:style-name="ce33" table:number-columns-repeated="6"/>
          <table:table-cell table:style-name="ce19" office:value-type="string" calcext:value-type="string">
            <text:p><text:a xlink:href="#Enunciado" xlink:type="simple">Enunciado</text:a></text:p>
          </table:table-cell>
          <table:table-cell table:style-name="ce49"/>
          <table:table-cell table:style-name="ce19" office:value-type="string" calcext:value-type="string">
            <text:p><text:a xlink:href="http://www.xente.mundo-r.com/alfonbarba/calculos/SatelitesExemplosGl.pdf" xlink:type="simple" office:target-frame-name="_blank">Exemplos</text:a></text:p>
          </table:table-cell>
          <table:table-cell table:style-name="ce49"/>
          <table:table-cell table:style-name="ce141" office:value-type="string" calcext:value-type="string">
            <text:p><text:a xlink:href="#CifrasSign" xlink:type="simple">Cifras significativas</text:a></text:p>
          </table:table-cell>
          <table:table-cell table:style-name="ce169"/>
          <table:table-cell table:style-name="ce49" table:number-columns-repeated="2"/>
          <table:table-cell table:number-columns-repeated="11"/>
          <table:table-cell table:style-name="ce183" office:value-type="string" calcext:value-type="string">
            <text:p>Despregar</text:p>
          </table:table-cell>
        </table:table-row>
        <table:table-row table:style-name="ro4">
          <table:table-cell table:style-name="ce30" office:value-type="string" calcext:value-type="string">
            <text:p>Se quedan datos ou resultados dun problema anterior diferente do que quere comprobar</text:p>
          </table:table-cell>
          <table:table-cell table:style-name="ce33" table:number-columns-repeated="6"/>
          <table:table-cell table:style-name="ce5" office:value-type="string" calcext:value-type="string">
            <text:p><text:a xlink:href="#Introd" xlink:type="simple">Introdución</text:a></text:p>
          </table:table-cell>
          <table:table-cell table:style-name="ce49" table:number-columns-repeated="3"/>
          <table:table-cell table:style-name="ce141" office:value-type="string" calcext:value-type="string">
            <text:p><text:a xlink:href="#CopiarResultado" xlink:type="simple">Copiar un resultado noutra cela</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agora, faga clic no botón</text:p>
          </table:table-cell>
          <table:table-cell table:style-name="ce33"/>
          <table:table-cell table:style-name="ce33">
            <draw:control table:end-cell-address="Axuda.C5" table:end-x="1.968cm" table:end-y="0.007cm" draw:z-index="9" draw:style-name="gr1" draw:text-style-name="P1" svg:width="1.93cm" svg:height="0.491cm" svg:x="0.038cm" svg:y="0.003cm" draw:control="control1"/>
          </table:table-cell>
          <table:table-cell table:style-name="ce30" office:value-type="string" calcext:value-type="string">
            <text:p>da pestana</text:p>
          </table:table-cell>
          <table:table-cell table:style-name="ce19" office:value-type="string" calcext:value-type="string">
            <text:p><text:a xlink:href="#Enunciado" xlink:type="simple">Enunciado</text:a></text:p>
          </table:table-cell>
          <table:table-cell table:style-name="ce33" table:number-columns-repeated="2"/>
          <table:table-cell table:style-name="ce141" office:value-type="string" calcext:value-type="string">
            <text:p><text:a xlink:href="#DescrFunc" xlink:type="simple">Funcións</text:a></text:p>
          </table:table-cell>
          <table:table-cell table:style-name="ce49" table:number-columns-repeated="3"/>
          <table:table-cell table:style-name="ce141" office:value-type="string" calcext:value-type="string">
            <text:p><text:a xlink:href="#ErrorResult" xlink:type="simple">Erros nos resultad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 faga clic no botón</text:p>
          </table:table-cell>
          <table:table-cell table:style-name="ce33"/>
          <table:table-cell table:style-name="ce103" office:value-type="string" calcext:value-type="string">
            <text:p>Aceptar</text:p>
          </table:table-cell>
          <table:table-cell table:style-name="ce30" office:value-type="string" calcext:value-type="string">
            <text:p>do cadro de diálogo que aparece</text:p>
          </table:table-cell>
          <table:table-cell table:style-name="ce33" table:number-columns-repeated="4"/>
          <table:table-cell table:style-name="ce49" table:number-columns-repeated="3"/>
          <table:table-cell table:style-name="ce141" office:value-type="string" calcext:value-type="string">
            <text:p><text:a xlink:href="#ElegirOEscribir" xlink:type="simple">Escribir dat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ou vaia ao menú</text:p>
          </table:table-cell>
          <table:table-cell table:style-name="ce33" table:number-columns-repeated="7"/>
          <table:table-cell table:style-name="ce49" table:number-columns-repeated="3"/>
          <table:table-cell table:style-name="ce141" office:value-type="string" calcext:value-type="string">
            <text:p><text:a xlink:href="#Formatos" xlink:type="simple">Formatos</text:a></text:p>
          </table:table-cell>
          <table:table-cell table:style-name="ce169"/>
          <table:table-cell table:style-name="ce49" table:number-columns-repeated="2"/>
          <table:table-cell table:number-columns-repeated="12"/>
        </table:table-row>
        <table:table-row table:style-name="ro4">
          <table:table-cell table:style-name="ce31" office:value-type="string" calcext:value-type="string">
            <text:p>Editar → Seleccionar → Seleccionar as celas desprotexidas</text:p>
          </table:table-cell>
          <table:table-cell table:style-name="ce33" table:number-columns-repeated="7"/>
          <table:table-cell table:style-name="ce49" table:number-columns-repeated="3"/>
          <table:table-cell table:style-name="ce141" office:value-type="string" calcext:value-type="string">
            <text:p><text:a xlink:href="#NoSePueden" xlink:type="simple">Non se pode escribir nas celas</text:a></text:p>
          </table:table-cell>
          <table:table-cell table:style-name="ce169"/>
          <table:table-cell table:style-name="ce49" table:number-columns-repeated="2"/>
          <table:table-cell table:number-columns-repeated="12"/>
        </table:table-row>
        <table:table-row table:style-name="ro4">
          <table:table-cell table:style-name="ce33" office:value-type="string" calcext:value-type="string">
            <text:p>e prema na tecla </text:p>
          </table:table-cell>
          <table:table-cell table:style-name="ce33" table:number-columns-repeated="7"/>
          <table:table-cell table:style-name="ce49" table:number-columns-repeated="3"/>
          <table:table-cell table:style-name="ce141" office:value-type="string" calcext:value-type="string">
            <text:p><text:a xlink:href="#BorrarTodo" xlink:type="simple">O botón «Borrar datos» non vai</text:a></text:p>
          </table:table-cell>
          <table:table-cell table:style-name="ce169"/>
          <table:table-cell table:style-name="ce49" table:number-columns-repeated="2"/>
          <table:table-cell table:number-columns-repeated="12"/>
        </table:table-row>
        <table:table-row table:style-name="ro4">
          <table:table-cell table:style-name="ce25" office:value-type="string" calcext:value-type="string">
            <text:p>Supr</text:p>
          </table:table-cell>
          <table:table-cell table:style-name="ce33" table:number-columns-repeated="7"/>
          <table:table-cell table:style-name="ce49" table:number-columns-repeated="3"/>
          <table:table-cell table:style-name="ce141" office:value-type="string" calcext:value-type="string">
            <text:p><text:a xlink:href="#OtrosCalc" xlink:type="simple">Outros cálcul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scriba ou elixa os datos segundo o </text:p>
          </table:table-cell>
          <table:table-cell table:style-name="ce33" table:number-columns-repeated="2"/>
          <table:table-cell table:style-name="ce19" office:value-type="string" calcext:value-type="string">
            <text:p>tipo de cela</text:p>
          </table:table-cell>
          <table:table-cell table:style-name="ce33" table:number-columns-repeated="4"/>
          <table:table-cell table:style-name="ce49" table:number-columns-repeated="7"/>
          <table:table-cell table:number-columns-repeated="12"/>
        </table:table-row>
        <table:table-row table:style-name="ro4">
          <table:table-cell table:style-name="ce30" office:value-type="string" calcext:value-type="string">
            <text:p>e observe os resultados nos que pode elixir as unidades ou magnitudes que se presentan</text:p>
          </table:table-cell>
          <table:table-cell table:style-name="ce33" table:number-columns-repeated="7"/>
          <table:table-cell table:style-name="ce49" table:number-columns-repeated="7"/>
          <table:table-cell table:number-columns-repeated="12"/>
        </table:table-row>
        <table:table-row table:style-name="ro4">
          <table:table-cell table:style-name="ce30" office:value-type="string" calcext:value-type="string">
            <text:p>Os resultados aparecen na mesma pestana, pero algúns dos cálculos explícanse nas pestanas</text:p>
          </table:table-cell>
          <table:table-cell table:style-name="ce33" table:number-columns-repeated="6"/>
          <table:table-cell table:style-name="ce19" office:value-type="string" calcext:value-type="string">
            <text:p><text:a xlink:href="#Periodo" xlink:type="simple">Cálculo do período</text:a></text:p>
          </table:table-cell>
          <table:table-cell table:style-name="ce141"/>
          <table:table-cell table:style-name="ce49" table:number-columns-repeated="6"/>
          <table:table-cell table:number-columns-repeated="12"/>
        </table:table-row>
        <table:table-row table:style-name="ro4">
          <table:table-cell table:style-name="ce33" table:number-columns-repeated="7"/>
          <table:table-cell table:style-name="ce19" office:value-type="string" calcext:value-type="string">
            <text:p><text:a xlink:href="#Altura" xlink:type="simple">Cálculo da altura</text:a></text:p>
          </table:table-cell>
          <table:table-cell table:style-name="ce141"/>
          <table:table-cell table:style-name="ce49" table:number-columns-repeated="6"/>
          <table:table-cell table:number-columns-repeated="12"/>
        </table:table-row>
        <table:table-row table:style-name="ro4">
          <table:table-cell table:style-name="ce54" office:value-type="string" calcext:value-type="string">
            <text:p>Seguir ligazóns</text:p>
          </table:table-cell>
          <table:table-cell table:style-name="ce49" table:number-columns-repeated="4"/>
          <table:table-cell table:style-name="ce98"/>
          <table:table-cell table:style-name="ce99"/>
          <table:table-cell table:style-name="ce19" office:value-type="string" calcext:value-type="string">
            <text:p><text:a xlink:href="#Peso" xlink:type="simple">Cálculo do peso</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As ligazóns son celas con este aspecto</text:p>
          </table:table-cell>
          <table:table-cell table:style-name="ce49" table:number-columns-repeated="2"/>
          <table:table-cell table:style-name="ce5" office:value-type="string" calcext:value-type="string">
            <text:p><text:a xlink:href="#EjemploEnlace" xlink:type="simple">Ligazón</text:a></text:p>
          </table:table-cell>
          <table:table-cell table:style-name="ce49"/>
          <table:table-cell table:style-name="ce98"/>
          <table:table-cell table:style-name="ce49"/>
          <table:table-cell table:style-name="ce19" office:value-type="string" calcext:value-type="string">
            <text:p><text:a xlink:href="#Enerxia" xlink:type="simple">Cálculo da enerxía</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Para seguir unha ligazón pulse a tecla Control («Ctrl») mentres pincha nel.</text:p>
          </table:table-cell>
          <table:table-cell table:style-name="ce49" table:number-columns-repeated="14"/>
          <table:table-cell table:number-columns-repeated="12"/>
        </table:table-row>
        <table:table-row table:style-name="ro4">
          <table:table-cell table:style-name="ce60" office:value-type="string" calcext:value-type="string">
            <text:p>Se prefire seguir a ligazón sen ter que pulsar a tecla Control, vaia ao menú</text:p>
          </table:table-cell>
          <table:table-cell table:style-name="ce49" table:number-columns-repeated="14"/>
          <table:table-cell table:number-columns-repeated="12"/>
        </table:table-row>
        <table:table-row table:style-name="ro4">
          <table:table-cell table:style-name="ce31" office:value-type="string" calcext:value-type="string">
            <text:p>Ferramentas → Opcións → LibreOffice → Seguranza → Opcións de seguranza e advertencias</text:p>
          </table:table-cell>
          <table:table-cell table:style-name="ce31" table:number-columns-repeated="6"/>
          <table:table-cell table:style-name="ce49" table:number-columns-repeated="8"/>
          <table:table-cell table:number-columns-repeated="12"/>
        </table:table-row>
        <table:table-row table:style-name="ro4">
          <table:table-cell table:style-name="ce30" office:value-type="string" calcext:value-type="string">
            <text:p>faga clic en</text:p>
          </table:table-cell>
          <table:table-cell table:style-name="ce103" office:value-type="string" calcext:value-type="string">
            <text:p><text:s/>Opcións</text:p>
          </table:table-cell>
          <table:table-cell table:style-name="ce44"/>
          <table:table-cell table:style-name="ce44" office:value-type="string" calcext:value-type="string">
            <text:p> e quite a marca [<text:span text:style-name="T6">√</text:span>]  </text:p>
          </table:table-cell>
          <table:table-cell table:style-name="ce25" office:value-type="string" calcext:value-type="string">
            <text:p>Ctrl+pulsación para abrir as hiperligazóns</text:p>
          </table:table-cell>
          <table:table-cell table:style-name="ce31"/>
          <table:table-cell table:style-name="ce49" table:number-columns-repeated="9"/>
          <table:table-cell table:number-columns-repeated="12"/>
        </table:table-row>
        <table:table-row table:style-name="ro4">
          <table:table-cell table:style-name="ce60" office:value-type="string" calcext:value-type="string">
            <text:p>Tamén pode ir a outra folla facendo clic nunha das pestanas da parte inferior.</text:p>
          </table:table-cell>
          <table:table-cell table:style-name="ce49" table:number-columns-repeated="6"/>
          <table:table-cell table:style-name="ce31" table:number-columns-repeated="2"/>
          <table:table-cell table:style-name="ce49" table:number-columns-repeated="6"/>
          <table:table-cell table:number-columns-repeated="12"/>
        </table:table-row>
        <table:table-row table:style-name="ro4">
          <table:table-cell table:style-name="ce56"/>
          <table:table-cell table:style-name="ce49"/>
          <table:table-cell table:style-name="ce131" table:number-columns-repeated="4"/>
          <table:table-cell table:style-name="ce111" table:number-columns-repeated="2"/>
          <table:table-cell table:style-name="ce49" table:number-columns-repeated="7"/>
          <table:table-cell table:number-columns-repeated="12"/>
        </table:table-row>
        <table:table-row table:style-name="ro4">
          <table:table-cell table:style-name="ce54" office:value-type="string" calcext:value-type="string">
            <text:p>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60" office:value-type="string" calcext:value-type="string">
            <text:p>Na folla de Enunciados existen dous tipos de celas para 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49" office:value-type="string" calcext:value-type="string">
            <text:p>a) Menú</text:p>
          </table:table-cell>
          <table:table-cell table:style-name="ce134" table:content-validation-name="val2" office:value-type="string" calcext:value-type="string" table:number-columns-spanned="2" table:number-rows-spanned="1">
            <text:p>Clic e pinchar na frecha</text:p>
          </table:table-cell>
          <table:covered-table-cell table:style-name="ce131"/>
          <table:table-cell table:style-name="ce94" office:value-type="string" calcext:value-type="string">
            <text:p>As celas con fondo de cor salmón son para elixir nunha lista de opción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60" office:value-type="string" calcext:value-type="string">
            <text:p>Faga clic nela e aparecerá ⇓. Ao pulsar nesta frecha despréganse as opción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54" office:value-type="string" calcext:value-type="string">
            <text:p>Non copie nunca unha cela de Menú noutra! Desaparecerán os menú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30" office:value-type="string" calcext:value-type="string">
            <text:p>Se non fixo a copia de seguridade, a única solución é</text:p>
          </table:table-cell>
          <table:table-cell table:style-name="ce33" table:number-columns-repeated="2"/>
          <table:table-cell table:style-name="ce49"/>
          <table:table-cell table:style-name="ce19" office:value-type="string" calcext:value-type="string">
            <text:p><text:a xlink:href="http://www.xente.mundo-r.com/alfonbarba/CalculoGal.html" xlink:type="simple">descargar</text:a></text:p>
          </table:table-cell>
          <table:table-cell table:style-name="ce30" office:value-type="string" calcext:value-type="string">
            <text:p>outra vez este documento.</text:p>
          </table:table-cell>
          <table:table-cell table:style-name="ce131"/>
          <table:table-cell table:style-name="ce49" table:number-columns-repeated="7"/>
          <table:table-cell table:number-columns-repeated="12"/>
        </table:table-row>
        <table:table-row table:style-name="ro4">
          <table:table-cell table:style-name="ce49" office:value-type="string" calcext:value-type="string">
            <text:p>b) Valores</text:p>
          </table:table-cell>
          <table:table-cell table:style-name="DatoEntrada"/>
          <table:table-cell table:style-name="ce131"/>
          <table:table-cell table:style-name="ce94" office:value-type="string" calcext:value-type="string">
            <text:p>As celas con borde azul empréganse para escribir valores numérico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122" office:value-type="string" calcext:value-type="string">
            <text:p>Pode escoller na barra de ferramentas o formato</text:p>
          </table:table-cell>
          <table:table-cell table:style-name="ce132" table:number-columns-repeated="3"/>
          <table:table-cell table:style-name="ce150" office:value-type="string" calcext:value-type="string">
            <text:p>científico</text:p>
          </table:table-cell>
          <table:table-cell table:style-name="ce154" office:value-type="string" calcext:value-type="string">
            <text:p>ou xeral</text:p>
          </table:table-cell>
          <table:table-cell table:style-name="ce150" office:value-type="string" calcext:value-type="string">
            <text:p>e engadir ou</text:p>
          </table:table-cell>
          <table:table-cell table:style-name="ce167" office:value-type="string" calcext:value-type="string">
            <text:p>eliminar decimais </text:p>
          </table:table-cell>
          <table:table-cell table:style-name="ce167"/>
          <table:table-cell table:style-name="ce49" table:number-columns-repeated="5"/>
          <table:table-cell table:number-columns-repeated="12"/>
        </table:table-row>
        <table:table-row table:style-name="ro5">
          <table:table-cell table:style-name="ce49"/>
          <table:table-cell table:style-name="ce122" office:value-type="string" calcext:value-type="string">
            <text:p>facendo clic nunha das iconas (LibreOffice 7.3)</text:p>
          </table:table-cell>
          <table:table-cell table:style-name="ce132" table:number-columns-repeated="3"/>
          <table:table-cell table:style-name="ce151" office:value-type="string" calcext:value-type="string">
            <text:p>E</text:p>
          </table:table-cell>
          <table:table-cell table:style-name="ce151" office:value-type="float" office:value="12" calcext:value-type="float">
            <text:p>12</text:p>
          </table:table-cell>
          <table:table-cell table:style-name="ce166" office:value-type="string" calcext:value-type="string">
            <text:p>,00+</text:p>
          </table:table-cell>
          <table:table-cell table:style-name="ce168" office:value-type="string" calcext:value-type="string">
            <text:p>,00<text:span text:style-name="T8">×</text:span></text:p>
          </table:table-cell>
          <table:table-cell table:style-name="ce167"/>
          <table:table-cell table:style-name="ce49" table:number-columns-repeated="5"/>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Cifras significativas</text:p>
          </table:table-cell>
          <table:table-cell table:style-name="ce49"/>
          <table:table-cell table:style-name="ce86" table:content-validation-name="val3">
            <office:annotation draw:style-name="gr2" draw:text-style-name="P3" svg:width="3.445cm" svg:height="2.416cm" svg:x="6.929cm" svg:y="15.115cm" draw:caption-point-x="0cm" draw:caption-point-y="0.052cm">
              <dc:date>2018-03-18T00:00:00</dc:date>
              <text:p text:style-name="P2"><text:span text:style-name="T1">Número de cifras significativas (1 a 6) dos resultados. Deixalo en branco supón 3 cifras.</text:span></text:p>
            </office:annotation>
          </table:table-cell>
          <table:table-cell table:style-name="ce96" table:formula="of:=IF(ISBLANK([.C32]);3;[.C32])" office:value-type="float" office:value="3" calcext:value-type="float">
            <text:p>3</text:p>
          </table:table-cell>
          <table:table-cell table:style-name="ce49"/>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Pódese elixir o número de cifras significativas (1 a 6)</text:p>
          </table:table-cell>
          <table:table-cell table:style-name="ce49" table:number-columns-repeated="14"/>
          <table:table-cell table:number-columns-repeated="12"/>
        </table:table-row>
        <table:table-row table:style-name="ro4">
          <table:table-cell table:style-name="ce60" office:value-type="string" calcext:value-type="string">
            <text:p>coas que aparecerán os resultados, pero non se usan nos cálculos intermedios.</text:p>
          </table:table-cell>
          <table:table-cell table:style-name="ce49" table:number-columns-repeated="6"/>
          <table:table-cell table:style-name="ce100"/>
          <table:table-cell table:style-name="ce60" office:value-type="string" calcext:value-type="string">
            <text:p>amósase como</text:p>
          </table:table-cell>
          <table:table-cell table:style-name="ce49" table:number-columns-repeated="6"/>
          <table:table-cell table:number-columns-repeated="12"/>
        </table:table-row>
        <table:table-row table:style-name="ro4">
          <table:table-cell table:style-name="ce60" office:value-type="string" calcext:value-type="string">
            <text:p>Se se deixa en branco, presenta os resultados con 3 cifras significativas.</text:p>
          </table:table-cell>
          <table:table-cell table:style-name="ce49" table:number-columns-repeated="6"/>
          <table:table-cell table:style-name="DatoEntrada" office:value-type="float" office:value="123456789" calcext:value-type="float">
            <text:p>123456789</text:p>
          </table:table-cell>
          <table:table-cell table:style-name="ce100" table:formula="of:=NUMFORMA([.H35];[.D32];3)" office:value-type="string" office:string-value="1,23·10⁸" calcext:value-type="string">
            <text:p>1,23·10⁸</text:p>
          </table:table-cell>
          <table:table-cell table:style-name="ce49" table:number-columns-repeated="6"/>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OUTROS CÁLCUL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on as celas nas que pode facer outros cálculos distintos aos previstos.</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64" office:value-type="string" calcext:value-type="string" table:number-columns-spanned="7" table:number-rows-spanned="1">
            <text:p>O U T R O S <text:s text:c="2"/>C Á L C U L O S</text:p>
          </table:table-cell>
          <table:covered-table-cell table:number-columns-repeated="4" table:style-name="ce109"/>
          <table:covered-table-cell table:number-columns-repeated="2" table:style-name="ce111"/>
          <table:table-cell table:style-name="ce49" table:number-columns-repeated="8"/>
          <table:table-cell table:number-columns-repeated="12"/>
        </table:table-row>
        <table:table-row table:style-name="ro4">
          <table:table-cell table:style-name="ce109" table:number-columns-repeated="5"/>
          <table:table-cell table:style-name="ce111"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table:number-columns-repeated="4"/>
          <table:table-cell table:style-name="ce111"/>
          <table:table-cell table:style-name="ce49" table:number-columns-repeated="8"/>
          <table:table-cell table:number-columns-repeated="12"/>
        </table:table-row>
        <table:table-row table:style-name="ro4">
          <table:table-cell table:style-name="ce111"/>
          <table:table-cell table:style-name="ce82" office:value-type="string" calcext:value-type="string">
            <text:p>Ecuación →</text:p>
          </table:table-cell>
          <table:table-cell table:style-name="ce87">
            <office:annotation draw:style-name="gr3" draw:text-style-name="P5" svg:width="3.233cm" svg:height="0.596cm" svg:x="7.539cm" svg:y="18.201cm" draw:caption-point-x="-0.61cm" draw:caption-point-y="2.321cm">
              <dc:date>2013-06-23T00:00:00</dc:date>
              <text:p text:style-name="P4"><text:span text:style-name="T2">Escriba la fórmula</text:span></text:p>
            </office:annotation>
          </table:table-cell>
          <table:table-cell table:style-name="ce87">
            <office:annotation draw:style-name="gr4" draw:text-style-name="P5" svg:width="3.233cm" svg:height="0.596cm" svg:x="9.796cm" svg:y="18.201cm" draw:caption-point-x="-0.609cm" draw:caption-point-y="2.321cm">
              <dc:date>2013-06-23T00:00:00</dc:date>
              <text:p text:style-name="P4"><text:span text:style-name="T2">Escriba la fórmula</text:span></text:p>
            </office:annotation>
          </table:table-cell>
          <table:table-cell table:style-name="ce87">
            <office:annotation draw:style-name="gr5" draw:text-style-name="P5" svg:width="3.233cm" svg:height="0.596cm" svg:x="12.054cm" svg:y="18.201cm" draw:caption-point-x="-0.609cm" draw:caption-point-y="2.321cm">
              <dc:date>2013-06-23T00:00:00</dc:date>
              <text:p text:style-name="P4"><text:span text:style-name="T2">Escriba la fórmula</text:span></text:p>
            </office:annotation>
          </table:table-cell>
          <table:table-cell table:style-name="ce87">
            <office:annotation draw:style-name="gr6" draw:text-style-name="P5" svg:width="3.233cm" svg:height="0.596cm" svg:x="14.312cm" svg:y="18.201cm" draw:caption-point-x="-0.61cm" draw:caption-point-y="2.321cm">
              <dc:date>2013-06-23T00:00:00</dc:date>
              <text:p text:style-name="P4"><text:span text:style-name="T2">Escriba la fórmula</text:span></text:p>
            </office:annotation>
          </table:table-cell>
          <table:table-cell table:style-name="ce111"/>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60" office:value-type="string" calcext:value-type="string">
            <text:p>Escriba as ecuacións de cálculo nas celas de fondo branco.</text:p>
          </table:table-cell>
          <table:table-cell table:style-name="ce49" table:number-columns-repeated="14"/>
          <table:table-cell table:number-columns-repeated="12"/>
        </table:table-row>
        <table:table-row table:style-name="ro4">
          <table:table-cell table:style-name="ce60" office:value-type="string" calcext:value-type="string">
            <text:p>É posible que necesite usar a función AVALOR para converter o contido dunha cela nun número</text:p>
          </table:table-cell>
          <table:table-cell table:style-name="ce49" table:number-columns-repeated="14"/>
          <table:table-cell table:number-columns-repeated="12"/>
        </table:table-row>
        <table:table-row table:style-name="ro4">
          <table:table-cell table:style-name="ce60" office:value-type="string" calcext:value-type="string">
            <text:p>(aínda que o seu aspecto sexa o dun número).</text:p>
          </table:table-cell>
          <table:table-cell table:style-name="ce49" table:number-columns-repeated="14"/>
          <table:table-cell table:number-columns-repeated="12"/>
        </table:table-row>
        <table:table-row table:style-name="ro4">
          <table:table-cell table:style-name="ce60" office:value-type="string" calcext:value-type="string">
            <text:p>Se o desexa, escriba a magnitude calculada nas celas de fondo violeta.</text:p>
          </table:table-cell>
          <table:table-cell table:style-name="ce49" table:number-columns-repeated="5"/>
          <table:table-cell table:style-name="ce49" office:value-type="string" calcext:value-type="string">
            <text:p>Período</text:p>
          </table:table-cell>
          <table:table-cell table:style-name="ce49" table:number-columns-repeated="8"/>
          <table:table-cell table:number-columns-repeated="12"/>
        </table:table-row>
        <table:table-row table:style-name="ro4">
          <table:table-cell table:style-name="ce60" office:value-type="string" calcext:value-type="string">
            <text:p>P. ex. para calcular o número de voltas nun movemento circular</text:p>
          </table:table-cell>
          <table:table-cell table:style-name="ce49" table:number-columns-repeated="4"/>
          <table:table-cell table:style-name="ce49" table:formula="of:=CELL(&quot;address&quot;;[.G49])" office:value-type="string" office:string-value="$G$49" calcext:value-type="string">
            <text:p>$G$49</text:p>
          </table:table-cell>
          <table:table-cell table:style-name="ce100" table:formula="of:=NUMFORMA(5280;3;3)" office:value-type="string" office:string-value="5,28·10³" calcext:value-type="string">
            <text:p>5,28·10³</text:p>
          </table:table-cell>
          <table:table-cell table:style-name="ce49" office:value-type="string" calcext:value-type="string">
            <text:p>s</text:p>
          </table:table-cell>
          <table:table-cell table:style-name="ce49" table:number-columns-repeated="7"/>
          <table:table-cell table:number-columns-repeated="12"/>
        </table:table-row>
        <table:table-row table:style-name="ro4">
          <table:table-cell table:style-name="ce60" office:value-type="string" calcext:value-type="string">
            <text:p>Cela violeta á dereita de Magnitude →</text:p>
          </table:table-cell>
          <table:table-cell table:style-name="ce49" table:number-columns-repeated="2"/>
          <table:table-cell table:style-name="ce60" office:value-type="string" calcext:value-type="string">
            <text:p>N.º voltas</text:p>
          </table:table-cell>
          <table:table-cell table:style-name="ce49" table:number-columns-repeated="11"/>
          <table:table-cell table:number-columns-repeated="12"/>
        </table:table-row>
        <table:table-row table:style-name="ro4">
          <table:table-cell table:style-name="ce60" office:value-type="string" calcext:value-type="string">
            <text:p>Ceda de fondo banco debaixo dela:</text:p>
          </table:table-cell>
          <table:table-cell table:style-name="ce49" table:number-columns-repeated="2"/>
          <table:table-cell table:style-name="ce49" table:formula="of:=FORMULA([.C54])" office:value-type="string" office:string-value="=1/AVALOR(G49)" calcext:value-type="string">
            <text:p>=1/AVALOR(G49)</text:p>
          </table:table-cell>
          <table:table-cell table:style-name="ce49" table:number-columns-repeated="11"/>
          <table:table-cell table:number-columns-repeated="12"/>
        </table:table-row>
        <table:table-row table:style-name="ro4">
          <table:table-cell table:style-name="ce109" table:number-columns-repeated="5"/>
          <table:table-cell table:style-name="ce111"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office:value-type="string" calcext:value-type="string">
            <text:p>N.º voltas</text:p>
          </table:table-cell>
          <table:table-cell table:style-name="ce89" table:number-columns-repeated="3"/>
          <table:table-cell table:style-name="ce111"/>
          <table:table-cell table:style-name="ce49" table:number-columns-repeated="8"/>
          <table:table-cell table:number-columns-repeated="12"/>
        </table:table-row>
        <table:table-row table:style-name="ro4">
          <table:table-cell table:style-name="ce111"/>
          <table:table-cell table:style-name="ce82" office:value-type="string" calcext:value-type="string">
            <text:p>Ecuación →</text:p>
          </table:table-cell>
          <table:table-cell table:style-name="ce87" table:formula="of:=1/AVALOR([.G49])" office:value-type="float" office:value="0.000189393939393939" calcext:value-type="float">
            <office:annotation draw:style-name="gr7" draw:text-style-name="P5" svg:width="3.233cm" svg:height="0.596cm" svg:x="7.539cm" svg:y="23.542cm" draw:caption-point-x="-0.61cm" draw:caption-point-y="2.335cm">
              <dc:date>2013-06-23T00:00:00</dc:date>
              <text:p text:style-name="P4"><text:span text:style-name="T2">Escriba la fórmula</text:span></text:p>
            </office:annotation>
            <text:p>0,000189393939393939</text:p>
          </table:table-cell>
          <table:table-cell table:style-name="ce87">
            <office:annotation draw:style-name="gr8" draw:text-style-name="P5" svg:width="3.233cm" svg:height="0.596cm" svg:x="9.796cm" svg:y="23.542cm" draw:caption-point-x="-0.609cm" draw:caption-point-y="2.335cm">
              <dc:date>2013-06-23T00:00:00</dc:date>
              <text:p text:style-name="P4"><text:span text:style-name="T2">Escriba la fórmula</text:span></text:p>
            </office:annotation>
          </table:table-cell>
          <table:table-cell table:style-name="ce87">
            <office:annotation draw:style-name="gr9" draw:text-style-name="P5" svg:width="3.233cm" svg:height="0.596cm" svg:x="0cm" svg:y="2.872cm" draw:caption-point-x="11.445cm" draw:caption-point-y="23.005cm">
              <dc:date>2013-06-23T00:00:00</dc:date>
              <text:p text:style-name="P4"><text:span text:style-name="T2">Escriba la fórmula</text:span></text:p>
            </office:annotation>
          </table:table-cell>
          <table:table-cell table:style-name="ce87">
            <office:annotation draw:style-name="gr9" draw:text-style-name="P5" svg:width="3.233cm" svg:height="0.596cm" svg:x="14.312cm" svg:y="23.542cm" draw:caption-point-x="-0.61cm" draw:caption-point-y="2.335cm">
              <dc:date>2013-06-23T00:00:00</dc:date>
              <text:p text:style-name="P4"><text:span text:style-name="T2">Escriba la fórmula</text:span></text:p>
            </office:annotation>
          </table:table-cell>
          <table:table-cell table:style-name="ce111"/>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Format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As celas perden o formato se se copia nelas datos doutro tipo de cela.</text:p>
          </table:table-cell>
          <table:table-cell table:style-name="ce49" table:number-columns-repeated="14"/>
          <table:table-cell table:number-columns-repeated="12"/>
        </table:table-row>
        <table:table-row table:style-name="ro4">
          <table:table-cell table:style-name="ce60" office:value-type="string" calcext:value-type="string">
            <text:p>Se algunha das celas con borde azul perde o formato, só ten que copiar unha cela similar</text:p>
          </table:table-cell>
          <table:table-cell table:style-name="ce49" table:number-columns-repeated="14"/>
          <table:table-cell table:number-columns-repeated="12"/>
        </table:table-row>
        <table:table-row table:style-name="ro4">
          <table:table-cell table:style-name="ce60" office:value-type="string" calcext:value-type="string">
            <text:p>e pegala no sitio da que deixou de funcionar.</text:p>
          </table:table-cell>
          <table:table-cell table:style-name="ce49" table:number-columns-repeated="14"/>
          <table:table-cell table:number-columns-repeated="12"/>
        </table:table-row>
        <table:table-row table:style-name="ro4">
          <table:table-cell table:style-name="ce60" office:value-type="string" calcext:value-type="string">
            <text:p>Para evitar perdas de formato copie e, en vez de pegar, faga un</text:p>
          </table:table-cell>
          <table:table-cell table:style-name="ce49" table:number-columns-repeated="14"/>
          <table:table-cell table:number-columns-repeated="12"/>
        </table:table-row>
        <table:table-row table:style-name="ro4">
          <table:table-cell table:style-name="ce68" office:value-type="string" calcext:value-type="string">
            <text:p>Editar → Pegado especial</text:p>
          </table:table-cell>
          <table:table-cell table:style-name="ce49"/>
          <table:table-cell table:style-name="ce60" office:value-type="string" calcext:value-type="string">
            <text:p>ou pulse a combinación de teclas: </text:p>
          </table:table-cell>
          <table:table-cell table:style-name="ce49" table:number-columns-repeated="2"/>
          <table:table-cell table:style-name="ce49" office:value-type="string" calcext:value-type="string">
            <text:p>Ctrl <text:span text:style-name="T7">⇑ V</text:span></text:p>
          </table:table-cell>
          <table:table-cell table:style-name="ce49" table:number-columns-repeated="9"/>
          <table:table-cell table:number-columns-repeated="12"/>
        </table:table-row>
        <table:table-row table:style-name="ro4">
          <table:table-cell table:style-name="ce60" office:value-type="string" calcext:value-type="string">
            <text:p>e desmarque a opción</text:p>
          </table:table-cell>
          <table:table-cell table:style-name="ce49" table:number-columns-repeated="14"/>
          <table:table-cell table:number-columns-repeated="12"/>
        </table:table-row>
        <table:table-row table:style-name="ro4">
          <table:table-cell table:style-name="ce68" office:value-type="string" calcext:value-type="string">
            <text:p>Formatos</text:p>
          </table:table-cell>
          <table:table-cell table:style-name="ce49" table:number-columns-repeated="14"/>
          <table:table-cell table:number-columns-repeated="12"/>
        </table:table-row>
        <table:table-row table:style-name="ro4">
          <table:table-cell table:style-name="ce60" office:value-type="string" calcext:value-type="string">
            <text:p>Para cambiar o formato numérico dunha cela de borde azul, elixa o tipo de dato da</text:p>
          </table:table-cell>
          <table:table-cell table:style-name="ce49" table:number-columns-repeated="14"/>
          <table:table-cell table:number-columns-repeated="12"/>
        </table:table-row>
        <table:table-row table:style-name="ro4">
          <table:table-cell table:style-name="ce60" office:value-type="string" calcext:value-type="string">
            <text:p>segunda barra de ferramentas. Se non aparecen os formatos que necesita, 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 → Personalizar → (pestaña) Barras de ferramentas </text:p>
          </table:table-cell>
          <table:table-cell table:style-name="ce49" table:number-columns-repeated="14"/>
          <table:table-cell table:number-columns-repeated="12"/>
        </table:table-row>
        <table:table-row table:style-name="ro4">
          <table:table-cell table:style-name="ce60" office:value-type="string" calcext:value-type="string">
            <text:p>e en Barra de ferramentas elixa</text:p>
          </table:table-cell>
          <table:table-cell table:style-name="ce49" table:number-columns-repeated="14"/>
          <table:table-cell table:number-columns-repeated="12"/>
        </table:table-row>
        <table:table-row table:style-name="ro4">
          <table:table-cell table:style-name="ce69" office:value-type="string" calcext:value-type="string">
            <text:p>Formatado</text:p>
          </table:table-cell>
          <table:table-cell table:style-name="ce49" table:number-columns-repeated="14"/>
          <table:table-cell table:number-columns-repeated="12"/>
        </table:table-row>
        <table:table-row table:style-name="ro4">
          <table:table-cell table:style-name="ce60" office:value-type="string" calcext:value-type="string">
            <text:p>e marque</text:p>
          </table:table-cell>
          <table:table-cell table:style-name="ce49" table:number-columns-repeated="14"/>
          <table:table-cell table:number-columns-repeated="12"/>
        </table:table-row>
        <table:table-row table:style-name="ro4">
          <table:table-cell table:style-name="ce71" office:value-type="string" calcext:value-type="string">
            <text:p>Científico</text:p>
          </table:table-cell>
          <table:table-cell table:style-name="ce49" table:number-columns-repeated="14"/>
          <table:table-cell table:number-columns-repeated="12"/>
        </table:table-row>
        <table:table-row table:style-name="ro4">
          <table:table-cell table:style-name="ce60" office:value-type="string" calcext:value-type="string">
            <text:p>Se aparecen demasiados decimais o formato exponencial cando non o necesita</text:p>
          </table:table-cell>
          <table:table-cell table:style-name="ce49" table:number-columns-repeated="14"/>
          <table:table-cell table:number-columns-repeated="12"/>
        </table:table-row>
        <table:table-row table:style-name="ro4">
          <table:table-cell table:style-name="ce60" office:value-type="string" calcext:value-type="string">
            <text:p>faga clic na cela e pulse a combinación de teclas</text:p>
          </table:table-cell>
          <table:table-cell table:style-name="ce49" table:number-columns-repeated="3"/>
          <table:table-cell table:style-name="ce49" office:value-type="string" calcext:value-type="string">
            <text:p>Ctrl <text:span text:style-name="T7">M</text:span></text:p>
          </table:table-cell>
          <table:table-cell table:style-name="ce60" office:value-type="string" calcext:value-type="string">
            <text:p>(Eliminar formatado directo)</text:p>
          </table:table-cell>
          <table:table-cell table:style-name="ce49" table:number-columns-repeated="9"/>
          <table:table-cell table:number-columns-repeated="12"/>
        </table:table-row>
        <table:table-row table:style-name="ro4">
          <table:table-cell table:style-name="ce49" table:number-columns-repeated="15"/>
          <table:table-cell table:number-columns-repeated="12"/>
        </table:table-row>
        <table:table-row table:style-name="ro4">
          <table:table-cell table:style-name="ce72" office:value-type="string" calcext:value-type="string">
            <text:p>Copiar un resultado noutra cela</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Na cela onde se desexa colocar un valor que é o resultado dun apartado anterior</text:p>
          </table:table-cell>
          <table:table-cell table:style-name="ce49" table:number-columns-repeated="14"/>
          <table:table-cell table:number-columns-repeated="12"/>
        </table:table-row>
        <table:table-row table:style-name="ro4">
          <table:table-cell table:style-name="ce60" office:value-type="string" calcext:value-type="string">
            <text:p>escríbese</text:p>
          </table:table-cell>
          <table:table-cell table:style-name="ce84" office:value-type="string" calcext:value-type="string">
            <text:p>=AVALOR()</text:p>
          </table:table-cell>
          <table:table-cell table:style-name="ce49" office:value-type="string" calcext:value-type="string">
            <text:p><text:s/></text:p>
          </table:table-cell>
          <table:table-cell table:style-name="ce49" table:number-columns-repeated="12"/>
          <table:table-cell table:number-columns-repeated="12"/>
        </table:table-row>
        <table:table-row table:style-name="ro4">
          <table:table-cell table:style-name="ce60" office:value-type="string" calcext:value-type="string">
            <text:p>Faise clic no medio dos parénteses desta fórmula</text:p>
          </table:table-cell>
          <table:table-cell table:style-name="ce49" table:number-columns-repeated="14"/>
          <table:table-cell table:number-columns-repeated="12"/>
        </table:table-row>
        <table:table-row table:style-name="ro4">
          <table:table-cell table:style-name="ce60" office:value-type="string" calcext:value-type="string">
            <text:p>e despois faise clic na cela que contén o resultado que se quere copiar.</text:p>
          </table:table-cell>
          <table:table-cell table:style-name="ce49" table:number-columns-repeated="14"/>
          <table:table-cell table:number-columns-repeated="12"/>
        </table:table-row>
        <table:table-row table:style-name="ro4">
          <table:table-cell table:style-name="ce60" office:value-type="string" calcext:value-type="string">
            <text:p>Lévase o cursor á liña de entrada onde aparece a fórmula, faise clic e púlsase a tecla «F9»</text:p>
          </table:table-cell>
          <table:table-cell table:style-name="ce49" table:number-columns-repeated="14"/>
          <table:table-cell table:number-columns-repeated="12"/>
        </table:table-row>
        <table:table-row table:style-name="ro4">
          <table:table-cell table:style-name="ce60" office:value-type="string" calcext:value-type="string">
            <text:p>Púlsase a tecla ↲ («Intro») dúas veces e o resultado queda gardado na cela.</text:p>
          </table:table-cell>
          <table:table-cell table:style-name="ce49" table:number-columns-repeated="14"/>
          <table:table-cell table:number-columns-repeated="12"/>
        </table:table-row>
        <table:table-row table:style-name="ro4">
          <table:table-cell table:style-name="DatoEntrada"/>
          <table:table-cell table:style-name="ce49"/>
          <table:table-cell table:style-name="ce49" office:value-type="string" calcext:value-type="string">
            <text:p>Resultado:</text:p>
          </table:table-cell>
          <table:table-cell table:style-name="ce49" table:formula="of:=NUMFORMA(PI();5)" office:value-type="string" office:string-value="3,1416" calcext:value-type="string">
            <text:p>3,1416</text:p>
          </table:table-cell>
          <table:table-cell table:style-name="ce49" table:number-columns-repeated="11"/>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Que pasa?</text:p>
          </table:table-cell>
          <table:table-cell table:style-name="ce49" table:number-columns-repeated="14"/>
          <table:table-cell table:number-columns-repeated="12"/>
        </table:table-row>
        <table:table-row table:style-name="ro4">
          <table:table-cell table:style-name="ce54" office:value-type="string" calcext:value-type="string">
            <text:p>Non se poden modificar as celas protexida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o intentar escribir nunha cela de borde azul aparece unha mensaxe</text:p>
          </table:table-cell>
          <table:table-cell table:style-name="ce49" table:number-columns-repeated="14"/>
          <table:table-cell table:number-columns-repeated="12"/>
        </table:table-row>
        <table:table-row table:style-name="ro4">
          <table:table-cell table:style-name="ce69" office:value-type="string" calcext:value-type="string">
            <text:p>Non é posible modificar modificar as celas protexidas.</text:p>
          </table:table-cell>
          <table:table-cell table:style-name="ce49" table:number-columns-repeated="14"/>
          <table:table-cell table:number-columns-repeated="12"/>
        </table:table-row>
        <table:table-row table:style-name="ro4">
          <table:table-cell table:style-name="ce74" office:value-type="string" calcext:value-type="string">
            <text:p>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Copie outra cela de borde azul e péguela na cela na que non podía escribir. </text:p>
          </table:table-cell>
          <table:table-cell table:style-name="ce49" table:number-columns-repeated="14"/>
          <table:table-cell table:number-columns-repeated="12"/>
        </table:table-row>
        <table:table-row table:style-name="ro4">
          <table:table-cell table:style-name="ce60" office:value-type="string" calcext:value-type="string">
            <text:p>Volv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Se non o fai probablemente perda as ecuacións que fan funcionar a folla)</text:p>
          </table:table-cell>
          <table:table-cell table:style-name="ce49" table:number-columns-repeated="14"/>
          <table:table-cell table:number-columns-repeated="12"/>
        </table:table-row>
        <table:table-row table:style-name="ro4">
          <table:table-cell table:style-name="ce60" office:value-type="string" calcext:value-type="string">
            <text:p>Agora debería poder escribir na cela (ou borrar o seu contid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Aparecen erros nos resultad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parece</text:p>
          </table:table-cell>
          <table:table-cell table:style-name="ce85" table:formula="of:=NA()" office:value-type="string" office:string-value="" calcext:value-type="error">
            <text:p>#N/D</text:p>
          </table:table-cell>
          <table:table-cell table:style-name="ce60" office:value-type="string" calcext:value-type="string">
            <text:p>ou outros erros nalgunha cela haberá que revisar os menús despregables.</text:p>
          </table:table-cell>
          <table:table-cell table:style-name="ce49" table:number-columns-repeated="12"/>
          <table:table-cell table:number-columns-repeated="12"/>
        </table:table-row>
        <table:table-row table:style-name="ro4">
          <table:table-cell table:style-name="ce60" office:value-type="string" calcext:value-type="string">
            <text:p>O máis probable é que queden opcións dun problema anterior que xa non son válidas </text:p>
          </table:table-cell>
          <table:table-cell table:style-name="ce49" table:number-columns-repeated="14"/>
          <table:table-cell table:number-columns-repeated="12"/>
        </table:table-row>
        <table:table-row table:style-name="ro4">
          <table:table-cell table:style-name="ce60" office:value-type="string" calcext:value-type="string">
            <text:p>para o problema actual. Despregue os menús en fondo salmón e elixa unha das opcións da lista.</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O botón «Borrar datos» non vai</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É posible que os botóns de formulario estean en modo deseño.</text:p>
          </table:table-cell>
          <table:table-cell table:style-name="ce49" table:number-columns-repeated="14"/>
          <table:table-cell table:number-columns-repeated="12"/>
        </table:table-row>
        <table:table-row table:style-name="ro4">
          <table:table-cell table:style-name="ce60" office:value-type="string" calcext:value-type="string">
            <text:p>Probe con</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60" office:value-type="string" calcext:value-type="string">
            <text:p>e comprobe que o modo deseño (a 2ª icona con aspecto dunha man co dedo índice) non está activado.</text:p>
          </table:table-cell>
          <table:table-cell table:style-name="ce49" table:number-columns-repeated="14"/>
          <table:table-cell table:number-columns-repeated="12"/>
        </table:table-row>
        <table:table-row table:style-name="ro4">
          <table:table-cell table:style-name="ce60" office:value-type="string" calcext:value-type="string">
            <text:p>Se o está, desactívelo (clic nesa icona) e peche esa barra de ferramentas.</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Exemplo de ligazón</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Esta é unha ligazón</text:p>
          </table:table-cell>
          <table:table-cell table:style-name="ce49"/>
          <table:table-cell table:style-name="ce141" office:value-type="string" calcext:value-type="string">
            <text:p><text:a xlink:href="#DescrFunc" xlink:type="simple">Funcións</text:a></text:p>
          </table:table-cell>
          <table:table-cell table:style-name="ce49" table:number-columns-repeated="12"/>
          <table:table-cell table:number-columns-repeated="12"/>
        </table:table-row>
        <table:table-row table:style-name="ro4">
          <table:table-cell table:style-name="ce49" table:number-columns-repeated="15"/>
          <table:table-cell table:number-columns-repeated="12"/>
        </table:table-row>
        <table:table-row table:style-name="ro4">
          <table:table-cell table:style-name="ce33" office:value-type="string" calcext:value-type="string">
            <text:p>Actualizado</text:p>
          </table:table-cell>
          <table:table-cell table:style-name="ce39" office:value-type="date" office:date-value="2020-03-09" calcext:value-type="date">
            <text:p>09/03/20</text:p>
          </table:table-cell>
          <table:table-cell table:style-name="ce49" table:number-columns-repeated="13"/>
          <table:table-cell table:number-columns-repeated="12"/>
        </table:table-row>
        <table:table-row table:style-name="ro4" table:number-rows-repeated="9">
          <table:table-cell table:style-name="ce49" table:number-columns-repeated="15"/>
          <table:table-cell table:number-columns-repeated="12"/>
        </table:table-row>
        <table:table-row table:style-name="ro4" table:number-rows-repeated="1048450">
          <table:table-cell table:number-columns-repeated="27"/>
        </table:table-row>
        <table:table-row table:style-name="ro4">
          <table:table-cell table:number-columns-repeated="27"/>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4" table:default-cell-style-name="ce37"/>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18" table:default-cell-style-name="ce37"/>
        <table:table-column table:style-name="co20" table:default-cell-style-name="ce37"/>
        <table:table-column table:style-name="co21" table:default-cell-style-name="ce37"/>
        <table:table-column table:style-name="co22" table:default-cell-style-name="ce37"/>
        <table:table-column table:style-name="co21" table:default-cell-style-name="ce37"/>
        <table:table-column table:style-name="co23" table:default-cell-style-name="ce37"/>
        <table:table-column table:style-name="co4" table:number-columns-repeated="5" table:default-cell-style-name="ce37"/>
        <table:table-column table:style-name="co24" table:default-cell-style-name="ce37"/>
        <table:table-column table:style-name="co11" table:default-cell-style-name="ce37"/>
        <table:table-column table:style-name="co25" table:default-cell-style-name="ce37"/>
        <table:table-column table:style-name="co10" table:number-columns-repeated="2" table:default-cell-style-name="ce37"/>
        <table:table-column table:style-name="co26" table:default-cell-style-name="ce37"/>
        <table:table-column table:style-name="co10" table:number-columns-repeated="2" table:default-cell-style-name="ce37"/>
        <table:table-column table:style-name="co27" table:default-cell-style-name="ce37"/>
        <table:table-column table:style-name="co16" table:default-cell-style-name="ce37"/>
        <table:table-column table:style-name="co28" table:default-cell-style-name="ce37"/>
        <table:table-column table:style-name="co29" table:default-cell-style-name="ce37"/>
        <table:table-column table:style-name="co10" table:default-cell-style-name="ce37"/>
        <table:table-column table:style-name="co11" table:default-cell-style-name="ce37"/>
        <table:table-column table:style-name="co30" table:default-cell-style-name="ce37"/>
        <table:table-column table:style-name="co31" table:default-cell-style-name="ce37"/>
        <table:table-column table:style-name="co32" table:default-cell-style-name="ce37"/>
        <table:table-column table:style-name="co10" table:number-columns-repeated="30" table:default-cell-style-name="ce37"/>
        <table:table-row table:style-name="ro7">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text:p/>
          </table:table-cell>
          <table:table-cell table:style-name="ce53" table:formula="of:=IF(OR([.R2];[.R20]);[.AB29];&quot;&quot;)">
            <text:p/>
          </table:table-cell>
          <table:table-cell table:style-name="ce52" table:formula="of:=IF(OR([.R2];[.R20]);[.AA29];&quot;&quot;)">
            <text:p/>
          </table:table-cell>
          <table:table-cell table:style-name="ce52">
            <draw:control table:end-cell-address="Enunciado.G2" table:end-x="2.138cm" table:end-y="0.009cm" draw:z-index="7" draw:style-name="gr1" draw:text-style-name="P1" svg:width="1.994cm" svg:height="0.458cm" svg:x="0.144cm" svg:y="0cm" draw:control="control2"/>
          </table:table-cell>
          <table:table-cell table:style-name="ce52"/>
          <table:table-cell table:style-name="ce33"/>
          <table:table-cell table:style-name="ce33" office:value-type="string" calcext:value-type="string">
            <text:p>Ir a…</text:p>
          </table:table-cell>
          <table:table-cell table:style-name="ce33"/>
          <table:table-cell table:style-name="ce277" table:content-validation-name="val18" office:value-type="string" calcext:value-type="string">
            <text:p>Axuda</text:p>
          </table:table-cell>
          <table:table-cell table:style-name="ce33" table:number-columns-repeated="5"/>
          <table:table-cell table:style-name="ce105" office:value-type="string" calcext:value-type="string">
            <text:p>Masa planeta</text:p>
          </table:table-cell>
          <table:table-cell table:style-name="ce241" office:value-type="string" calcext:value-type="string">
            <text:p>Raio órbita</text:p>
          </table:table-cell>
          <table:table-cell table:style-name="ce105" office:value-type="string" calcext:value-type="string">
            <text:p>Período (s)</text:p>
          </table:table-cell>
          <table:table-cell table:style-name="ce241" office:value-type="string" calcext:value-type="string">
            <text:p>Velocidade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241" office:value-type="string" calcext:value-type="string">
            <text:p>Menú chan</text:p>
          </table:table-cell>
          <table:table-cell table:style-name="ce105" office:value-type="string" calcext:value-type="string">
            <text:p>Menú peso/campo</text:p>
          </table:table-cell>
          <table:table-cell table:style-name="ce105" office:value-type="string" calcext:value-type="string">
            <text:p>Menú E órb./suelo</text:p>
          </table:table-cell>
          <table:table-cell table:style-name="ce105"/>
          <table:table-cell table:number-columns-repeated="29"/>
        </table:table-row>
        <table:table-row table:style-name="ro7">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257" office:value-type="float" office:value="64.5" calcext:value-type="float">
            <text:p>64,5</text:p>
          </table:table-cell>
          <table:table-cell table:style-name="ce52" office:value-type="string" calcext:value-type="string">
            <text:p>kg</text:p>
          </table:table-cell>
          <table:table-cell table:style-name="ce52" table:number-columns-repeated="2"/>
          <table:table-cell table:style-name="ce33"/>
          <table:table-cell table:style-name="ce19" office:value-type="string" calcext:value-type="string">
            <text:p><text:a xlink:href="#Introd" xlink:type="simple">Introdución</text:a></text:p>
          </table:table-cell>
          <table:table-cell table:style-name="ce33"/>
          <table:table-cell table:style-name="ce280" table:formula="of:=IF([.L1]=[.L68];[.L71];&quot;&quot;)" office:value-type="string" office:string-value="Se hai datos doutro problema distinto, faga clic en «Borrar datos» e faga clic no botón «Aceptar» do cadro de diálogo que aparecerá.&#10;Nas celas de cor salmón elixa entre as magnitudes, unidades ou cantidades propostas, ou pulse a tecla «Supr», «Del» o ⌫ para deixala en branco.&#10;Nas celas de cor branca escriba o valor da magnitude elixida nas unidades que aparecen a súa dereita. Se aparecen en formato científico pode volvelas a formato normal facendo clic na cela e pulsando as teclas Ctrl M.&#10;Pode deixar algunhas celas en branco, pero se os datos non chegan para resolver o problema, aparecerá un aviso de «Faltan datos!»&#10;Na primeira cela de cor branca escriba a masa do satélite se vai a calcular a enerxía ou a forza. Se non é así, pode deixala en branco.&#10;Nas celas seguintes escriba a masa do astro central (Sol, Terra ou planeta), o seu raio (nas unidades que elixa) ou, se falta o raio ou a masa, o valor da aceleración da gravidade no chan do astro.&#10;Se escribe a masa do astro, empregarase o valor da constante G amosado.&#10;Á dereita de «A órbita é circular de» elixa entre «Altura» e «Raio» da órbita, escriba á dereita o seu valor e elixa as unidades na cela contigua.&#10;Se non elixiu nada, na seguinte fila elixa entre «Período», «Frecuencia» e «Velocidade» do satélite, escriba á dereita o seu valor e elixa as unidades.&#10;Á dereita de «Cifras significativas»: Escriba o número (1 a 6) de cifras dos resultados. Se a deixa en branco, amósaos con 3 cifras significativas.&#10;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 calcext:value-type="string" table:number-columns-spanned="1" table:number-rows-spanned="26">
            <text:p>Se hai datos doutro problema distinto, faga clic en «Borrar datos» e faga clic no botón «Aceptar» do cadro de diálogo que aparecerá.</text:p>
            <text:p>Nas celas de cor salmón elixa entre as magnitudes, unidades ou cantidades propostas, ou pulse a tecla «Supr», «Del» o ⌫ para deixala en branco.</text:p>
            <text:p>Nas celas de cor branca escriba o valor da magnitude elixida nas unidades que aparecen a súa dereita. Se aparecen en formato científico pode volvelas a formato normal facendo clic na cela e pulsando as teclas Ctrl M.</text:p>
            <text:p>Pode deixar algunhas celas en branco, pero se os datos non chegan para resolver o problema, aparecerá un aviso de «Faltan datos!»</text:p>
            <text:p>Na primeira cela de cor branca escriba a masa do satélite se vai a calcular a enerxía ou a forza. Se non é así, pode deixala en branco.</text:p>
            <text:p>Nas celas seguintes escriba a masa do astro central (Sol, Terra ou planeta), o seu raio (nas unidades que elixa) ou, se falta o raio ou a masa, o valor da aceleración da gravidade no chan do astro.</text:p>
            <text:p>Se escribe a masa do astro, empregarase o valor da constante G amosado.</text:p>
            <text:p>Á dereita de «A órbita é circular de» elixa entre «Altura» e «Raio» da órbita, escriba á dereita o seu valor e elixa as unidades na cela contigua.</text:p>
            <text:p>Se non elixiu nada, na seguinte fila elixa entre «Período», «Frecuencia» e «Velocidade» do satélite, escriba á dereita o seu valor e elixa as unidades.</text:p>
            <text:p>Á dereita de «Cifras significativas»: Escriba o número (1 a 6) de cifras dos resultados. Se a deixa en branco, amósaos con 3 cifras significativas.</text:p>
            <text:p>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p>
          </table:table-cell>
          <table:table-cell table:style-name="ce33" table:number-columns-repeated="5"/>
          <table:table-cell table:style-name="ce190" table:formula="of:=NOT(ISBLANK([.E3]))" office:value-type="boolean" office:boolean-value="false" calcext:value-type="boolean">
            <text:p>FALSO</text:p>
          </table:table-cell>
          <table:table-cell table:style-name="ce190" table:formula="of:=AND([.C6]=[.V3];NOT(ISBLANK([.E6]));NOT(ISBLANK([.F6])))" office:value-type="boolean" office:boolean-value="true" calcext:value-type="boolean">
            <text:p>VERDADER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osta</text:p>
          </table:table-cell>
          <table:table-cell/>
          <table:table-cell table:style-name="ce105" office:value-type="string" calcext:value-type="string">
            <text:p>Un. enerxía</text:p>
          </table:table-cell>
          <table:table-cell table:style-name="ce105"/>
          <table:table-cell table:style-name="ce105" table:formula="of:=IF([.$S$21];[.AI2];&quot; &quot;)" office:value-type="string" office:string-value="mandalo ao infinito" calcext:value-type="string">
            <text:p>mandalo ao infinito</text:p>
          </table:table-cell>
          <table:table-cell table:style-name="ce105" table:formula="of:=IF([.$R$12];&quot;&quot;;[.AJ2])" office:value-type="string" office:string-value="Forza gravitacional" calcext:value-type="string">
            <text:p>Forza gravitacional</text:p>
          </table:table-cell>
          <table:table-cell table:style-name="ce201" table:formula="of:=IF([.$R$12];&quot;&quot;;[.AK2])" office:value-type="string" office:string-value="Enerxía na órbita" calcext:value-type="string">
            <text:p>Enerxía na órbita</text:p>
          </table:table-cell>
          <table:table-cell table:style-name="ce299" office:value-type="string" calcext:value-type="string">
            <text:p>mandalo ao infinito</text:p>
          </table:table-cell>
          <table:table-cell table:style-name="ce241" office:value-type="string" calcext:value-type="string">
            <text:p>Forza gravitacional</text:p>
          </table:table-cell>
          <table:table-cell table:style-name="ce263" office:value-type="string" calcext:value-type="string">
            <text:p>Enerxía na órbita</text:p>
          </table:table-cell>
          <table:table-cell table:number-columns-repeated="27"/>
        </table:table-row>
        <table:table-row table:style-name="ro7">
          <table:table-cell table:style-name="ce52"/>
          <table:table-cell table:style-name="ce113" office:value-type="string" calcext:value-type="string">
            <text:p>xira arredor dun astro de masa</text:p>
          </table:table-cell>
          <table:table-cell table:style-name="ce52"/>
          <table:table-cell table:style-name="ce160" office:value-type="string" calcext:value-type="string">
            <text:p>M =</text:p>
          </table:table-cell>
          <table:table-cell table:style-name="ce230"/>
          <table:table-cell table:style-name="ce52" office:value-type="string" calcext:value-type="string">
            <text:p>kg</text:p>
          </table:table-cell>
          <table:table-cell table:style-name="ce52" table:number-columns-repeated="2"/>
          <table:table-cell table:style-name="ce33"/>
          <table:table-cell table:style-name="ce141" office:value-type="string" calcext:value-type="string">
            <text:p><text:a xlink:href="#NotasAyuda" xlink:type="simple">Axuda</text:a></text:p>
          </table:table-cell>
          <table:table-cell table:style-name="ce33"/>
          <table:covered-table-cell table:style-name="ce33"/>
          <table:table-cell table:style-name="ce33" table:number-columns-repeated="5"/>
          <table:table-cell table:style-name="ce191" office:value-type="string" calcext:value-type="string">
            <text:p>∛→</text:p>
          </table:table-cell>
          <table:table-cell table:style-name="ce196" table:formula="of:=([.$AB$17]*[.$T$3]^2*[.$AB$14]/(4*PI()*PI()))^(1/3)" office:value-type="float" office:value="0" calcext:value-type="float">
            <text:p>0,00E+000</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 calcext:value-type="string">
            <text:p>s</text:p>
          </table:table-cell>
          <table:table-cell/>
          <table:table-cell table:style-name="ce105" office:value-type="string" calcext:value-type="string">
            <text:p>J</text:p>
          </table:table-cell>
          <table:table-cell table:style-name="ce241" office:value-type="string" calcext:value-type="string">
            <text:p>Enerxía</text:p>
          </table:table-cell>
          <table:table-cell table:style-name="ce105" table:formula="of:=IF([.$R$12];&quot;&quot;;[.AI3])" office:value-type="string" office:string-value="alcanzar a altura" calcext:value-type="string">
            <text:p>alcanzar a altura</text:p>
          </table:table-cell>
          <table:table-cell table:style-name="ce105" table:formula="of:=IF([.$R$12];&quot;&quot;;[.AJ3])" office:value-type="string" office:string-value="Campo gravitacional" calcext:value-type="string">
            <text:p>Campo gravitacional</text:p>
          </table:table-cell>
          <table:table-cell table:style-name="ce201" table:formula="of:=IF([.S21];[.AK3];&quot;&quot;)" office:value-type="string" office:string-value="Enerxía no chan" calcext:value-type="string">
            <text:p>Enerxía no chan</text:p>
          </table:table-cell>
          <table:table-cell table:style-name="ce241" office:value-type="string" calcext:value-type="string">
            <text:p>alcanzar a altura</text:p>
          </table:table-cell>
          <table:table-cell table:style-name="ce105" office:value-type="string" calcext:value-type="string">
            <text:p>Campo gravitacional</text:p>
          </table:table-cell>
          <table:table-cell table:style-name="ce263" office:value-type="string" calcext:value-type="string">
            <text:p>Enerxía no chan</text:p>
          </table:table-cell>
          <table:table-cell table:number-columns-repeated="27"/>
        </table:table-row>
        <table:table-row table:style-name="ro7">
          <table:table-cell table:style-name="ce52"/>
          <table:table-cell table:style-name="ce113" office:value-type="string" calcext:value-type="string">
            <text:p>e raio</text:p>
          </table:table-cell>
          <table:table-cell table:style-name="ce52"/>
          <table:table-cell table:style-name="ce160" office:value-type="string" calcext:value-type="string">
            <text:p>R =</text:p>
          </table:table-cell>
          <table:table-cell table:style-name="ce230" office:value-type="float" office:value="6370" calcext:value-type="float">
            <text:p>6370</text:p>
          </table:table-cell>
          <table:table-cell table:style-name="ce259" table:content-validation-name="val10" office:value-type="string" calcext:value-type="string">
            <text:p>km</text:p>
          </table:table-cell>
          <table:table-cell table:style-name="ce175" table:formula="of:=IF(AND(NOT(ISBLANK([.E4]));ISBLANK([.F4]));[.AH6];&quot;&quot;)">
            <text:p/>
          </table:table-cell>
          <table:table-cell table:style-name="ce52"/>
          <table:table-cell table:style-name="ce33" table:number-columns-repeated="3"/>
          <table:covered-table-cell table:style-name="ce33"/>
          <table:table-cell table:style-name="ce33" table:number-columns-repeated="5"/>
          <table:table-cell table:style-name="ce192"/>
          <table:table-cell table:style-name="ce197" table:formula="of:=IF([.$S$2];AVALOR([.E6])*[.S10];IF([.$S$9];AVALOR([.E6])*[.S10]+[.AB13];IF([.$U$2];[.AB15]/[.U3]^2;IF([.S6];[.AB13];0))))" office:value-type="float" office:value="14778400" calcext:value-type="float">
            <text:p>1,48E+007</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 calcext:value-type="string">
            <text:p>min</text:p>
          </table:table-cell>
          <table:table-cell/>
          <table:table-cell table:style-name="ce105" office:value-type="string" calcext:value-type="string">
            <text:p>kJ</text:p>
          </table:table-cell>
          <table:table-cell table:style-name="ce241" office:value-type="string" calcext:value-type="string">
            <text:p>Velocidade</text:p>
          </table:table-cell>
          <table:table-cell table:style-name="ce105" table:formula="of:=IF([.$R$12];&quot;&quot;;[.AI4])" office:value-type="string" office:string-value="poñelo en órbita" calcext:value-type="string">
            <text:p>poñelo en órbita</text:p>
          </table:table-cell>
          <table:table-cell table:style-name="ce105" table:formula="of:=IF([.$R$12];&quot;&quot;;[.AJ4])" office:value-type="string" office:string-value="Gravidade relativa" calcext:value-type="string">
            <text:p>Gravidade relativa</text:p>
          </table:table-cell>
          <table:table-cell table:style-name="ce105"/>
          <table:table-cell table:style-name="ce241" office:value-type="string" calcext:value-type="string">
            <text:p>poñelo en órbita</text:p>
          </table:table-cell>
          <table:table-cell table:style-name="ce241" office:value-type="string" calcext:value-type="string">
            <text:p>Gravidade relativa</text:p>
          </table:table-cell>
          <table:table-cell table:number-columns-repeated="28"/>
        </table:table-row>
        <table:table-row table:style-name="ro7">
          <table:table-cell table:style-name="ce52"/>
          <table:table-cell table:style-name="ce113" table:formula="of:=IF(NOT([.$R$2]);&quot;no que a gravidade no chan é&quot;;&quot;&quot;)" office:value-type="string" office:string-value="no que a gravidade no chan é" calcext:value-type="string">
            <text:p>no que a gravidade no chan é</text:p>
          </table:table-cell>
          <table:table-cell table:style-name="ce52"/>
          <table:table-cell table:style-name="ce160" table:formula="of:=IF(NOT([.$R$2]);&quot;g₀ =&quot;;&quot;&quot;)" office:value-type="string" office:string-value="g₀ =" calcext:value-type="string">
            <text:p>g₀ =</text:p>
          </table:table-cell>
          <table:table-cell table:style-name="ce230" office:value-type="float" office:value="9.8" calcext:value-type="float">
            <text:p>9,8</text:p>
          </table:table-cell>
          <table:table-cell table:style-name="ce52" table:formula="of:=IF(NOT([.$R$2]);&quot;m/s²&quot;;&quot;&quot;)" office:value-type="string" office:string-value="m/s²" calcext:value-type="string">
            <text:p>m/s²</text:p>
          </table:table-cell>
          <table:table-cell table:style-name="ce162"/>
          <table:table-cell table:style-name="ce52"/>
          <table:table-cell table:style-name="ce33"/>
          <table:table-cell table:style-name="ce19" office:value-type="string" calcext:value-type="string">
            <text:p><text:a xlink:href="#Periodo" xlink:type="simple">Cálculo do período</text:a></text:p>
          </table:table-cell>
          <table:table-cell table:style-name="ce33"/>
          <table:covered-table-cell table:style-name="ce33"/>
          <table:table-cell table:style-name="ce33" table:number-columns-repeated="5"/>
          <table:table-cell table:style-name="ce105" office:value-type="string" calcext:value-type="string">
            <text:p>Masa satélite</text:p>
          </table:table-cell>
          <table:table-cell table:style-name="ce241" office:value-type="string" calcext:value-type="string">
            <text:p>Ra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 calcext:value-type="string">
            <text:p>h</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3" calcext:value-type="float">
            <text:p>3</text:p>
          </table:table-cell>
          <table:table-cell table:style-name="ce105" table:formula="of:=IF([.$AF$7];[.AE7];&quot;&quot;)" office:value-type="string" office:string-value="Momento angular" calcext:value-type="string">
            <text:p>Momento angular</text:p>
          </table:table-cell>
          <table:table-cell table:style-name="ce105"/>
          <table:table-cell/>
          <table:table-cell table:style-name="ce105" office:value-type="string" calcext:value-type="string">
            <text:p>Momento angular</text:p>
          </table:table-cell>
          <table:table-cell table:number-columns-repeated="28"/>
        </table:table-row>
        <table:table-row table:style-name="ro7">
          <table:table-cell table:style-name="ce52"/>
          <table:table-cell table:style-name="ce113" table:formula="of:=IF(OR(ISBLANK([.E7]);[.S12];[.S17]);&quot;A órbita é circular de&quot;;&quot;&quot;)" office:value-type="string" office:string-value="A órbita é circular de" calcext:value-type="string">
            <text:p>A órbita é circular de</text:p>
          </table:table-cell>
          <table:table-cell table:style-name="ce233" table:content-validation-name="val6" office:value-type="string" calcext:value-type="string">
            <text:p>raio</text:p>
          </table:table-cell>
          <table:table-cell table:style-name="ce160" table:formula="of:=IF([.C6]=[.V3];&quot;r =&quot;;IF([.C6]=[.V4];&quot;h =&quot;;&quot;&quot;))" office:value-type="string" office:string-value="r =" calcext:value-type="string">
            <text:p>r =</text:p>
          </table:table-cell>
          <table:table-cell table:style-name="ce230" office:value-type="float" office:value="2.32" calcext:value-type="float">
            <text:p>2,32</text:p>
          </table:table-cell>
          <table:table-cell table:style-name="ce259" table:content-validation-name="val12" office:value-type="string" calcext:value-type="string">
            <text:p>R astro</text:p>
          </table:table-cell>
          <table:table-cell table:style-name="ce176" table:formula="of:=IF(AND(NOT(ISBLANK([.E6]));ISBLANK([.F6]));[.AH6];IF(NOT(ISBLANK([.E6]));IF(NOT(ISERROR([.AB13]));IF([.AC13]&lt;[.AB13];[.AH8];&quot;&quot;);&quot;&quot;);&quot;&quot;))">
            <text:p/>
          </table:table-cell>
          <table:table-cell table:style-name="ce52"/>
          <table:table-cell table:style-name="ce33"/>
          <table:table-cell table:style-name="ce19" office:value-type="string" calcext:value-type="string">
            <text:p><text:a xlink:href="#Altura" xlink:type="simple">Cálculo da altura</text:a></text:p>
          </table:table-cell>
          <table:table-cell table:style-name="ce33"/>
          <table:covered-table-cell table:style-name="ce33"/>
          <table:table-cell table:style-name="ce33" table:number-columns-repeated="5"/>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0">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s" calcext:value-type="string">
            <text:p>días</text:p>
          </table:table-cell>
          <table:table-cell/>
          <table:table-cell table:style-name="ce105" office:value-type="string" calcext:value-type="string">
            <text:p>GJ</text:p>
          </table:table-cell>
          <table:table-cell table:style-name="Default"/>
          <table:table-cell table:style-name="ce105"/>
          <table:table-cell table:style-name="ce181" table:formula="of:=IF(ISBLANK([.C22]);0;MATCH([.C22];[.AG2:.AG5];0))" office:value-type="float" office:value="4" calcext:value-type="float">
            <text:p>4</text:p>
          </table:table-cell>
          <table:table-cell table:style-name="ce105" office:value-type="string" calcext:value-type="string">
            <text:p>Unidades!</text:p>
          </table:table-cell>
          <table:table-cell table:number-columns-repeated="30"/>
        </table:table-row>
        <table:table-row table:style-name="ro7">
          <table:table-cell table:style-name="ce52"/>
          <table:table-cell table:style-name="ce113" table:formula="of:=IF(OR([.S12];[.S17];ISBLANK([.E6]));&quot;O satélite xira cun&quot;&amp;IF([.V10]=1;&quot;&quot;;&quot;ha&quot;);&quot;&quot;)">
            <text:p/>
          </table:table-cell>
          <table:table-cell table:style-name="ce200" table:content-validation-name="val7"/>
          <table:table-cell table:style-name="ce161" table:formula="of:=IF(ISBLANK([.C7]);&quot;&quot;;CHOOSE([.V10]+1;&quot;&quot;;&quot;T&quot;;&quot;f&quot;;&quot;v&quot;)&amp;&quot; =&quot;)">
            <text:p/>
          </table:table-cell>
          <table:table-cell table:style-name="ce230"/>
          <table:table-cell table:style-name="ce259" table:content-validation-name="val13"/>
          <table:table-cell table:style-name="ce176" table:formula="of:=IF(ISBLANK([.E7]);&quot;&quot;;IF(ISERROR([.AA9]);[.AH6];&quot;&quot;))">
            <text:p/>
          </table:table-cell>
          <table:table-cell table:style-name="ce52"/>
          <table:table-cell table:style-name="ce33"/>
          <table:table-cell table:style-name="ce19" office:value-type="string" calcext:value-type="string">
            <text:p><text:a xlink:href="#Peso" xlink:type="simple">Cálculo do peso</text:a></text:p>
          </table:table-cell>
          <table:table-cell table:style-name="ce33"/>
          <table:covered-table-cell table:style-name="ce33"/>
          <table:table-cell table:style-name="ce33" table:number-columns-repeated="5"/>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n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nos" calcext:value-type="string">
            <text:p>anos</text:p>
          </table:table-cell>
          <table:table-cell table:style-name="ce105" table:formula="of:=LEFT([.Y7];3)&amp;IF([.$V$26];&quot;s&quot;;&quot;⁻¹&quot;)" office:value-type="string" office:string-value="anos" calcext:value-type="string">
            <text:p>anos</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105"/>
          <table:table-cell table:style-name="ce105" office:value-type="string" calcext:value-type="string">
            <text:p>Faltan datos!</text:p>
          </table:table-cell>
          <table:table-cell table:number-columns-repeated="30"/>
        </table:table-row>
        <table:table-row table:style-name="ro7">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4"/>
          <table:table-cell table:style-name="ce33"/>
          <table:table-cell table:style-name="ce19" office:value-type="string" calcext:value-type="string">
            <text:p><text:a xlink:href="#Enerxia" xlink:type="simple">Cálculo da enerxía</text:a></text:p>
          </table:table-cell>
          <table:table-cell table:style-name="ce33"/>
          <table:covered-table-cell table:style-name="ce33"/>
          <table:table-cell table:style-name="ce33" table:number-columns-repeated="5"/>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0">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office:value-type="string" office:string-value="h:m:s" calcext:value-type="string">
            <text:p>h:m:s</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r &lt; R !</text:p>
          </table:table-cell>
          <table:table-cell table:number-columns-repeated="30"/>
        </table:table-row>
        <table:table-row table:style-name="ro7">
          <table:table-cell table:style-name="ce53" office:value-type="string" calcext:value-type="string">
            <text:p>a)</text:p>
          </table:table-cell>
          <table:table-cell table:style-name="ce113" table:formula="of:=IF([.T2];&quot;O raio/a altura&quot;;&quot;O período&quot;)&amp;&quot; da órbita do satélite&quot;&amp;IF([.U2];&quot;&quot;;&quot; e a velocidade&quot;)" office:value-type="string" office:string-value="O período da órbita do satélite e a velocidade" calcext:value-type="string">
            <text:p>O período da órbita do satélite e a velocidade</text:p>
          </table:table-cell>
          <table:table-cell table:style-name="ce52" table:number-columns-repeated="6"/>
          <table:table-cell table:style-name="ce33" table:number-columns-repeated="3"/>
          <table:covered-table-cell table:style-name="ce33"/>
          <table:table-cell table:style-name="ce33" table:number-columns-repeated="5"/>
          <table:table-cell table:style-name="ce190" table:formula="of:=NOT(ISBLANK([.E5]))" office:value-type="boolean" office:boolean-value="true" calcext:value-type="boolean">
            <text:p>VERDADER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254" office:value-type="string" calcext:value-type="string">
            <text:p>velocidade</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1" calcext:value-type="float">
            <text:p>1</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ce105" table:number-columns-repeated="3"/>
          <table:table-cell table:style-name="ce105" office:value-type="string" calcext:value-type="string">
            <text:p>clic</text:p>
          </table:table-cell>
          <table:table-cell table:number-columns-repeated="30"/>
        </table:table-row>
        <table:table-row table:style-name="ro7">
          <table:table-cell table:style-name="ce53" office:value-type="string" calcext:value-type="string">
            <text:p>b)</text:p>
          </table:table-cell>
          <table:table-cell table:style-name="ce113" table:formula="of:=IF([.R6];&quot;O peso do satélite na órbita&quot;;&quot;O valor da aceleración da gravidade á altura do satélite&quot;)" office:value-type="string" office:string-value="O peso do satélite na órbita" calcext:value-type="string">
            <text:p>O peso do satélite na órbita</text:p>
          </table:table-cell>
          <table:table-cell table:style-name="ce52" table:number-columns-repeated="6"/>
          <table:table-cell table:style-name="ce33"/>
          <table:table-cell table:style-name="ce49" office:value-type="string" calcext:value-type="string">
            <text:p>Ver o documento</text:p>
          </table:table-cell>
          <table:table-cell table:style-name="ce33"/>
          <table:covered-table-cell table:style-name="ce33"/>
          <table:table-cell table:style-name="ce33" table:number-columns-repeated="5"/>
          <table:table-cell table:style-name="ce105"/>
          <table:table-cell table:style-name="ce196" table:formula="of:=CHOOSE([.W10]+1;0;1;1000;[.AB13];[.$AD$17];[.Z4]*[.$AD$17];[.Z5]*[.$AD$17];[.Z8]*[.$AD$17])" office:value-type="float" office:value="6370000" calcext:value-type="float">
            <text:p>6,37E+006</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3" calcext:value-type="float">
            <text:p>3</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ce190" table:formula="of:=([.B18]=[.AK2])" office:value-type="boolean" office:boolean-value="true" calcext:value-type="boolean">
            <text:p>VERDADERO</text:p>
          </table:table-cell>
          <table:table-cell table:style-name="ce105" table:number-columns-repeated="3"/>
          <table:table-cell table:number-columns-repeated="30"/>
        </table:table-row>
        <table:table-row table:style-name="ro7">
          <table:table-cell table:style-name="ce53" table:formula="of:=IF([.R6];&quot;c)&quot;;&quot;&quot;)" office:value-type="string" office:string-value="c)" calcext:value-type="string">
            <text:p>c)</text:p>
          </table:table-cell>
          <table:table-cell table:style-name="ce113" table:formula="of:=IF([.R6];&quot;As enerxías cinética, potencial e mecánica do satélite.&quot;;&quot;&quot;)" office:value-type="string" office:string-value="As enerxías cinética, potencial e mecánica do satélite." calcext:value-type="string">
            <text:p>As enerxías cinética, potencial e mecánica do satélite.</text:p>
          </table:table-cell>
          <table:table-cell table:style-name="ce52" table:number-columns-repeated="6"/>
          <table:table-cell table:style-name="ce33"/>
          <table:table-cell table:style-name="ce19" office:value-type="string" calcext:value-type="string">
            <text:p><text:a xlink:href="http://www.xente.mundo-r.com/alfonbarba/calculos/SatelitesExemplosGl.pdf" xlink:type="simple" office:target-frame-name="_blank">Exemplos</text:a></text:p>
          </table:table-cell>
          <table:table-cell table:style-name="ce33"/>
          <table:covered-table-cell table:style-name="ce33"/>
          <table:table-cell table:style-name="ce33" table:number-columns-repeated="5"/>
          <table:table-cell table:style-name="ce241" office:value-type="string" calcext:value-type="string">
            <text:p>Non hai satélite</text:p>
          </table:table-cell>
          <table:table-cell table:style-name="ce241" office:value-type="string" calcext:value-type="string">
            <text:p>Faltan raios</text:p>
          </table:table-cell>
          <table:table-cell table:style-name="ce105" office:value-type="string" calcext:value-type="string">
            <text:p>T, M y <text:span text:style-name="T10">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number-columns-repeated="32"/>
        </table:table-row>
        <table:table-row table:style-name="ro7">
          <table:table-cell table:style-name="ce52" table:number-columns-repeated="8"/>
          <table:table-cell table:style-name="ce33"/>
          <table:table-cell table:style-name="ce49"/>
          <table:table-cell table:style-name="ce33"/>
          <table:covered-table-cell table:style-name="ce33"/>
          <table:table-cell table:style-name="ce33" table:number-columns-repeated="5"/>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263" office:value-type="string" calcext:value-type="string">
            <text:p>Raio (m)</text:p>
          </table:table-cell>
          <table:table-cell table:style-name="ce263" office:value-type="string" calcext:value-type="string">
            <text:p>Velocidade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number-columns-repeated="32"/>
        </table:table-row>
        <table:table-row table:style-name="ro7">
          <table:table-cell table:style-name="ce33"/>
          <table:table-cell table:style-name="ce34" office:value-type="string" calcext:value-type="string">
            <text:p>Respostas</text:p>
          </table:table-cell>
          <table:table-cell table:style-name="ce133" table:formula="of:=IF(ISBLANK([.C14]);[.$AH$9]&amp;&quot; ↓&quot;;&quot;&quot;)">
            <text:p/>
          </table:table-cell>
          <table:table-cell table:style-name="ce33" table:number-columns-repeated="2"/>
          <table:table-cell table:style-name="ce195" office:value-type="string" calcext:value-type="string" table:number-columns-spanned="2" table:number-rows-spanned="1">
            <office:annotation draw:style-name="gr10" draw:text-style-name="P7" svg:width="2.899cm" svg:height="3.745cm" svg:x="14.762cm" svg:y="3.897cm" draw:caption-point-x="-0.61cm" draw:caption-point-y="1.511cm">
              <dc:creator>ABM</dc:creator>
              <dc:date>2020-03-10T00:00:00</dc:date>
              <text:p text:style-name="P6"><text:span text:style-name="T1">Número de cifras significativas (1 a 6) dos resultados. Deixalo en branco supón 3 cifras.</text:span></text:p>
            </office:annotation>
            <text:p>Cifras significativas: </text:p>
          </table:table-cell>
          <table:covered-table-cell table:style-name="ce44"/>
          <table:table-cell table:style-name="ce86" table:content-validation-name="val3"/>
          <table:table-cell table:style-name="ce44" table:formula="of:=IF(ISBLANK([.H13]);3&amp;REPT(&quot; &quot;;5);&quot;&quot;)" office:value-type="string" office:string-value="3     " calcext:value-type="string">
            <text:p>3 <text:s text:c="4"/></text:p>
          </table:table-cell>
          <table:table-cell table:style-name="ce33" table:number-columns-repeated="2"/>
          <table:covered-table-cell table:style-name="ce33"/>
          <table:table-cell table:style-name="ce33" table:number-columns-repeated="5"/>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5187.26889805123" calcext:value-type="float">
            <text:p>5,19E+003</text:p>
          </table:table-cell>
          <table:table-cell table:style-name="ce207" table:formula="of:=IF(ISERROR([.AB13]);&quot;&quot;;([.AC13]-[.AB13]))" office:value-type="float" office:value="8408400" calcext:value-type="float">
            <text:p>8408400</text:p>
          </table:table-cell>
          <table:table-cell table:style-name="ce105"/>
          <table:table-cell table:style-name="ce263" office:value-type="string" calcext:value-type="string">
            <text:p>Raio (m)</text:p>
          </table:table-cell>
          <table:table-cell table:style-name="ce203" table:formula="of:=IF([.S6];AVALOR([.E4])*IF([.F4]=[.W3];1;1000);SQRT([.$AB$17]*IF(ISBLANK([.E3]);[.AD14];[.E3])/[.E5]))" office:value-type="float" office:value="6370000" calcext:value-type="float">
            <text:p>6,37E+006</text:p>
          </table:table-cell>
          <table:table-cell table:style-name="ce203" table:formula="of:=IF(OR([.T5];[.T9];[.T12];[.T15]);[.S3];[.S4])" office:value-type="float" office:value="14778400" calcext:value-type="float">
            <text:p>1,48E+007</text:p>
          </table:table-cell>
          <table:table-cell table:style-name="ce105" table:number-columns-repeated="3"/>
          <table:table-cell table:number-columns-repeated="32"/>
        </table:table-row>
        <table:table-row table:style-name="ro7">
          <table:table-cell table:style-name="ce33" table:number-columns-repeated="2"/>
          <table:table-cell table:style-name="ce225" table:content-validation-name="val8" office:value-type="string" calcext:value-type="string">
            <text:p>Altura</text:p>
          </table:table-cell>
          <table:table-cell table:style-name="ce133" table:formula="of:=IF(ISBLANK([.D15]);[.$AH$9]&amp;&quot; ↓&quot;;&quot;&quot;)">
            <text:p/>
          </table:table-cell>
          <table:table-cell table:style-name="ce184" office:value-type="string" calcext:value-type="string">
            <text:p>Velocidade</text:p>
          </table:table-cell>
          <table:table-cell table:style-name="ce133" table:formula="of:=IF(ISBLANK([.F15]);[.$AH$9]&amp;&quot; ↓&quot;;&quot;&quot;)">
            <text:p/>
          </table:table-cell>
          <table:table-cell table:style-name="ce275" table:content-validation-name="val15" office:value-type="string" calcext:value-type="string">
            <text:p>Período</text:p>
          </table:table-cell>
          <table:table-cell table:style-name="ce133" table:formula="of:=IF(ISERROR([.AB9]);[.$AH$9]&amp;&quot; ↓&quot;;&quot;&quot;)">
            <text:p/>
          </table:table-cell>
          <table:table-cell table:style-name="ce33" table:number-columns-repeated="3"/>
          <table:covered-table-cell table:style-name="ce33"/>
          <table:table-cell table:style-name="ce33" table:number-columns-repeated="5"/>
          <table:table-cell table:style-name="ce105" table:number-columns-repeated="2"/>
          <table:table-cell table:style-name="ce105" office:value-type="string" calcext:value-type="string">
            <text:p>T, R y g</text:p>
          </table:table-cell>
          <table:table-cell table:style-name="ce105"/>
          <table:table-cell table:style-name="ce263" office:value-type="string" calcext:value-type="string">
            <text:p>no chan:</text:p>
          </table:table-cell>
          <table:table-cell table:style-name="ce198" office:value-type="string" calcext:value-type="string">
            <text:p>de escape: </text:p>
          </table:table-cell>
          <table:table-cell table:style-name="ce203" table:formula="of:=SQRT(2*[.AB15]/[.AB13])" office:value-type="float" office:value="11173.7191659716" calcext:value-type="float">
            <text:p>1,12E+004</text:p>
          </table:table-cell>
          <table:table-cell table:style-name="ce198" table:formula="of:=&quot;Enerxía (J&quot;&amp;IF(ISBLANK([.$E$2]);&quot;/kg&quot;;&quot;&quot;)&amp;&quot;)&quot;" office:value-type="string" office:string-value="Enerxía (J)" calcext:value-type="string">
            <text:p>Enerx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5.95817880516865E+024" calcext:value-type="float">
            <text:p>5,96E+024</text:p>
          </table:table-cell>
          <table:table-cell table:style-name="ce212" table:formula="of:=IF(ISBLANK([.E2]);1;AVALOR([.E2]))" office:value-type="float" office:value="64.5" calcext:value-type="float">
            <text:p>64,5</text:p>
          </table:table-cell>
          <table:table-cell table:style-name="ce198" table:formula="of:=4*PI()*PI()*[.$AC$13]^3/([.$AB$17]*[.$T$3]^2)" office:value-type="string" office:string-value="" calcext:value-type="error">
            <text:p>#¡DIV/0!</text:p>
          </table:table-cell>
          <table:table-cell table:style-name="ce105" table:number-columns-repeated="2"/>
          <table:table-cell table:number-columns-repeated="32"/>
        </table:table-row>
        <table:table-row table:style-name="ro7">
          <table:table-cell table:style-name="ce33"/>
          <table:table-cell table:style-name="ce33" table:formula="of:=[.V13]" office:value-type="string" office:string-value="Órbita" calcext:value-type="string">
            <text:p>Órbita</text:p>
          </table:table-cell>
          <table:table-cell table:style-name="ce149" table:formula="of:=IF(OR([.R12];ISBLANK([.C14]);ISBLANK([.D15]));&quot;&quot;;IF(AND([.C14]=[.V22];LEN([.Y13])=0);&quot;¿Raio?&quot;;NUMFORMA(IF([.C14]=[.V21];[.AC13];[.Y13])/IF([.D15]=[.W3];1;1000);[.$X$1])))" office:value-type="string" office:string-value="8,41·10⁶" calcext:value-type="string">
            <text:p>8,41·10⁶</text:p>
          </table:table-cell>
          <table:table-cell table:style-name="ce259" table:content-validation-name="val10" office:value-type="string" calcext:value-type="string">
            <text:p>m</text:p>
          </table:table-cell>
          <table:table-cell table:style-name="ce149" table:formula="of:=IF(OR([.R12];ISBLANK([.F15]));&quot;&quot;;NUMFORMA([.X13]*CHOOSE([.$X$9];1;0.001;3.6);[.$X$1];3;3))" office:value-type="string" office:string-value="5,19·10³" calcext:value-type="string">
            <text:p>5,19·10³</text:p>
          </table:table-cell>
          <table:table-cell table:style-name="ce259" table:content-validation-name="val14" office:value-type="string" calcext:value-type="string">
            <text:p>m/s</text:p>
          </table:table-cell>
          <table:table-cell table:style-name="ce178" table:formula="of:=IF(OR([.R12];ISBLANK([.G14]);ISBLANK([.H15]));&quot;&quot;;IF([.$V$26];IF([.AB9]=6;TIME(0;0;[.AB18]);NUMFORMA([.AB18]/[.AB10];[.$X$1]));NUMFORMA([.AB10]/[.AB18];[.$X$1])))" office:value-type="time" office:time-value="PT04H58M20.638576594S" calcext:value-type="time">
            <text:p>04:58:20</text:p>
          </table:table-cell>
          <table:table-cell table:style-name="ce259" table:content-validation-name="val16" office:value-type="string" calcext:value-type="string">
            <text:p>h:m:s</text:p>
          </table:table-cell>
          <table:table-cell table:style-name="ce33" table:number-columns-repeated="3"/>
          <table:covered-table-cell table:style-name="ce33"/>
          <table:table-cell table:style-name="ce33" table:number-columns-repeated="5"/>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63" office:value-type="string" calcext:value-type="string">
            <text:p>Para alcanzar a altura da órbita</text:p>
          </table:table-cell>
          <table:table-cell table:style-name="ce203"/>
          <table:table-cell table:style-name="ce205" table:formula="of:=SQRT(2*[.Y15]/[.$AC$14])" office:value-type="float" office:value="8428.31434858837" calcext:value-type="float">
            <text:p>8,43E+003</text:p>
          </table:table-cell>
          <table:table-cell table:style-name="ce203" table:formula="of:=[.X18]-[.X19]" office:value-type="float" office:value="2290926568.96552" calcext:value-type="float">
            <text:p>2,29E+009</text:p>
          </table:table-cell>
          <table:table-cell table:style-name="ce105"/>
          <table:table-cell table:style-name="ce105" office:value-type="string" calcext:value-type="string">
            <text:p>G·M</text:p>
          </table:table-cell>
          <table:table-cell table:style-name="ce105" table:formula="of:=[.AB14]*[.$AB$17]" office:value-type="float" office:value="397653620000000" calcext:value-type="float">
            <text:p>397653620000000</text:p>
          </table:table-cell>
          <table:table-cell table:style-name="ce105"/>
          <table:table-cell table:style-name="ce198" office:value-type="string" calcext:value-type="string">
            <text:p>Peso (N)</text:p>
          </table:table-cell>
          <table:table-cell table:style-name="ce105" table:number-columns-repeated="2"/>
          <table:table-cell table:number-columns-repeated="32"/>
        </table:table-row>
        <table:table-row table:style-name="ro7">
          <table:table-cell table:style-name="ce33" table:number-columns-repeated="7"/>
          <table:table-cell table:style-name="ce133"/>
          <table:table-cell table:style-name="ce33" table:number-columns-repeated="3"/>
          <table:covered-table-cell table:style-name="ce33"/>
          <table:table-cell table:style-name="ce33" table:number-columns-repeated="5"/>
          <table:table-cell table:style-name="ce105"/>
          <table:table-cell table:style-name="ce241" office:value-type="string" calcext:value-type="string">
            <text:p>Falta g ou MT</text:p>
          </table:table-cell>
          <table:table-cell table:style-name="ce105" office:value-type="string" calcext:value-type="string">
            <text:p>Datos insuficientes</text:p>
          </table:table-cell>
          <table:table-cell table:style-name="ce105"/>
          <table:table-cell table:style-name="ce263" office:value-type="string" calcext:value-type="string">
            <text:p>Para poñelo en órbita</text:p>
          </table:table-cell>
          <table:table-cell table:style-name="ce203"/>
          <table:table-cell table:style-name="ce205" table:formula="of:=SQRT(2*[.Y16]/[.$AC$14])" office:value-type="float" office:value="9896.67830028391" calcext:value-type="float">
            <text:p>9,90E+003</text:p>
          </table:table-cell>
          <table:table-cell table:style-name="ce203" table:formula="of:=[.Y18]-[.Y19]" office:value-type="float" office:value="3158701784.48276" calcext:value-type="float">
            <text:p>3,16E+009</text:p>
          </table:table-cell>
          <table:table-cell table:style-name="ce105"/>
          <table:table-cell table:style-name="ce105" office:value-type="string" calcext:value-type="string">
            <text:p>g (m/s²)</text:p>
          </table:table-cell>
          <table:table-cell table:style-name="ce211" table:formula="of:=IF(ISBLANK([.E5]);[.$AB$15]/[.$AB$13]^2;[.E5])" office:value-type="float" office:value="9.8" calcext:value-type="float">
            <text:p>9,80</text:p>
          </table:table-cell>
          <table:table-cell table:style-name="ce211" table:formula="of:=[.$AB$15]/[.$AC$13]^2" office:value-type="float" office:value="1.82074910820452" calcext:value-type="float">
            <text:p>1,82</text:p>
          </table:table-cell>
          <table:table-cell table:style-name="ce214" table:formula="of:=[.AC16]*[.AC14]" office:value-type="float" office:value="117.438317479191" calcext:value-type="float">
            <text:p>117,44</text:p>
          </table:table-cell>
          <table:table-cell table:style-name="ce105" table:number-columns-repeated="2"/>
          <table:table-cell table:number-columns-repeated="32"/>
        </table:table-row>
        <table:table-row table:style-name="ro7">
          <table:table-cell table:style-name="ce33"/>
          <table:table-cell table:style-name="ce81" table:formula="of:=IF(ISBLANK([.B18]);[.$AH$9]&amp;&quot; ↓&quot;;&quot;&quot;)">
            <text:p/>
          </table:table-cell>
          <table:table-cell table:style-name="ce44" office:value-type="string" calcext:value-type="string">
            <text:p>cinética</text:p>
          </table:table-cell>
          <table:table-cell table:style-name="ce33"/>
          <table:table-cell table:style-name="ce44" office:value-type="string" calcext:value-type="string">
            <text:p>potencial</text:p>
          </table:table-cell>
          <table:table-cell table:style-name="ce33"/>
          <table:table-cell table:style-name="ce44" office:value-type="string" calcext:value-type="string">
            <text:p>mecánica</text:p>
          </table:table-cell>
          <table:table-cell table:style-name="ce259" table:content-validation-name="val17"/>
          <table:table-cell table:style-name="ce44" table:formula="of:=IF(ISBLANK([.H17]);[.AD3]&amp;REPT(&quot; &quot;;14);&quot;&quot;)" office:value-type="string" office:string-value="J              " calcext:value-type="string">
            <text:p>J <text:s text:c="13"/></text:p>
          </table:table-cell>
          <table:table-cell table:style-name="ce33" table:number-columns-repeated="2"/>
          <table:covered-table-cell table:style-name="ce33"/>
          <table:table-cell table:style-name="ce33" table:number-columns-repeated="5"/>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number-columns-repeated="32"/>
        </table:table-row>
        <table:table-row table:style-name="ro7">
          <table:table-cell table:style-name="ce33"/>
          <table:table-cell table:style-name="ce221" table:content-validation-name="val4" office:value-type="string" calcext:value-type="string">
            <text:p>Enerxía na órbita</text:p>
          </table:table-cell>
          <table:table-cell table:style-name="ce149" table:formula="of:=IF([.$S$27];&quot;&quot;;NUMFORMA(CONVERT(IF([.$AE$10];[.W18];0);&quot;J&quot;;[.$T$25]);[.$X$1]))" office:value-type="string" office:string-value="8,68·10⁸" calcext:value-type="string">
            <text:p>8,68·10⁸</text:p>
          </table:table-cell>
          <table:table-cell table:style-name="ce55" table:formula="of:=[.$V$17]" office:value-type="string" office:string-value="J" calcext:value-type="string">
            <text:p>J</text:p>
          </table:table-cell>
          <table:table-cell table:style-name="ce149" table:formula="of:=IF([.$S$27];&quot;&quot;;NUMFORMA(CONVERT(IF([.$AE$10];[.X18];[.X19]);&quot;J&quot;;[.$T$25]);[.$X$1]))" office:value-type="string" office:string-value="-1,74·10⁹" calcext:value-type="string">
            <text:p>-1,74·10⁹</text:p>
          </table:table-cell>
          <table:table-cell table:style-name="ce55" table:formula="of:=[.$V$17]" office:value-type="string" office:string-value="J" calcext:value-type="string">
            <text:p>J</text:p>
          </table:table-cell>
          <table:table-cell table:style-name="ce152" table:formula="of:=IF([.$S$27];&quot;&quot;;NUMFORMA(CONVERT(IF([.$AE$10];[.Y18];[.Y19]);&quot;J&quot;;[.$T$25]);[.$X$1]))" office:value-type="string" office:string-value="-8,68·10⁸" calcext:value-type="string">
            <text:p>-8,68·10⁸</text:p>
          </table:table-cell>
          <table:table-cell table:style-name="ce55" table:formula="of:=[.$V$17]" office:value-type="string" office:string-value="J" calcext:value-type="string">
            <text:p>J</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201" office:value-type="string" calcext:value-type="string">
            <text:p>En órbita</text:p>
          </table:table-cell>
          <table:table-cell table:style-name="ce203" table:formula="of:=[.AC14]*[.X13]*[.X13]/2" office:value-type="float" office:value="867775215.517242" calcext:value-type="float">
            <text:p>8,68E+008</text:p>
          </table:table-cell>
          <table:table-cell table:style-name="ce203" table:formula="of:=-[.AB15]/[.AC13]*[.AC14]" office:value-type="float" office:value="-1735550431.03448" calcext:value-type="float">
            <text:p>-1,74E+009</text:p>
          </table:table-cell>
          <table:table-cell table:style-name="ce203" table:formula="of:=[.X18]+[.W18]" office:value-type="float" office:value="-867775215.517242" calcext:value-type="float">
            <text:p>-8,68E+008</text:p>
          </table:table-cell>
          <table:table-cell table:style-name="ce105"/>
          <table:table-cell table:style-name="ce210" office:value-type="string" calcext:value-type="string">
            <text:p>Período (s)</text:p>
          </table:table-cell>
          <table:table-cell table:style-name="ce203" table:formula="of:=2*PI()*[.AC13]/[.X13]" office:value-type="float" office:value="17900.6385765941" calcext:value-type="float">
            <text:p>1,79E+004</text:p>
          </table:table-cell>
          <table:table-cell table:style-name="ce105"/>
          <table:table-cell table:style-name="ce105" table:formula="of:=AVALOR([.E6])" office:value-type="float" office:value="2.32" calcext:value-type="float">
            <text:p>2,32</text:p>
          </table:table-cell>
          <table:table-cell table:style-name="ce105" table:number-columns-repeated="2"/>
          <table:table-cell table:number-columns-repeated="32"/>
        </table:table-row>
        <table:table-row table:style-name="ro7">
          <table:table-cell table:style-name="ce33"/>
          <table:table-cell table:style-name="ce83"/>
          <table:table-cell table:style-name="ce33" table:number-columns-repeated="2"/>
          <table:table-cell table:style-name="ce152"/>
          <table:table-cell table:style-name="ce123"/>
          <table:table-cell table:style-name="ce129"/>
          <table:table-cell table:style-name="ce33" table:number-columns-repeated="4"/>
          <table:covered-table-cell table:style-name="ce33"/>
          <table:table-cell table:style-name="ce33" table:number-columns-repeated="5"/>
          <table:table-cell table:style-name="ce241" office:value-type="string" calcext:value-type="string">
            <text:p>Pódese calcular M?</text:p>
          </table:table-cell>
          <table:table-cell table:style-name="ce241" office:value-type="string" calcext:value-type="string">
            <text:p>Pódese calcular R</text:p>
          </table:table-cell>
          <table:table-cell table:style-name="ce105" table:number-columns-repeated="2"/>
          <table:table-cell table:style-name="ce241" office:value-type="string" calcext:value-type="string">
            <text:p>no chan</text:p>
          </table:table-cell>
          <table:table-cell table:style-name="ce204" office:value-type="string" calcext:value-type="string">
            <text:p>≈ 0</text:p>
          </table:table-cell>
          <table:table-cell table:style-name="ce203" table:formula="of:=-[.AC14]*[.AB15]/[.AB13]" office:value-type="float" office:value="-4026477000" calcext:value-type="float">
            <text:p>-4,03E+009</text:p>
          </table:table-cell>
          <table:table-cell table:style-name="ce203" table:formula="of:=[.X19]" office:value-type="float" office:value="-4026477000" calcext:value-type="float">
            <text:p>-4,03E+009</text:p>
          </table:table-cell>
          <table:table-cell table:style-name="ce105" table:number-columns-repeated="7"/>
          <table:table-cell table:number-columns-repeated="32"/>
        </table:table-row>
        <table:table-row table:style-name="ro7">
          <table:table-cell table:style-name="ce33"/>
          <table:table-cell table:style-name="ce55" table:formula="of:=IF(OR([.T17];AND([.$R$2];[.$S$25]));&quot;&quot;;[.W27])" office:value-type="string" office:string-value="Terra" calcext:value-type="string">
            <text:p>Terra</text:p>
          </table:table-cell>
          <table:table-cell table:style-name="ce33" table:number-columns-repeated="2"/>
          <table:table-cell table:style-name="ce133" table:formula="of:=IF(ISBLANK([.E21]);[.$AH$9]&amp;&quot; ↓&quot;;&quot;&quot;)">
            <text:p/>
          </table:table-cell>
          <table:table-cell table:style-name="ce240" table:formula="of:=IF(NOT([.$R$2]);&quot;M =&quot;;IF([.$S$25];&quot;&quot;;IF(NOT([.$S$6]);&quot;R =&quot;;[.R8]&amp;&quot; =&quot;)))" office:value-type="string" office:string-value="M =" calcext:value-type="string">
            <text:p>M =</text:p>
          </table:table-cell>
          <table:table-cell table:style-name="ce152" table:formula="of:=IF(OR([.T17];AND([.$R$2];[.$S$25]));&quot;&quot;;NUMFORMA(IF(NOT([.$R$2]);[.AB14];IF(NOT([.$S$6]);CONVERT([.AB13];&quot;m&quot;;[.H20]);[.AB16]));[.$X$1]))" office:value-type="string" office:string-value="5,96·10²⁴" calcext:value-type="string">
            <text:p>5,96·10²⁴</text:p>
          </table:table-cell>
          <table:table-cell table:style-name="ce163" table:formula="of:=IF([.T17];&quot;&quot;;IF(NOT([.$R$2]);&quot;kg&quot;;IF([.$S$25];&quot;&quot;;IF(NOT([.$S$6]);[.D15];&quot;m/s²&quot;))))" office:value-type="string" office:string-value="kg" calcext:value-type="string">
            <text:p>kg</text:p>
          </table:table-cell>
          <table:table-cell table:style-name="ce33" table:number-columns-repeated="3"/>
          <table:covered-table-cell table:style-name="ce33"/>
          <table:table-cell table:style-name="ce33" table:number-columns-repeated="5"/>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number-columns-repeated="4"/>
          <table:table-cell table:style-name="ce105"/>
          <table:table-cell table:style-name="ce263" office:value-type="string" calcext:value-type="string">
            <text:p>AMOS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105" table:number-columns-repeated="2"/>
          <table:table-cell table:number-columns-repeated="32"/>
        </table:table-row>
        <table:table-row table:style-name="ro7">
          <table:table-cell table:style-name="ce33"/>
          <table:table-cell table:style-name="ce225" table:content-validation-name="val5" office:value-type="string" calcext:value-type="string">
            <text:p>Velocidade</text:p>
          </table:table-cell>
          <table:table-cell table:style-name="ce135" table:formula="of:=IF([.$S$21];&quot; no chan para&quot;;&quot;&quot;)" office:value-type="string" office:string-value=" no chan para" calcext:value-type="string">
            <text:p><text:s/>no chan para</text:p>
          </table:table-cell>
          <table:table-cell table:style-name="ce33"/>
          <table:table-cell table:style-name="ce221" table:content-validation-name="val11" office:value-type="string" calcext:value-type="string" table:number-columns-spanned="2" table:number-rows-spanned="1">
            <text:p>poñelo en órbita</text:p>
          </table:table-cell>
          <table:covered-table-cell table:style-name="ce33"/>
          <table:table-cell table:style-name="ce152" table:formula="of:=IF([.$S$28];&quot;&quot;;OFFSET([.$X$22];[.$AF$5]-1;[.$B$21]=[.$AE$3]))" office:value-type="string" office:string-value="9,90·10³" calcext:value-type="string">
            <text:p>9,90·10³</text:p>
          </table:table-cell>
          <table:table-cell table:style-name="ce55" table:formula="of:=IF([.$S$28];&quot;&quot;;IF([.B21]=[.AE3];[.$V$17];IF(ISBLANK([.F15]);[.X3];[.F15])))" office:value-type="string" office:string-value="m/s" calcext:value-type="string">
            <text:p>m/s</text:p>
          </table:table-cell>
          <table:table-cell table:style-name="ce33" table:number-columns-repeated="3"/>
          <table:covered-table-cell table:style-name="ce33"/>
          <table:table-cell table:style-name="ce33" table:number-columns-repeated="5"/>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io" calcext:value-type="string">
            <text:p>Raio</text:p>
          </table:table-cell>
          <table:table-cell table:style-name="ce263" office:value-type="string" calcext:value-type="string">
            <text:p>AMOSAR</text:p>
          </table:table-cell>
          <table:table-cell table:style-name="ce210" table:formula="of:=&quot;Veloc. (&quot;&amp;IF([.X25];[.F15];[.X3])&amp;&quot;)&quot;" office:value-type="string" office:string-value="Veloc. (m/s)" calcext:value-type="string">
            <text:p>Veloc. (m/s)</text:p>
          </table:table-cell>
          <table:table-cell table:style-name="ce210" table:formula="of:=&quot;Enerxía (&quot;&amp;IF([.Y25];[.H17];[.AD3])&amp;&quot;)&quot;" office:value-type="string" office:string-value="Enerxía (J)" calcext:value-type="string">
            <text:p>Enerxía (J)</text:p>
          </table:table-cell>
          <table:table-cell table:style-name="Default"/>
          <table:table-cell table:style-name="ce263" office:value-type="string" calcext:value-type="string">
            <text:p>Raio (m)</text:p>
          </table:table-cell>
          <table:table-cell table:style-name="ce223" table:formula="of:=NUMFORMA([.AB13];[.$X$1])" office:value-type="string" office:string-value="6,37·10⁶" calcext:value-type="string">
            <text:p>6,37·10⁶</text:p>
          </table:table-cell>
          <table:table-cell table:style-name="ce192" table:formula="of:=NUMFORMA([.AC13];[.$X$1])" office:value-type="string" office:string-value="1,48·10⁷" calcext:value-type="string">
            <text:p>1,48·10⁷</text:p>
          </table:table-cell>
          <table:table-cell table:style-name="ce192" table:formula="of:=NUMFORMA([.Y13];[.$X$1])" office:value-type="string" office:string-value="8,41·10⁶" calcext:value-type="string">
            <text:p>8,41·10⁶</text:p>
          </table:table-cell>
          <table:table-cell table:style-name="ce181" office:value-type="string" calcext:value-type="string">
            <text:p>Búsq. frec. &gt;1</text:p>
          </table:table-cell>
          <table:table-cell table:style-name="ce105" table:number-columns-repeated="9"/>
          <table:table-cell table:number-columns-repeated="24"/>
        </table:table-row>
        <table:table-row table:style-name="ro7">
          <table:table-cell table:style-name="ce33"/>
          <table:table-cell table:style-name="ce133" table:formula="of:=IF(ISBLANK([.B21]);[.$AH$9]&amp;&quot; ↑&quot;;&quot;&quot;)">
            <text:p/>
          </table:table-cell>
          <table:table-cell table:style-name="ce177" table:content-validation-name="val9" office:value-type="string" calcext:value-type="string" table:number-columns-spanned="2" table:number-rows-spanned="1">
            <text:p>Momento angular</text:p>
          </table:table-cell>
          <table:covered-table-cell table:style-name="ce47"/>
          <table:table-cell table:style-name="ce30" table:formula="of:=IF([.R12];&quot;&quot;;&quot;na órbita&quot;)" office:value-type="string" office:string-value="na órbita" calcext:value-type="string">
            <text:p>na órbita</text:p>
          </table:table-cell>
          <table:table-cell table:style-name="ce33"/>
          <table:table-cell table:style-name="ce152" table:formula="of:=IF([.$S$29];&quot;&quot;;CHOOSE([.AG6]+1;&quot;&quot;;[.AD32];[.AC23];[.AD23];[.AB32]))" office:value-type="string" office:string-value="4,94·10¹²" calcext:value-type="string">
            <text:p>4,94·10¹²</text:p>
          </table:table-cell>
          <table:table-cell table:style-name="ce55" table:formula="of:=IF([.$S$29];&quot;&quot;;CHOOSE([.AG6]+1;&quot;&quot;;&quot;N&quot;&amp;IF([.R6];&quot;&quot;;&quot;/kg&quot;);&quot;m/s²&quot;;[.R8];&quot;kg·m²/s&quot;))" office:value-type="string" office:string-value="kg·m²/s" calcext:value-type="string">
            <text:p>kg·m²/s</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99" table:formula="of:=NUMFORMA(IF([.X$25];CONVERT([.X14];[.$X$3];[.$F$15]);[.X14]);[.$X$1])" office:value-type="string" office:string-value="1,12·10⁴" calcext:value-type="string">
            <text:p>1,12·10⁴</text:p>
          </table:table-cell>
          <table:table-cell table:style-name="ce199" table:formula="of:=NUMFORMA(IF([.Y$25];CONVERT(-[.Y19];[.$AD$3];[.$H$17]);-[.Y19]);[.$X$1])" office:value-type="string" office:string-value="4,03·10⁹" calcext:value-type="string">
            <text:p>4,03·10⁹</text:p>
          </table:table-cell>
          <table:table-cell table:style-name="Default"/>
          <table:table-cell table:style-name="ce196" office:value-type="string" calcext:value-type="string">
            <text:p>Masa (kg)</text:p>
          </table:table-cell>
          <table:table-cell table:style-name="ce192" table:formula="of:=NUMFORMA([.AB14];[.$X$1])" office:value-type="string" office:string-value="5,96·10²⁴" calcext:value-type="string">
            <text:p>5,96·10²⁴</text:p>
          </table:table-cell>
          <table:table-cell table:style-name="ce192" table:formula="of:=NUMFORMA([.AC14];[.$X$1])" office:value-type="string" office:string-value="64,5" calcext:value-type="string">
            <text:p>64,5</text:p>
          </table:table-cell>
          <table:table-cell table:style-name="ce35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number-columns-repeated="32"/>
        </table:table-row>
        <table:table-row table:style-name="ro7">
          <table:table-cell table:style-name="ce33" table:number-columns-repeated="2"/>
          <table:table-cell table:style-name="ce133" table:formula="of:=IF(ISBLANK([.C22]);[.$AH$9]&amp;&quot; ↑&quot;;&quot;&quot;)">
            <text:p/>
          </table:table-cell>
          <table:table-cell table:style-name="ce33" table:number-columns-repeated="8"/>
          <table:covered-table-cell table:style-name="ce33"/>
          <table:table-cell table:style-name="ce33" table:number-columns-repeated="5"/>
          <table:table-cell table:style-name="ce105"/>
          <table:table-cell table:style-name="ce248" office:value-type="string" calcext:value-type="string">
            <text:p>Baleirar chan</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99" table:formula="of:=NUMFORMA(IF([.X$25];CONVERT([.X15];[.$X$3];[.$F$15]);[.X15]);[.$X$1])" office:value-type="string" office:string-value="8,43·10³" calcext:value-type="string">
            <text:p>8,43·10³</text:p>
          </table:table-cell>
          <table:table-cell table:style-name="ce199" table:formula="of:=NUMFORMA(IF([.Y$25];CONVERT([.Y15];[.$AD$3];[.$H$17]);[.Y15]);[.$X$1])" office:value-type="string" office:string-value="2,29·10⁹" calcext:value-type="string">
            <text:p>2,29·10⁹</text:p>
          </table:table-cell>
          <table:table-cell table:style-name="Default"/>
          <table:table-cell table:style-name="ce105" office:value-type="string" calcext:value-type="string">
            <text:p>g (m/s²)</text:p>
          </table:table-cell>
          <table:table-cell table:style-name="ce223" table:formula="of:=NUMFORMA([.AB16];[.$X$1])" office:value-type="string" office:string-value="9,80" calcext:value-type="string">
            <text:p>9,80</text:p>
          </table:table-cell>
          <table:table-cell table:style-name="ce223" table:formula="of:=NUMFORMA([.AC16];[.$X$1])" office:value-type="string" office:string-value="1,82" calcext:value-type="string">
            <text:p>1,82</text:p>
          </table:table-cell>
          <table:table-cell table:style-name="ce223" table:formula="of:=NUMFORMA([.AC16]/[.AB16];[.$X$1])" office:value-type="string" office:string-value="0,186" calcext:value-type="string">
            <text:p>0,186</text:p>
          </table:table-cell>
          <table:table-cell table:style-name="ce181" table:formula="of:=IF([.R12];0;[.AE22]+1-([.AB18]=INDEX([.Z3:.Z8];[.AE22];1)))" office:value-type="float" office:value="4" calcext:value-type="float">
            <text:p>4</text:p>
          </table:table-cell>
          <table:table-cell table:style-name="ce105"/>
          <table:table-cell table:number-columns-repeated="32"/>
        </table:table-row>
        <table:table-row table:style-name="ro7">
          <table:table-cell table:style-name="ce33"/>
          <table:table-cell table:style-name="ce142" office:value-type="string" calcext:value-type="string" table:number-columns-spanned="7" table:number-rows-spanned="1">
            <text:p>O U T R O S <text:s text:c="2"/>C Á L C U L O S</text:p>
          </table:table-cell>
          <table:covered-table-cell table:number-columns-repeated="6" table:style-name="ce33"/>
          <table:table-cell table:style-name="ce33" table:number-columns-repeated="3"/>
          <table:covered-table-cell table:style-name="ce33"/>
          <table:table-cell table:style-name="ce33" table:number-columns-repeated="5"/>
          <table:table-cell table:style-name="ce241" office:value-type="string" calcext:value-type="string">
            <text:p>Enerxía</text:p>
          </table:table-cell>
          <table:table-cell table:style-name="ce190" table:formula="of:=OR(AND(NOT([.$S$21]);NOT([.$AE$10])))"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241" office:value-type="string" calcext:value-type="string">
            <text:p>Para poñelo na órbita</text:p>
          </table:table-cell>
          <table:table-cell table:style-name="ce199" table:formula="of:=NUMFORMA(IF([.X$25];CONVERT([.X16];[.$X$3];[.$F$15]);[.X16]);[.$X$1])" office:value-type="string" office:string-value="9,90·10³" calcext:value-type="string">
            <text:p>9,90·10³</text:p>
          </table:table-cell>
          <table:table-cell table:style-name="ce199" table:formula="of:=NUMFORMA(IF([.Y$25];CONVERT([.Y16];[.$AD$3];[.$H$17]);[.Y16]);[.$X$1])" office:value-type="string" office:string-value="3,16·10⁹" calcext:value-type="string">
            <text:p>3,16·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358" table:formula="of:=LEFT(INDEX([.Y3:.Y8];[.AE23]);3)&amp;&quot;⁻¹&quot;" office:value-type="string" office:string-value="día⁻¹" calcext:value-type="string">
            <text:p>día⁻¹</text:p>
          </table:table-cell>
          <table:table-cell table:style-name="ce181" table:formula="of:=NUMFORMA([.AD25]*AVALOR([.E7]);[.$X$1])" office:value-type="string" office:string-value="0" calcext:value-type="string">
            <text:p>0</text:p>
          </table:table-cell>
          <table:table-cell table:style-name="ce105"/>
          <table:table-cell table:number-columns-repeated="32"/>
        </table:table-row>
        <table:table-row table:style-name="ro7">
          <table:table-cell table:style-name="ce33" table:number-columns-repeated="11"/>
          <table:covered-table-cell table:style-name="ce33"/>
          <table:table-cell table:style-name="ce33" table:number-columns-repeated="5"/>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82" table:formula="of:=AND(NOT(ISBLANK([.F15]));[.F15]&lt;&gt;[.$X$3])" office:value-type="boolean" office:boolean-value="false" calcext:value-type="boolean">
            <text:p>FALSO</text:p>
          </table:table-cell>
          <table:table-cell table:style-name="ce285"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1,79·10⁴" calcext:value-type="string">
            <text:p>1,79·10⁴</text:p>
          </table:table-cell>
          <table:table-cell table:style-name="ce229" table:formula="of:=TIME(0;0;[.AB18])" office:value-type="time" office:time-value="PT04H58M20.638576594S" calcext:value-type="time">
            <text:p>04:58:20</text:p>
          </table:table-cell>
          <table:table-cell table:style-name="ce383" table:formula="of:=NUMFORMA(INDEX([.Z3:.Z7];[.AE23];1)/[.AB18];[.$X$1])" office:value-type="string" office:string-value="4,83" calcext:value-type="string">
            <text:p>4,83</text:p>
          </table:table-cell>
          <table:table-cell table:style-name="ce105" table:number-columns-repeated="2"/>
          <table:table-cell table:number-columns-repeated="32"/>
        </table:table-row>
        <table:table-row table:style-name="ro7">
          <table:table-cell table:style-name="ce33"/>
          <table:table-cell table:style-name="ce124" office:value-type="string" calcext:value-type="string">
            <text:p>Magnitude →</text:p>
          </table:table-cell>
          <table:table-cell table:style-name="ce62">
            <office:annotation draw:style-name="gr11" draw:text-style-name="P5" svg:width="2.899cm" svg:height="0.991cm" svg:x="7.301cm" svg:y="11.254cm" draw:caption-point-x="0cm" draw:caption-point-y="0.001cm">
              <dc:date>2018-03-20T00:00:00</dc:date>
              <text:p text:style-name="P4"><text:span text:style-name="T2">Indique a magnitude</text:span></text:p>
            </office:annotation>
          </table:table-cell>
          <table:table-cell table:style-name="ce33"/>
          <table:table-cell table:style-name="ce62">
            <office:annotation draw:style-name="gr11" draw:text-style-name="P5" svg:width="2.899cm" svg:height="0.991cm" svg:x="10.501cm" svg:y="11.254cm" draw:caption-point-x="0cm" draw:caption-point-y="0.001cm">
              <dc:date>2018-03-20T00:00:00</dc:date>
              <text:p text:style-name="P4"><text:span text:style-name="T2">Indique a magnitude</text:span></text:p>
            </office:annotation>
          </table:table-cell>
          <table:table-cell table:style-name="ce33"/>
          <table:table-cell table:style-name="ce62">
            <office:annotation draw:style-name="gr11" draw:text-style-name="P5" svg:width="2.899cm" svg:height="0.991cm" svg:x="14.152cm" svg:y="11.254cm" draw:caption-point-x="0cm" draw:caption-point-y="0.001cm">
              <dc:date>2018-03-20T00:00:00</dc:date>
              <text:p text:style-name="P4"><text:span text:style-name="T2">Indique a magnitude</text:span></text:p>
            </office:annotation>
          </table:table-cell>
          <table:table-cell table:style-name="ce33" table:number-columns-repeated="4"/>
          <table:covered-table-cell table:style-name="ce33"/>
          <table:table-cell table:style-name="ce33" table:number-columns-repeated="5"/>
          <table:table-cell table:style-name="ce105" office:value-type="string" calcext:value-type="string">
            <text:p>Onde sin</text:p>
          </table:table-cell>
          <table:table-cell table:style-name="ce190" table:formula="of:=ISBLANK([.B18])" office:value-type="boolean" office:boolean-value="false" calcext:value-type="boolean">
            <text:p>FALSO</text:p>
          </table:table-cell>
          <table:table-cell table:number-columns-repeated="2"/>
          <table:table-cell table:style-name="ce202" table:formula="of:=([.G14]=[.V24])" office:value-type="boolean" office:boolean-value="true" calcext:value-type="boolean">
            <text:p>VERDADERO</text:p>
          </table:table-cell>
          <table:table-cell table:style-name="ce105"/>
          <table:table-cell table:style-name="ce198"/>
          <table:table-cell table:style-name="ce209"/>
          <table:table-cell/>
          <table:table-cell table:style-name="ce263" office:value-type="string" calcext:value-type="string">
            <text:p>Enerx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34"/>
        </table:table-row>
        <table:table-row table:style-name="ro7">
          <table:table-cell table:style-name="ce33"/>
          <table:table-cell table:style-name="ce44" office:value-type="string" calcext:value-type="string">
            <text:p>Ecuación →</text:p>
          </table:table-cell>
          <table:table-cell table:style-name="ce172">
            <office:annotation draw:style-name="gr11" draw:text-style-name="P5" svg:width="2.899cm" svg:height="0.991cm" svg:x="7.301cm" svg:y="11.704cm" draw:caption-point-x="0cm" draw:caption-point-y="0.001cm">
              <dc:date>2018-03-20T00:00:00</dc:date>
              <text:p text:style-name="P4"><text:span text:style-name="T2">Escriba a fórmula</text:span></text:p>
            </office:annotation>
          </table:table-cell>
          <table:table-cell table:style-name="ce33"/>
          <table:table-cell table:style-name="ce172">
            <office:annotation draw:style-name="gr11" draw:text-style-name="P5" svg:width="2.899cm" svg:height="0.991cm" svg:x="10.501cm" svg:y="11.704cm" draw:caption-point-x="0cm" draw:caption-point-y="0.001cm">
              <dc:date>2018-03-20T00:00:00</dc:date>
              <text:p text:style-name="P4"><text:span text:style-name="T2">Escriba a fórmula</text:span></text:p>
            </office:annotation>
          </table:table-cell>
          <table:table-cell table:style-name="ce33"/>
          <table:table-cell table:style-name="ce172">
            <office:annotation draw:style-name="gr11" draw:text-style-name="P5" svg:width="2.899cm" svg:height="0.991cm" svg:x="14.152cm" svg:y="11.704cm" draw:caption-point-x="0cm" draw:caption-point-y="0.001cm">
              <dc:date>2018-03-20T00:00:00</dc:date>
              <text:p text:style-name="P4"><text:span text:style-name="T2">Escriba a fórmula</text:span></text:p>
            </office:annotation>
          </table:table-cell>
          <table:table-cell table:style-name="ce33" table:number-columns-repeated="4"/>
          <table:covered-table-cell table:style-name="ce33"/>
          <table:table-cell table:style-name="ce33" table:number-columns-repeated="5"/>
          <table:table-cell table:style-name="ce241" office:value-type="string" calcext:value-type="string">
            <text:p>Ocultar enerxías</text:p>
          </table:table-cell>
          <table:table-cell table:style-name="ce190" table:formula="of:=OR([.S26];[.S24])" office:value-type="boolean" office:boolean-value="false" calcext:value-type="boolean">
            <text:p>FALSO</text:p>
          </table:table-cell>
          <table:table-cell table:number-columns-repeated="2"/>
          <table:table-cell table:style-name="ce201" office:value-type="string" calcext:value-type="string">
            <text:p>Astro</text:p>
          </table:table-cell>
          <table:table-cell table:style-name="ce199" table:formula="of:=IF(LEN([.W31]);[.W31];[.V27])" office:value-type="string" office:string-value="Terra" calcext:value-type="string">
            <text:p>Terra</text:p>
          </table:table-cell>
          <table:table-cell table:style-name="ce105"/>
          <table:table-cell table:style-name="ce201"/>
          <table:table-cell/>
          <table:table-cell table:style-name="ce192"/>
          <table:table-cell table:style-name="ce223" table:formula="of:=NUMFORMA([.W18];[.$X$1])" office:value-type="string" office:string-value="8,68·10⁸" calcext:value-type="string">
            <text:p>8,68·10⁸</text:p>
          </table:table-cell>
          <table:table-cell table:style-name="ce223" table:formula="of:=NUMFORMA([.X18];[.$X$1])" office:value-type="string" office:string-value="-1,74·10⁹" calcext:value-type="string">
            <text:p>-1,74·10⁹</text:p>
          </table:table-cell>
          <table:table-cell table:style-name="ce223" table:formula="of:=NUMFORMA([.Y18];[.$X$1])" office:value-type="string" office:string-value="-8,68·10⁸" calcext:value-type="string">
            <text:p>-8,68·10⁸</text:p>
          </table:table-cell>
          <table:table-cell table:number-columns-repeated="34"/>
        </table:table-row>
        <table:table-row table:style-name="ro7">
          <table:table-cell table:style-name="ce33"/>
          <table:table-cell table:style-name="ce144"/>
          <table:table-cell table:style-name="ce33" table:number-columns-repeated="15"/>
          <table:table-cell table:style-name="ce241" office:value-type="string" calcext:value-type="string">
            <text:p>Ocultar no chan</text:p>
          </table:table-cell>
          <table:table-cell table:style-name="ce190" table:formula="of:=OR(AND([.$R$12];[.AF5]&lt;&gt;1);ISBLANK([.B21]);ISBLANK([.E21]))" office:value-type="boolean" office:boolean-value="false" calcext:value-type="boolean">
            <text:p>FALS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333842.623201519" calcext:value-type="float">
            <text:p>333842,623201519</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241" office:value-type="string" calcext:value-type="string">
            <text:p>Velocidade (m/s)</text:p>
          </table:table-cell>
          <table:table-cell table:number-columns-repeated="34"/>
        </table:table-row>
        <table:table-row table:style-name="ro7">
          <table:table-cell table:style-name="ce33"/>
          <table:table-cell table:style-name="ce142" office:value-type="string" calcext:value-type="string" table:number-columns-spanned="7" table:number-rows-spanned="1">
            <text:p>R E F E R E N C I A</text:p>
          </table:table-cell>
          <table:covered-table-cell table:number-columns-repeated="6" table:style-name="ce155"/>
          <table:table-cell table:style-name="ce33" table:number-columns-repeated="9"/>
          <table:table-cell table:style-name="ce241" office:value-type="string" calcext:value-type="string">
            <text:p>Ocultar na órbita</text:p>
          </table:table-cell>
          <table:table-cell table:style-name="ce190" table:formula="of:=OR(ISBLANK([.C22]);[.$R$12])" office:value-type="boolean" office:boolean-value="false" calcext:value-type="boolean">
            <text:p>FALSO</text:p>
          </table:table-cell>
          <table:table-cell table:number-columns-repeated="3"/>
          <table:table-cell table:style-name="ce199" table:formula="of:=IF([.X29]&lt;0.03;[.B33];&quot;&quot;)" office:value-type="string" office:string-value="Terra" calcext:value-type="string">
            <text:p>Terra</text:p>
          </table:table-cell>
          <table:table-cell table:style-name="ce105" table:formula="of:=ABS([.$AB$14]-[.C33])/[.$AB$14]" office:value-type="float" office:value="0.00235159019047789" calcext:value-type="float">
            <text:p>0,00235159019047789</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3,98·10¹⁴" calcext:value-type="string">
            <text:p>3,98·10¹⁴</text:p>
          </table:table-cell>
          <table:table-cell table:style-name="ce223" table:formula="of:=NUMFORMA([.X13];[.$X$1])" office:value-type="string" office:string-value="5,19·10³" calcext:value-type="string">
            <text:p>5,19·10³</text:p>
          </table:table-cell>
          <table:table-cell table:number-columns-repeated="34"/>
        </table:table-row>
        <table:table-row table:style-name="ro7">
          <table:table-cell table:style-name="ce33" table:number-columns-repeated="17"/>
          <table:table-cell table:number-columns-repeated="5"/>
          <table:table-cell table:style-name="ce199" table:formula="of:=IF([.X30]&lt;0.03;[.B34];&quot;&quot;)">
            <text:p/>
          </table:table-cell>
          <table:table-cell table:style-name="ce105" table:formula="of:=ABS([.$AB$14]-[.C34])/[.$AB$14]" office:value-type="float" office:value="0.987667875973064" calcext:value-type="float">
            <text:p>0,987667875973064</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number-columns-repeated="34"/>
        </table:table-row>
        <table:table-row table:style-name="ro7">
          <table:table-cell table:style-name="ce33"/>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267" office:value-type="string" calcext:value-type="string">
            <text:p>Raio astro (m)</text:p>
          </table:table-cell>
          <table:table-cell table:style-name="ce156"/>
          <table:table-cell table:style-name="ce267" office:value-type="string" calcext:value-type="string">
            <text:p>Raio órb. (m)</text:p>
          </table:table-cell>
          <table:table-cell table:style-name="ce156"/>
          <table:table-cell table:style-name="ce33"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Terra" calcext:value-type="string">
            <text:p>Terra</text:p>
          </table:table-cell>
          <table:table-cell table:style-name="ce105"/>
          <table:table-cell table:number-columns-repeated="2"/>
          <table:table-cell table:style-name="ce192"/>
          <table:table-cell table:style-name="ce105"/>
          <table:table-cell table:style-name="ce105" office:value-type="string" calcext:value-type="string">
            <text:p>d (u luz)</text:p>
          </table:table-cell>
          <table:table-cell table:style-name="ce219" table:formula="of:=IF([.R12];&quot;supuesta órbita rasante&quot;;NUMFORMA([.AD18];[.$X$1])&amp;&quot; · &quot;&amp;CHOOSE([.$W$10]-2;[.AB21];&quot;&quot;;[.Z4]&amp;&quot; · &quot;;[.Z5]&amp;&quot; · &quot;;[.Z8]&amp;&quot; · &quot;)&amp;IF([.$W$10]&gt;3;[.AD30];&quot;&quot;))" office:value-type="string" office:string-value="2,32 · 6,37·10⁶" calcext:value-type="string">
            <text:p>2,32 · 6,37·10⁶</text:p>
          </table:table-cell>
          <table:table-cell table:number-columns-repeated="34"/>
        </table:table-row>
        <table:table-row table:style-name="ro7">
          <table:table-cell table:style-name="ce33"/>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33"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4,94·10¹²" calcext:value-type="string">
            <text:p>4,94·10¹²</text:p>
          </table:table-cell>
          <table:table-cell table:style-name="ce198" office:value-type="string" calcext:value-type="string">
            <text:p>Peso (N)</text:p>
          </table:table-cell>
          <table:table-cell table:style-name="ce223" table:formula="of:=NUMFORMA([.AD16];[.$X$1])" office:value-type="string" office:string-value="117" calcext:value-type="string">
            <text:p>117</text:p>
          </table:table-cell>
          <table:table-cell table:number-columns-repeated="34"/>
        </table:table-row>
        <table:table-row table:style-name="ro7">
          <table:table-cell table:style-name="ce33"/>
          <table:table-cell table:style-name="ce186" office:value-type="string" calcext:value-type="string">
            <text:p>T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33" table:number-columns-repeated="8"/>
          <table:table-cell table:number-columns-repeated="9"/>
          <table:table-cell table:style-name="ce295"/>
          <table:table-cell table:number-columns-repeated="37"/>
        </table:table-row>
        <table:table-row table:style-name="ro7">
          <table:table-cell table:style-name="ce33"/>
          <table:table-cell table:style-name="ce186" office:value-type="string" calcext:value-type="string">
            <text:p>Lú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33" table:number-columns-repeated="9"/>
          <table:table-cell table:number-columns-repeated="9"/>
          <table:table-cell table:style-name="ce295"/>
          <table:table-cell table:number-columns-repeated="37"/>
        </table:table-row>
        <table:table-row table:style-name="ro7">
          <table:table-cell table:style-name="ce33" table:number-columns-repeated="17"/>
          <table:table-cell table:number-columns-repeated="47"/>
        </table:table-row>
        <table:table-row table:style-name="ro7">
          <table:table-cell table:style-name="Default" table:number-columns-repeated="9"/>
          <table:table-cell table:style-name="ce309" table:number-columns-repeated="8"/>
          <table:table-cell table:number-columns-repeated="47"/>
        </table:table-row>
        <table:table-row table:style-name="ro7">
          <table:table-cell table:style-name="Default"/>
          <table:table-cell table:style-name="Default" office:value-type="string" calcext:value-type="string">
            <text:p>Actualizado</text:p>
          </table:table-cell>
          <table:table-cell table:style-name="ce245" office:value-type="date" office:date-value="2020-03-10" calcext:value-type="date">
            <text:p>10/03/20</text:p>
          </table:table-cell>
          <table:table-cell table:style-name="Default" table:number-columns-repeated="6"/>
          <table:table-cell table:style-name="ce309" table:number-columns-repeated="8"/>
          <table:table-cell table:number-columns-repeated="47"/>
        </table:table-row>
        <table:table-row table:style-name="ro4" table:number-rows-repeated="3">
          <table:table-cell table:number-columns-repeated="9"/>
          <table:table-cell table:style-name="ce309" table:number-columns-repeated="8"/>
          <table:table-cell table:number-columns-repeated="47"/>
        </table:table-row>
        <table:table-row table:style-name="ro4" table:number-rows-repeated="10">
          <table:table-cell table:number-columns-repeated="64"/>
        </table:table-row>
        <table:table-row table:style-name="ro4">
          <table:table-cell/>
          <table:table-cell table:style-name="Default"/>
          <table:table-cell table:number-columns-repeated="9"/>
          <table:table-cell table:style-name="Default"/>
          <table:table-cell table:number-columns-repeated="52"/>
        </table:table-row>
        <table:table-row table:style-name="ro4" table:number-rows-repeated="16">
          <table:table-cell table:number-columns-repeated="64"/>
        </table:table-row>
        <table:table-row table:style-name="ro4">
          <table:table-cell table:number-columns-repeated="11"/>
          <table:table-cell table:style-name="ce107" office:value-type="string" calcext:value-type="string">
            <text:p>Axuda</text:p>
          </table:table-cell>
          <table:table-cell table:number-columns-repeated="52"/>
        </table:table-row>
        <table:table-row table:style-name="ro4">
          <table:table-cell table:number-columns-repeated="11"/>
          <table:table-cell office:value-type="string" calcext:value-type="string">
            <text:p>_</text:p>
          </table:table-cell>
          <table:table-cell table:number-columns-repeated="52"/>
        </table:table-row>
        <table:table-row table:style-name="ro4">
          <table:table-cell table:number-columns-repeated="64"/>
        </table:table-row>
        <table:table-row table:style-name="ro8">
          <table:table-cell table:number-columns-repeated="11"/>
          <table:table-cell table:style-name="ce107" office:value-type="string" calcext:value-type="string">
            <text:p><text:span text:style-name="T9">Se hai datos doutro problema distinto, faga clic en «Borrar datos» e faga clic no botón «Aceptar» do cadro de diálogo que aparecerá.</text:span></text:p>
            <text:p><text:span text:style-name="T9">Nas celas de cor salmón elixa entre as magnitudes, unidades ou cantidades propostas, ou pulse a tecla «Supr», «Del» o ⌫ para deixala en branco.</text:span></text:p>
            <text:p><text:span text:style-name="T9">Nas celas de cor branca escriba o valor da magnitude elixida nas unidades que aparecen a súa dereita. Se aparecen en formato científico pode volvelas a formato normal facendo clic na cela e pulsando as teclas Ctrl M.</text:span></text:p>
            <text:p><text:span text:style-name="T9">Pode deixar algunhas celas en branco, pero se os datos non chegan para resolver o problema, aparecerá un aviso de «Faltan datos!»</text:span></text:p>
            <text:p><text:span text:style-name="T9">Na primeira cela de cor branca escriba a masa do satélite se vai a calcular a enerxía ou a forza. Se non é así, pode deixala en branco.</text:span></text:p>
            <text:p><text:span text:style-name="T9">Nas celas seguintes escriba a masa do astro central (Sol, Terra ou planeta), o seu raio (nas unidades que elixa) ou, se falta o raio ou a masa, o valor da aceleración da gravidade no chan do astro.</text:span></text:p>
            <text:p><text:span text:style-name="T9">Se escribe a masa do astro, empregarase o valor da constante G amosado.</text:span></text:p>
            <text:p><text:span text:style-name="T9">Á dereita de «A órbita é circular de» elixa entre «Altura» e «Raio» da órbita, escriba á dereita o seu valor e elixa as unidades na cela contigua.</text:span></text:p>
            <text:p><text:span text:style-name="T9">Se non elixiu nada, na seguinte fila elixa entre «Período», «Frecuencia» e «Velocidade» do satélite, escriba á dereita o seu valor e elixa as unidades.</text:span></text:p>
            <text:p><text:span text:style-name="T9">Á dereita de «Cifras significativas»: Escriba o número (1 a 6) de cifras dos resultados. Se a deixa en branco, amósaos con 3 cifras significativas.</text:span></text:p>
            <text:p><text:span text:style-name="T9">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span></text:p>
          </table:table-cell>
          <table:table-cell table:number-columns-repeated="52"/>
        </table:table-row>
        <table:table-row table:style-name="ro4" table:number-rows-repeated="1048504">
          <table:table-cell table:number-columns-repeated="64"/>
        </table:table-row>
        <table:table-row table:style-name="ro4">
          <table:table-cell table:number-columns-repeated="64"/>
        </table:table-row>
      </table:table>
      <table:table table:name="Periodo" table:style-name="ta1" table:protected="true">
        <loext:table-protection loext:select-protected-cells="true" loext:select-unprotected-cells="true"/>
        <office:forms form:automatic-focus="false" form:apply-design-mode="false"/>
        <table:table-column table:style-name="co33" table:default-cell-style-name="Default"/>
        <table:table-column table:style-name="co34" table:default-cell-style-name="ce37"/>
        <table:table-column table:style-name="co10" table:default-cell-style-name="ce37"/>
        <table:table-column table:style-name="co35" table:default-cell-style-name="ce37"/>
        <table:table-column table:style-name="co17" table:default-cell-style-name="ce37"/>
        <table:table-column table:style-name="co34" table:default-cell-style-name="ce37"/>
        <table:table-column table:style-name="co4" table:number-columns-repeated="2" table:default-cell-style-name="ce37"/>
        <table:table-column table:style-name="co36" table:default-cell-style-name="ce37"/>
        <table:table-column table:style-name="co4" table:default-cell-style-name="ce37"/>
        <table:table-column table:style-name="co37" table:default-cell-style-name="ce37"/>
        <table:table-column table:style-name="co22" table:default-cell-style-name="ce37"/>
        <table:table-column table:style-name="co10" table:number-columns-repeated="7" table:default-cell-style-name="ce37"/>
        <table:table-column table:style-name="co38" table:default-cell-style-name="ce37"/>
        <table:table-column table:style-name="co39" table:number-columns-repeated="3" table:default-cell-style-name="ce37"/>
        <table:table-column table:style-name="co40" table:default-cell-style-name="ce37"/>
        <table:table-column table:style-name="co39" table:default-cell-style-name="ce37"/>
        <table:table-column table:style-name="co10" table:number-columns-repeated="39" table:default-cell-style-name="ce37"/>
        <table:table-row table:style-name="ro4">
          <table:table-cell table:style-name="ce298" office:value-type="string" calcext:value-type="string">
            <text:p>Cálculo do período</text:p>
          </table:table-cell>
          <table:table-cell table:style-name="ce301" table:number-columns-repeated="10"/>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21"/>
          <table:table-cell table:style-name="ce302" office:value-type="string" calcext:value-type="string">
            <text:p>Datos</text:p>
          </table:table-cell>
          <table:table-cell table:style-name="ce421"/>
          <table:table-cell table:style-name="ce302"/>
          <table:table-cell table:style-name="ce421" table:number-columns-repeated="7"/>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21"/>
          <table:table-cell table:style-name="ce303" table:formula="of:=IF([.U12];&quot;G =&quot;;&quot;&quot;)">
            <text:p/>
          </table:table-cell>
          <table:table-cell table:style-name="ce313" table:formula="of:=IF([.U12];[$Enunciado.$AB$29];&quot;&quot;)">
            <text:p/>
          </table:table-cell>
          <table:table-cell table:style-name="ce421" table:formula="of:=IF([.U12];[$Enunciado.$AA$29];&quot;&quot;)">
            <text:p/>
          </table:table-cell>
          <table:table-cell table:style-name="ce421"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358" office:value-type="string" calcext:value-type="string">
            <text:p>T o f?</text:p>
          </table:table-cell>
          <table:table-cell table:style-name="ce192" office:value-type="string" calcext:value-type="string">
            <text:p>Ver r ó v?</text:p>
          </table:table-cell>
          <table:table-cell table:style-name="ce192"/>
          <table:table-cell table:number-columns-repeated="39"/>
        </table:table-row>
        <table:table-row table:style-name="ro4">
          <table:table-cell table:style-name="ce421"/>
          <table:table-cell table:style-name="ce303" table:formula="of:=IF(NOT([.U8]);&quot;&quot;;IF([.U2];&quot;M =&quot;;&quot;g₀ =&quot;))" office:value-type="string" office:string-value="g₀ =" calcext:value-type="string">
            <text:p>g₀ =</text:p>
          </table:table-cell>
          <table:table-cell table:style-name="ce314" table:formula="of:=IF(NOT([.U8]);&quot;&quot;;IF([.U2];[$Enunciado.$AB$22];[$Enunciado.$AB$23]))" office:value-type="string" office:string-value="9,80" calcext:value-type="string">
            <text:p>9,80</text:p>
          </table:table-cell>
          <table:table-cell table:style-name="ce421" table:formula="of:=IF(NOT([.U8]);&quot;&quot;;IF([.U2];&quot;kg&quot;;&quot;m/s²&quot;))" office:value-type="string" office:string-value="m/s²" calcext:value-type="string">
            <text:p>m/s²</text:p>
          </table:table-cell>
          <table:table-cell table:style-name="ce421" table:number-columns-repeated="7"/>
          <table:table-cell table:style-name="ce19" office:value-type="string" calcext:value-type="string">
            <text:p><text:a xlink:href="#Enunciado" xlink:type="simple">Enunciado</text:a></text:p>
          </table:table-cell>
          <table:table-cell table:style-name="ce33" table:number-columns-repeated="7"/>
          <table:table-cell table:style-name="ce368" table:formula="of:=[.T2]" office:value-type="boolean" office:boolean-value="true" calcext:value-type="boolean">
            <text:p>VERDADERO</text:p>
          </table:table-cell>
          <table:table-cell table:style-name="ce368" table:formula="of:=AND([.U2];[.W2])" office:value-type="boolean" office:boolean-value="false" calcext:value-type="boolean">
            <text:p>FALSO</text:p>
          </table:table-cell>
          <table:table-cell table:style-name="ce190" table:formula="of:=OR(AND(NOT([.X2]);NOT([.V8]);NOT([.T8]);NOT([.W2]);[.T10]);AND([.V2];OR([.V20];[.V22])))" office:value-type="boolean" office:boolean-value="true" calcext:value-type="boolean">
            <text:p>VERDADERO</text:p>
          </table:table-cell>
          <table:table-cell table:style-name="ce181" table:formula="of:=[$Enunciado.$V$10]" office:value-type="float" office:value="0" calcext:value-type="float">
            <text:p>0</text:p>
          </table:table-cell>
          <table:table-cell table:style-name="ce190" table:formula="of:=NOT(OR([.W2];[.T8];NOT([.T10])))" office:value-type="boolean" office:boolean-value="true" calcext:value-type="boolean">
            <text:p>VERDADERO</text:p>
          </table:table-cell>
          <table:table-cell table:style-name="ce192"/>
          <table:table-cell table:number-columns-repeated="39"/>
        </table:table-row>
        <table:table-row table:style-name="ro4">
          <table:table-cell table:style-name="ce421"/>
          <table:table-cell table:style-name="ce303" table:formula="of:=IF([.T4];&quot;R =&quot;;&quot;&quot;)" office:value-type="string" office:string-value="R =" calcext:value-type="string">
            <text:p>R =</text:p>
          </table:table-cell>
          <table:table-cell table:style-name="ce314" table:formula="of:=IF([.T4];[$Enunciado.$AB$21];&quot;&quot;)" office:value-type="string" office:string-value="6,37·10⁶" calcext:value-type="string">
            <text:p>6,37·10⁶</text:p>
          </table:table-cell>
          <table:table-cell table:style-name="ce421" table:formula="of:=IF([.T4];&quot;m&quot;;&quot;&quot;)" office:value-type="string" office:string-value="m" calcext:value-type="string">
            <text:p>m</text:p>
          </table:table-cell>
          <table:table-cell table:style-name="ce421" table:number-columns-repeated="7"/>
          <table:table-cell table:style-name="ce33" table:number-columns-repeated="8"/>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92" office:value-type="string" calcext:value-type="string">
            <text:p>Ver <text:span text:style-name="T11">√?</text:span></text:p>
          </table:table-cell>
          <table:table-cell table:style-name="ce105"/>
          <table:table-cell table:style-name="ce295"/>
          <table:table-cell table:number-columns-repeated="38"/>
        </table:table-row>
        <table:table-row table:style-name="ro4">
          <table:table-cell table:style-name="ce421"/>
          <table:table-cell table:style-name="ce304" table:formula="of:=IF([.V10];IF([.V18];&quot;h =&quot;;&quot;r =&quot;);&quot;&quot;)" office:value-type="string" office:string-value="r =" calcext:value-type="string">
            <text:p>r =</text:p>
          </table:table-cell>
          <table:table-cell table:style-name="ce313" table:formula="of:=IF([.V20];[.U20];IF([.V22];[.U22];IF([.V10];IF([.V2];[$Enunciado.$AC$21];[$Enunciado.$AD$21]);&quot;&quot;)))" office:value-type="string" office:string-value="2,32 · R" calcext:value-type="string">
            <text:p>2,32 · R</text:p>
          </table:table-cell>
          <table:table-cell table:style-name="ce322" table:formula="of:=IF([.V10];IF(OR([.V20];[.V22]);&quot;&quot;;&quot;m&quot;);&quot;&quot;)">
            <text:p/>
          </table:table-cell>
          <table:table-cell table:style-name="ce421" table:number-columns-repeated="7"/>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U2]);[$Enunciado.$R$9])" office:value-type="boolean" office:boolean-value="true" calcext:value-type="boolean">
            <text:p>VERDADERO</text:p>
          </table:table-cell>
          <table:table-cell table:style-name="ce190"/>
          <table:table-cell table:style-name="ce282" table:formula="of:=OR(AND([.W2];[.W4]=2);[.T8];[$Enunciado.AE23]&gt;5;NOT([.T10]))" office:value-type="boolean" office:boolean-value="false" calcext:value-type="boolean">
            <text:p>FALSO</text:p>
          </table:table-cell>
          <table:table-cell table:style-name="ce190" table:formula="of:=AND([.X4];NOT([.X2]))" office:value-type="boolean" office:boolean-value="true" calcext:value-type="boolean">
            <text:p>VERDADERO</text:p>
          </table:table-cell>
          <table:table-cell table:style-name="ce105"/>
          <table:table-cell table:number-columns-repeated="39"/>
        </table:table-row>
        <table:table-row table:style-name="ro4">
          <table:table-cell table:style-name="ce421"/>
          <table:table-cell table:style-name="ce303" table:formula="of:=IF([.W2];CHOOSE([.W4];&quot;T =&quot;;&quot;f =&quot;);IF([.X2];&quot;v =&quot;;&quot;&quot;))">
            <text:p/>
          </table:table-cell>
          <table:table-cell table:style-name="ce315" table:formula="of:=IF([.W2];IF(AND([.W4]=1;[.W8]);TIME(0;0;[$Enunciado.AB18]);NUMFORMA(AVALOR([$Enunciado.$E$7]);[$Enunciado.$X$1]));IF([.X2];[$Enunciado.$AD$29];&quot;&quot;))">
            <text:p/>
          </table:table-cell>
          <table:table-cell table:style-name="ce421" table:formula="of:=IF([.W2];[$Enunciado.$F$7];IF([.X2];&quot;m/s&quot;;&quot;&quot;))">
            <text:p/>
          </table:table-cell>
          <table:table-cell table:style-name="ce421" table:number-columns-repeated="7"/>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41"/>
        </table:table-row>
        <table:table-row table:style-name="ro4">
          <table:table-cell table:style-name="ce421"/>
          <table:table-cell table:style-name="ce303" table:formula="of:=IF([.Y2];&quot;m =&quot;;&quot;&quot;)" office:value-type="string" office:string-value="m =" calcext:value-type="string">
            <text:p>m =</text:p>
          </table:table-cell>
          <table:table-cell table:style-name="ce313" table:formula="of:=IF([.Y2];[$Enunciado.AC22];&quot;&quot;)" office:value-type="string" office:string-value="64,5" calcext:value-type="string">
            <text:p>64,5</text:p>
          </table:table-cell>
          <table:table-cell table:style-name="ce421" table:formula="of:=IF([.Y2];&quot;kg&quot;;&quot;&quot;)" office:value-type="string" office:string-value="kg" calcext:value-type="string">
            <text:p>kg</text:p>
          </table:table-cell>
          <table:table-cell table:style-name="ce421" table:number-columns-repeated="7"/>
          <table:table-cell table:style-name="ce19" office:value-type="string" calcext:value-type="string">
            <text:p><text:a xlink:href="#Enerxi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U2];[.U6])" office:value-type="boolean" office:boolean-value="true" calcext:value-type="boolean">
            <text:p>VERDADERO</text:p>
          </table:table-cell>
          <table:table-cell table:style-name="ce369" table:formula="of:=AND([.V2];[Enunciado.$W$10]&lt;3)" office:value-type="boolean" office:boolean-value="false" calcext:value-type="boolean">
            <text:p>FALSO</text:p>
          </table:table-cell>
          <table:table-cell table:style-name="ce368" table:formula="of:=([$Enunciado.$AA$9]=6)" office:value-type="boolean" office:boolean-value="true" calcext:value-type="boolean">
            <text:p>VERDADERO</text:p>
          </table:table-cell>
          <table:table-cell table:number-columns-repeated="41"/>
        </table:table-row>
        <table:table-row table:style-name="ro4">
          <table:table-cell table:style-name="ce421" table:number-columns-repeated="3"/>
          <table:table-cell table:style-name="ce323"/>
          <table:table-cell table:style-name="ce421" table:number-columns-repeated="7"/>
          <table:table-cell table:style-name="ce33" table:number-columns-repeated="8"/>
          <table:table-cell table:style-name="ce105" office:value-type="string" calcext:value-type="string">
            <text:p>Hay satélite?</text:p>
          </table:table-cell>
          <table:table-cell table:style-name="Default"/>
          <table:table-cell table:style-name="ce192" office:value-type="string" calcext:value-type="string">
            <text:p>Ver r ó h dato?</text:p>
          </table:table-cell>
          <table:table-cell table:style-name="ce373" table:formula="of:=[$Enunciado.$AC$25]" office:value-type="time" office:time-value="PT04H58M20.638576594S" calcext:value-type="time">
            <text:p>04:58:20</text:p>
          </table:table-cell>
          <table:table-cell table:number-columns-repeated="41"/>
        </table:table-row>
        <table:table-row table:style-name="ro4">
          <table:table-cell table:style-name="ce421"/>
          <table:table-cell table:style-name="ce305" office:value-type="string" calcext:value-type="string">
            <text:p>Ecuacións</text:p>
          </table:table-cell>
          <table:table-cell table:style-name="ce421" table:number-columns-repeated="3"/>
          <table:table-cell table:style-name="ce302" office:value-type="string" calcext:value-type="string">
            <text:p>Cálculos</text:p>
          </table:table-cell>
          <table:table-cell table:style-name="ce421"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Default"/>
          <table:table-cell table:style-name="ce369" table:formula="of:=NOT(OR(ISBLANK([$Enunciado.C6]);OR(ISBLANK([$Enunciado.E6]);OR(ISBLANK([$Enunciado.F6])))))" office:value-type="boolean" office:boolean-value="true" calcext:value-type="boolean">
            <text:p>VERDADERO</text:p>
          </table:table-cell>
          <table:table-cell table:style-name="ce181" table:formula="of:=HOUR([.$W$9])" office:value-type="float" office:value="4" calcext:value-type="float">
            <text:p>4</text:p>
          </table:table-cell>
          <table:table-cell table:style-name="ce105" office:value-type="string" calcext:value-type="string">
            <text:p>h</text:p>
          </table:table-cell>
          <table:table-cell/>
          <table:table-cell table:style-name="ce346"/>
          <table:table-cell table:number-columns-repeated="38"/>
        </table:table-row>
        <table:table-row table:style-name="ro4">
          <table:table-cell table:style-name="ce421" table:number-columns-repeated="5"/>
          <table:table-cell table:style-name="ce303" table:formula="of:=IF([.V14];&quot;h =&quot;;&quot;&quot;)">
            <text:p/>
          </table:table-cell>
          <table:table-cell table:style-name="ce328" table:formula="of:=IF([.V14];[$Enunciado.$AD$31];&quot;&quot;)" table:number-columns-spanned="2" table:number-rows-spanned="1">
            <text:p/>
          </table:table-cell>
          <table:covered-table-cell table:style-name="ce338"/>
          <table:table-cell table:style-name="ce345" table:formula="of:=IF([.V14];&quot;=&quot;;&quot;&quot;)">
            <text:p/>
          </table:table-cell>
          <table:table-cell table:style-name="ce313" table:formula="of:=IF([.V14];[$Enunciado.$AD$21];&quot;&quot;)">
            <text:p/>
          </table:table-cell>
          <table:table-cell table:style-name="ce357" table:formula="of:=IF([.V14];&quot;m&quot;;&quot;&quot;)">
            <text:p/>
          </table:table-cell>
          <table:table-cell table:style-name="ce19" office:value-type="string" calcext:value-type="string">
            <text:p><text:a xlink:href="http://www.xente.mundo-r.com/alfonbarba/calculos/SatelitesExemplosGl.pdf" xlink:type="simple" office:target-frame-name="_blank">Exemplos</text:a></text:p>
          </table:table-cell>
          <table:table-cell table:style-name="ce33" table:number-columns-repeated="7"/>
          <table:table-cell/>
          <table:table-cell table:style-name="ce105" office:value-type="string" calcext:value-type="string">
            <text:p>Ver G?</text:p>
          </table:table-cell>
          <table:table-cell table:style-name="ce369"/>
          <table:table-cell table:style-name="ce105" table:formula="of:=MINUTE([.$W$9])" office:value-type="float" office:value="58" calcext:value-type="float">
            <text:p>58</text:p>
          </table:table-cell>
          <table:table-cell table:style-name="ce105" office:value-type="string" calcext:value-type="string">
            <text:p>m</text:p>
          </table:table-cell>
          <table:table-cell table:number-columns-repeated="40"/>
        </table:table-row>
        <table:table-row table:style-name="ro4">
          <table:table-cell table:style-name="ce421"/>
          <table:table-cell table:style-name="ce306" table:formula="of:=IF([$Enunciado.$S$9];&quot;r =&quot;;&quot;&quot;)">
            <text:p/>
          </table:table-cell>
          <table:table-cell table:style-name="ce306" table:formula="of:=IF([$Enunciado.$S$9];&quot;R + h&quot;;&quot;&quot;)">
            <text:p/>
          </table:table-cell>
          <table:table-cell table:style-name="ce421" table:number-columns-repeated="2"/>
          <table:table-cell table:style-name="ce304" table:formula="of:=IF([.V4];&quot;r =&quot;;&quot;&quot;)" office:value-type="string" office:string-value="r =" calcext:value-type="string">
            <text:p>r =</text:p>
          </table:table-cell>
          <table:table-cell table:style-name="ce329" table:formula="of:=IF([.V4];IF([.V18];[$Enunciado.$AB$21]&amp;&quot; + &quot;&amp;[$Enunciado.$AD$21];[$Enunciado.$AD$31]);&quot;&quot;)" office:value-type="string" office:string-value="2,32 · 6,37·10⁶" calcext:value-type="string" table:number-columns-spanned="2" table:number-rows-spanned="1">
            <text:p>2,32 · 6,37·10⁶</text:p>
          </table:table-cell>
          <table:covered-table-cell table:style-name="ce339"/>
          <table:table-cell table:style-name="ce348" table:formula="of:=IF([.V4];&quot;=&quot;;&quot;&quot;)" office:value-type="string" office:string-value="=" calcext:value-type="string">
            <text:p>=</text:p>
          </table:table-cell>
          <table:table-cell table:style-name="ce351" table:formula="of:=IF([.V4];[Enunciado.AC21];&quot;&quot;)" office:value-type="string" office:string-value="1,48·10⁷" calcext:value-type="string">
            <text:p>1,48·10⁷</text:p>
          </table:table-cell>
          <table:table-cell table:style-name="ce359" table:formula="of:=IF([.V4];&quot;m&quot;;&quot;&quot;)" office:value-type="string" office:string-value="m" calcext:value-type="string">
            <text:p>m</text:p>
          </table:table-cell>
          <table:table-cell table:style-name="ce49"/>
          <table:table-cell table:style-name="ce33" table:number-columns-repeated="7"/>
          <table:table-cell/>
          <table:table-cell table:style-name="ce190" table:formula="of:=OR([.U2];[.U16])" office:value-type="boolean" office:boolean-value="false" calcext:value-type="boolean">
            <text:p>FALSO</text:p>
          </table:table-cell>
          <table:table-cell table:style-name="ce369"/>
          <table:table-cell table:style-name="ce105" table:formula="of:=SECOND([.$W$9])" office:value-type="float" office:value="21" calcext:value-type="float">
            <text:p>21</text:p>
          </table:table-cell>
          <table:table-cell table:style-name="ce105" office:value-type="string" calcext:value-type="string">
            <text:p>s</text:p>
          </table:table-cell>
          <table:table-cell table:number-columns-repeated="40"/>
        </table:table-row>
        <table:table-row table:style-name="ro4">
          <table:table-cell table:style-name="ce421" table:number-columns-repeated="11"/>
          <table:table-cell table:style-name="ce33" table:number-columns-repeated="8"/>
          <table:table-cell/>
          <table:table-cell table:style-name="ce105"/>
          <table:table-cell table:style-name="ce192" office:value-type="string" calcext:value-type="string">
            <text:p>Ver h calc?</text:p>
          </table:table-cell>
          <table:table-cell table:style-name="ce105" table:formula="of:=[.W10]&amp;&quot; · 3600 + &quot;&amp;[.W11]&amp;&quot; · 60 + &quot;&amp;[.W12]" office:value-type="string" office:string-value="4 · 3600 + 58 · 60 + 21" calcext:value-type="string">
            <text:p>4 · 3600 + 58 · 60 + 21</text:p>
          </table:table-cell>
          <table:table-cell table:style-name="ce105"/>
          <table:table-cell table:number-columns-repeated="40"/>
        </table:table-row>
        <table:table-row table:style-name="ro4">
          <table:table-cell table:style-name="ce421"/>
          <table:table-cell table:style-name="ce307" table:formula="of:=IF(OR([.U2];[.W2]);&quot;&quot;;&quot;G · M = g₀ · R²&quot;)" office:value-type="string" office:string-value="G · M = g₀ · R²" calcext:value-type="string" table:number-columns-spanned="2" table:number-rows-spanned="1">
            <text:p>G · M = g₀ · R²</text:p>
          </table:table-cell>
          <table:covered-table-cell table:style-name="ce421"/>
          <table:table-cell table:style-name="ce421" table:number-columns-repeated="2"/>
          <table:table-cell table:style-name="ce303" table:formula="of:=IF(OR([.W2];[.T8]);&quot;&quot;;&quot;G · M =&quot;)" office:value-type="string" office:string-value="G · M =" calcext:value-type="string">
            <text:p>G · M =</text:p>
          </table:table-cell>
          <table:table-cell table:style-name="ce330" table:formula="of:=IF(OR([.W2];[.T8]);&quot;&quot;;IF([.U2];[$Enunciado.$AB$29];[$Enunciado.$AB$23])&amp;&quot; · &quot;&amp;IF([.$U2];[$Enunciado.$AB$22];ENTREPARENT([$Enunciado.$AB$21];2)))" office:value-type="string" office:string-value="9,80 · (6,37·10⁶)²" calcext:value-type="string" table:number-columns-spanned="2" table:number-rows-spanned="1">
            <text:p>9,80 · (6,37·10⁶)²</text:p>
          </table:table-cell>
          <table:covered-table-cell table:style-name="ce340"/>
          <table:table-cell table:style-name="ce349" table:formula="of:=IF(OR([.W2];[.T8]);&quot;&quot;;&quot;=&quot;)" office:value-type="string" office:string-value="=" calcext:value-type="string">
            <text:p>=</text:p>
          </table:table-cell>
          <table:table-cell table:style-name="ce352" table:formula="of:=IF(OR([.W2];[.T8]);&quot;&quot;;[$Enunciado.$AC$29])" office:value-type="string" office:string-value="3,98·10¹⁴" calcext:value-type="string">
            <text:p>3,98·10¹⁴</text:p>
          </table:table-cell>
          <table:table-cell table:style-name="ce322" table:formula="of:=IF(OR([.W2];[.T8]);&quot;&quot;;&quot;m³/s²&quot;)" office:value-type="string" office:string-value="m³/s²" calcext:value-type="string">
            <text:p>m³/s²</text:p>
          </table:table-cell>
          <table:table-cell table:style-name="ce33" table:number-columns-repeated="8"/>
          <table:table-cell/>
          <table:table-cell table:style-name="ce105"/>
          <table:table-cell table:style-name="ce190" table:formula="of:=AND([$Enunciado.$S$9];OR([.V20];[.V16]))" office:value-type="boolean" office:boolean-value="false" calcext:value-type="boolean">
            <text:p>FALSO</text:p>
          </table:table-cell>
          <table:table-cell table:style-name="ce105" table:number-columns-repeated="2"/>
          <table:table-cell table:number-columns-repeated="40"/>
        </table:table-row>
        <table:table-row table:style-name="ro4">
          <table:table-cell table:style-name="ce421" table:number-columns-repeated="2"/>
          <table:table-cell table:style-name="ce420"/>
          <table:table-cell table:style-name="ce421" table:number-columns-repeated="2"/>
          <table:table-cell table:style-name="ce303"/>
          <table:table-cell table:style-name="ce437" table:number-columns-spanned="2" table:number-rows-spanned="1"/>
          <table:covered-table-cell table:style-name="ce340"/>
          <table:table-cell table:style-name="ce349"/>
          <table:table-cell table:style-name="ce352"/>
          <table:table-cell table:style-name="ce322"/>
          <table:table-cell table:style-name="ce33"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number-columns-repeated="40"/>
        </table:table-row>
        <table:table-row table:style-name="ro4">
          <table:table-cell table:style-name="ce300" table:formula="of:=IF([.X4];IF([.X2];&quot;r =&quot;;&quot;v =&quot;);&quot;&quot;)" office:value-type="string" office:string-value="v =" calcext:value-type="string" table:number-columns-spanned="1" table:number-rows-spanned="2">
            <text:p>v =</text:p>
          </table:table-cell>
          <table:table-cell table:style-name="ce308" table:formula="of:=IF([.X6];&quot;√&quot;;&quot;&quot;)" office:value-type="string" office:string-value="√" calcext:value-type="string" table:number-columns-spanned="1" table:number-rows-spanned="2">
            <text:p>√</text:p>
          </table:table-cell>
          <table:table-cell table:style-name="ce317" table:formula="of:=IF([.X4];&quot;G · M&quot;;&quot;&quot;)" office:value-type="string" office:string-value="G · M" calcext:value-type="string">
            <text:p>G · M</text:p>
          </table:table-cell>
          <table:table-cell table:style-name="ce421"/>
          <table:table-cell table:style-name="ce324" table:formula="of:=IF([.X4];IF([.X2];&quot;r =&quot;;&quot;v =&quot;);&quot;&quot;)" office:value-type="string" office:string-value="v =" calcext:value-type="string" table:number-columns-spanned="1" table:number-rows-spanned="2">
            <text:p>v =</text:p>
          </table:table-cell>
          <table:table-cell table:style-name="ce325" table:formula="of:=IF([.X6];&quot;√&quot;;&quot;&quot;)" office:value-type="string" office:string-value="√" calcext:value-type="string" table:number-columns-spanned="1" table:number-rows-spanned="2">
            <text:p>√</text:p>
          </table:table-cell>
          <table:table-cell table:style-name="ce332" table:formula="of:=IF([.X4];[$Enunciado.$AC$29];&quot;&quot;)" office:value-type="string" office:string-value="3,98·10¹⁴" calcext:value-type="string" table:number-columns-spanned="2" table:number-rows-spanned="1">
            <text:p>3,98·10¹⁴</text:p>
          </table:table-cell>
          <table:covered-table-cell table:style-name="ce341"/>
          <table:table-cell table:style-name="ce350" table:formula="of:=IF([.X4];&quot;=&quot;;&quot;&quot;)" office:value-type="string" office:string-value="=" calcext:value-type="string" table:number-columns-spanned="1" table:number-rows-spanned="2">
            <text:p>=</text:p>
          </table:table-cell>
          <table:table-cell table:style-name="ce353" table:formula="of:=IF([.X4];IF([.X2];[$Enunciado.$AC$21];[$Enunciado.$AD$29]);&quot;&quot;)" office:value-type="string" office:string-value="5,19·10³" calcext:value-type="string" table:number-columns-spanned="1" table:number-rows-spanned="2">
            <text:p>5,19·10³</text:p>
          </table:table-cell>
          <table:table-cell table:style-name="ce360" table:formula="of:=IF([.X4];IF([.X2];&quot;m&quot;;&quot;m/s&quot;);&quot;&quot;)" office:value-type="string" office:string-value="m/s" calcext:value-type="string" table:number-columns-spanned="1" table:number-rows-spanned="2">
            <text:p>m/s</text:p>
          </table:table-cell>
          <table:table-cell table:style-name="ce33" table:number-columns-repeated="8"/>
          <table:table-cell/>
          <table:table-cell table:style-name="ce190" table:formula="of:=[$Enunciado.$R$20]" office:value-type="boolean" office:boolean-value="false" calcext:value-type="boolean">
            <text:p>FALSO</text:p>
          </table:table-cell>
          <table:table-cell table:style-name="ce370" table:formula="of:=AND([$Enunciado.$S$9];[$Enunciado.$W$10]=3)" office:value-type="boolean" office:boolean-value="false" calcext:value-type="boolean">
            <text:p>FALSO</text:p>
          </table:table-cell>
          <table:table-cell table:style-name="ce190" table:formula="of:=AND([.W4]&lt;&gt;1;NOT([.T8]);[.T10])" office:value-type="boolean" office:boolean-value="true" calcext:value-type="boolean">
            <text:p>VERDADERO</text:p>
          </table:table-cell>
          <table:table-cell table:style-name="ce105"/>
          <table:table-cell table:number-columns-repeated="40"/>
        </table:table-row>
        <table:table-row table:style-name="ro4">
          <table:covered-table-cell table:number-columns-repeated="2" table:style-name="ce421"/>
          <table:table-cell table:style-name="ce318" table:formula="of:=IF([.X4];IF([.X2];&quot;v²&quot;;&quot;r&quot;);&quot;&quot;)" office:value-type="string" office:string-value="r" calcext:value-type="string">
            <text:p>r</text:p>
          </table:table-cell>
          <table:table-cell table:style-name="ce421"/>
          <table:covered-table-cell table:number-columns-repeated="2" table:style-name="ce421"/>
          <table:table-cell table:style-name="ce333" table:formula="of:=IF([.X4];IF([.X2];ENTREPARENT([$Enunciado.$AD$29];2);[$Enunciado.$AC$21]);&quot;&quot;)" office:value-type="string" office:string-value="1,48·10⁷" calcext:value-type="string" table:number-columns-spanned="2" table:number-rows-spanned="1">
            <text:p>1,48·10⁷</text:p>
          </table:table-cell>
          <table:covered-table-cell table:style-name="ce343"/>
          <table:covered-table-cell table:number-columns-repeated="3" table:style-name="ce421"/>
          <table:table-cell table:style-name="ce33" table:number-columns-repeated="8"/>
          <table:table-cell table:number-columns-repeated="2"/>
          <table:table-cell table:style-name="ce371" office:value-type="string" calcext:value-type="string">
            <text:p>h es un dato?</text:p>
          </table:table-cell>
          <table:table-cell table:style-name="ce374" office:value-type="string" calcext:value-type="string" table:number-columns-spanned="2" table:number-rows-spanned="1">
            <text:p>frecuencia</text:p>
          </table:table-cell>
          <table:covered-table-cell table:style-name="ce105"/>
          <table:table-cell table:number-columns-repeated="40"/>
        </table:table-row>
        <table:table-row table:style-name="ro4">
          <table:table-cell table:style-name="ce421" table:number-columns-repeated="5"/>
          <table:table-cell table:style-name="ce306" table:formula="of:=IF(AND([.$W$4]=1;[$Enunciado.$AA$10]&lt;&gt;1);&quot;T =&quot;;&quot;&quot;)">
            <text:p/>
          </table:table-cell>
          <table:table-cell table:style-name="ce334" table:formula="of:=IF(AND([.$W$4]=1;[$Enunciado.$AA$10]&lt;&gt;1);IF([.W8];[.W13];[.C7]&amp;&quot; · &quot;&amp;[$Enunciado.$AA$11]);&quot;&quot;)" table:number-columns-spanned="2" table:number-rows-spanned="1">
            <text:p/>
          </table:table-cell>
          <table:covered-table-cell table:style-name="ce421"/>
          <table:table-cell table:style-name="ce345" table:formula="of:=IF(AND([.$W$4]=1;[$Enunciado.$AA$10]&lt;&gt;1);&quot;=&quot;;&quot;&quot;)">
            <text:p/>
          </table:table-cell>
          <table:table-cell table:style-name="ce354" table:formula="of:=IF(AND([.$W$4]=1;[$Enunciado.$AA$10]&lt;&gt;1);[$Enunciado.$AB$25];&quot;&quot;)">
            <text:p/>
          </table:table-cell>
          <table:table-cell table:style-name="ce361" table:formula="of:=IF(AND([.$W$4]=1;[$Enunciado.$AA$10]&lt;&gt;1);&quot;s&quot;;&quot;&quot;)">
            <text:p/>
          </table:table-cell>
          <table:table-cell table:style-name="ce33" table:number-columns-repeated="8"/>
          <table:table-cell table:number-columns-repeated="2"/>
          <table:table-cell table:style-name="ce190" table:formula="of:=[$Enunciado.$S$9]" office:value-type="boolean" office:boolean-value="false" calcext:value-type="boolean">
            <text:p>FALS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40"/>
        </table:table-row>
        <table:table-row table:style-name="ro4">
          <table:table-cell table:style-name="ce421"/>
          <table:table-cell table:style-name="ce310" table:formula="of:=IF([.W16];&quot;T =&quot;;&quot;&quot;)" office:value-type="string" office:string-value="T =" calcext:value-type="string" table:number-columns-spanned="1" table:number-rows-spanned="2">
            <text:p>T =</text:p>
          </table:table-cell>
          <table:table-cell table:style-name="ce319" table:formula="of:=IF([.W16];CHOOSE([.W4]+1;&quot;2 · π · r&quot;;&quot;&quot;;1;&quot;2 · π · r&quot;);&quot;&quot;)" office:value-type="string" office:string-value="2 · π · r" calcext:value-type="string">
            <text:p>2 · π · r</text:p>
          </table:table-cell>
          <table:table-cell table:style-name="ce421" table:number-columns-repeated="2"/>
          <table:table-cell table:style-name="ce326" table:formula="of:=IF([.W16];&quot;T =&quot;;&quot;&quot;)" office:value-type="string" office:string-value="T =" calcext:value-type="string" table:number-columns-spanned="1" table:number-rows-spanned="2">
            <text:p>T =</text:p>
          </table:table-cell>
          <table:table-cell table:style-name="ce335" table:formula="of:=IF(AND([.W16];NOT([.T8]));IF([.W6];[$Enunciado.AA10];&quot;2 · &quot;&amp;NUMFORMA(PI();[$Enunciado.$X$1])&amp;&quot; · &quot;&amp;[$Enunciado.$AC$21]);&quot;&quot;)" office:value-type="string" office:string-value="2 · 3,14 · 1,48·10⁷" calcext:value-type="string" table:number-columns-spanned="2" table:number-rows-spanned="1">
            <text:p>2 · 3,14 · 1,48·10⁷</text:p>
          </table:table-cell>
          <table:covered-table-cell table:style-name="ce339"/>
          <table:table-cell table:style-name="ce328" table:formula="of:=IF([.W16];&quot;=&quot;;&quot;&quot;)" office:value-type="string" office:string-value="=" calcext:value-type="string" table:number-columns-spanned="1" table:number-rows-spanned="2">
            <text:p>=</text:p>
          </table:table-cell>
          <table:table-cell table:style-name="ce355" table:formula="of:=IF(AND([.W16];NOT([.T8]));[$Enunciado.$AB$25];&quot;&quot;)" office:value-type="string" office:string-value="1,79·10⁴" calcext:value-type="string" table:number-columns-spanned="1" table:number-rows-spanned="2">
            <text:p>1,79·10⁴</text:p>
          </table:table-cell>
          <table:table-cell table:style-name="ce362" table:formula="of:=IF([.W16];&quot;s&quot;;&quot;&quot;)" office:value-type="string" office:string-value="s" calcext:value-type="string" table:number-columns-spanned="1" table:number-rows-spanned="2">
            <text:p>s</text:p>
          </table:table-cell>
          <table:table-cell table:style-name="ce33" table:number-columns-repeated="8"/>
          <table:table-cell table:number-columns-repeated="2"/>
          <table:table-cell table:style-name="ce105" office:value-type="string" calcext:value-type="string">
            <text:p>u luz?</text:p>
          </table:table-cell>
          <table:table-cell table:style-name="ce375" office:value-type="string" calcext:value-type="string" table:number-columns-spanned="2" table:number-rows-spanned="1">
            <text:p>El dato no es T</text:p>
          </table:table-cell>
          <table:covered-table-cell table:style-name="ce376"/>
          <table:table-cell table:number-columns-repeated="40"/>
        </table:table-row>
        <table:table-row table:style-name="ro4">
          <table:table-cell table:style-name="ce421"/>
          <table:covered-table-cell table:style-name="ce421"/>
          <table:table-cell table:style-name="ce318" table:formula="of:=IF([.W16];CHOOSE([.W4]+1;&quot;v&quot;;&quot;&quot;;&quot;f&quot;;&quot;v&quot;);&quot;&quot;)" office:value-type="string" office:string-value="v" calcext:value-type="string">
            <text:p>v</text:p>
          </table:table-cell>
          <table:table-cell table:style-name="ce421" table:number-columns-repeated="2"/>
          <table:covered-table-cell table:style-name="ce421"/>
          <table:table-cell table:style-name="ce336" table:formula="of:=IF(OR([.T8];NOT([.T10]));&quot;&quot;;CHOOSE([.W4]+1;[$Enunciado.$AD$29];&quot;&quot;;[$Enunciado.$AD$25];[$Enunciado.$AD$29]))" office:value-type="string" office:string-value="5,19·10³" calcext:value-type="string" table:number-columns-spanned="2" table:number-rows-spanned="1">
            <text:p>5,19·10³</text:p>
          </table:table-cell>
          <table:covered-table-cell table:number-columns-repeated="4" table:style-name="ce421"/>
          <table:table-cell table:style-name="ce33" table:number-columns-repeated="8"/>
          <table:table-cell/>
          <table:table-cell table:style-name="ce105" table:formula="of:=IF([.V20];[$Enunciado.$E$6]&amp;&quot; · c&quot;;&quot;&quot;)">
            <text:p/>
          </table:table-cell>
          <table:table-cell table:style-name="ce190" table:formula="of:=[$Enunciado.$W$10]&gt;3" office:value-type="boolean" office:boolean-value="false" calcext:value-type="boolean">
            <text:p>FALSO</text:p>
          </table:table-cell>
          <table:table-cell table:style-name="ce105" table:formula="of:=INDEX([$Enunciado.Z3:$Enunciado.Z7];[$Enunciado.AE23])&amp;&quot; s·&quot;&amp;[$Enunciado.$AD$24]" office:value-type="string" office:string-value="86400 s·día⁻¹" calcext:value-type="string">
            <text:p>86400 s·día⁻¹</text:p>
          </table:table-cell>
          <table:table-cell table:style-name="ce105" table:formula="of:=[$Enunciado.AB25]&amp;&quot; s&quot;" office:value-type="string" office:string-value="1,79·10⁴ s" calcext:value-type="string">
            <text:p>1,79·10⁴ s</text:p>
          </table:table-cell>
          <table:table-cell/>
          <table:table-cell table:style-name="ce346"/>
          <table:table-cell table:number-columns-repeated="38"/>
        </table:table-row>
        <table:table-row table:style-name="ro4">
          <table:table-cell table:style-name="ce421" table:number-columns-repeated="11"/>
          <table:table-cell table:style-name="ce33" table:number-columns-repeated="8"/>
          <table:table-cell table:number-columns-repeated="2"/>
          <table:table-cell table:style-name="ce105" office:value-type="string" calcext:value-type="string">
            <text:p>n · R?</text:p>
          </table:table-cell>
          <table:table-cell table:style-name="ce375" office:value-type="string" calcext:value-type="string" table:number-columns-spanned="2" table:number-rows-spanned="1">
            <text:p>El dato es T</text:p>
          </table:table-cell>
          <table:covered-table-cell table:style-name="ce376"/>
          <table:table-cell table:number-columns-repeated="40"/>
        </table:table-row>
        <table:table-row table:style-name="ro4">
          <table:table-cell table:style-name="ce421"/>
          <table:table-cell table:style-name="ce312" table:formula="of:=IF([.$W$6];&quot;&quot;;&quot;f =&quot;)" office:value-type="string" office:string-value="f =" calcext:value-type="string" table:number-columns-spanned="1" table:number-rows-spanned="2">
            <text:p>f =</text:p>
          </table:table-cell>
          <table:table-cell table:style-name="ce320" table:formula="of:=IF([.$W$6];&quot;&quot;;1)" office:value-type="float" office:value="1" calcext:value-type="float">
            <text:p>1</text:p>
          </table:table-cell>
          <table:table-cell table:style-name="ce421" table:number-columns-repeated="2"/>
          <table:table-cell table:style-name="ce327" table:formula="of:=IF([.W6];&quot;&quot;;&quot;f =&quot;)" office:value-type="string" office:string-value="f =" calcext:value-type="string" table:number-columns-spanned="1" table:number-rows-spanned="2">
            <text:p>f =</text:p>
          </table:table-cell>
          <table:table-cell table:style-name="ce337" table:formula="of:=IF(OR([.$W$6];[.T8]);&quot;&quot;;IF([.W4]=1;[.W22];[.W20]))" office:value-type="string" office:string-value="86400 s·día⁻¹" calcext:value-type="string" table:number-columns-spanned="2" table:number-rows-spanned="1">
            <text:p>86400 s·día⁻¹</text:p>
          </table:table-cell>
          <table:covered-table-cell table:style-name="ce344"/>
          <table:table-cell table:style-name="ce333" table:formula="of:=IF([.W6];&quot;&quot;;&quot; =&quot;)" office:value-type="string" office:string-value=" =" calcext:value-type="string" table:number-columns-spanned="1" table:number-rows-spanned="2">
            <text:p><text:s/>=</text:p>
          </table:table-cell>
          <table:table-cell table:style-name="ce356" table:formula="of:=IF(OR([.$W$6];[.T8]);&quot;&quot;;[$Enunciado.$AD$25])" office:value-type="string" office:string-value="4,83" calcext:value-type="string" table:number-columns-spanned="1" table:number-rows-spanned="2">
            <text:p>4,83</text:p>
          </table:table-cell>
          <table:table-cell table:style-name="ce363" table:formula="of:=IF(OR([.$W$6];[.T8]);&quot;&quot;;[$Enunciado.$AD$24])" office:value-type="string" office:string-value="día⁻¹" calcext:value-type="string" table:number-columns-spanned="1" table:number-rows-spanned="2">
            <text:p>día⁻¹</text:p>
          </table:table-cell>
          <table:table-cell table:style-name="ce33" table:number-columns-repeated="8"/>
          <table:table-cell/>
          <table:table-cell table:style-name="ce105" table:formula="of:=IF([.V22];[$Enunciado.$E$6]&amp;&quot; · R&quot;;&quot;&quot;)" office:value-type="string" office:string-value="2,32 · R" calcext:value-type="string">
            <text:p>2,32 · R</text:p>
          </table:table-cell>
          <table:table-cell table:style-name="ce190" table:formula="of:=[$Enunciado.$W$10]=3" office:value-type="boolean" office:boolean-value="true" calcext:value-type="boolean">
            <text:p>VERDADERO</text:p>
          </table:table-cell>
          <table:table-cell table:style-name="ce105" table:formula="of:=IF([$Enunciado.$AA$9]=6;[$Enunciado.$Z$6]&amp;&quot; s·&quot;&amp;[$Enunciado.AD24];[$Enunciado.$AE$24]&amp;&quot; &quot;&amp;[$Enunciado.$F$7]&amp;&quot;·&quot;&amp;[$Enunciado.$AD$24])" office:value-type="string" office:string-value="86400 s·día⁻¹" calcext:value-type="string">
            <text:p>86400 s·día⁻¹</text:p>
          </table:table-cell>
          <table:table-cell table:style-name="ce105" table:formula="of:=IF([$Enunciado.$AA$9]=6;[$Enunciado.AB25]&amp;&quot; s&quot;;NUMFORMA([$Enunciado.$E$7];[$Enunciado.$X$1])&amp;&quot; &quot;&amp;[$Enunciado.F7])" office:value-type="string" office:string-value="1,79·10⁴ s" calcext:value-type="string">
            <text:p>1,79·10⁴ s</text:p>
          </table:table-cell>
          <table:table-cell table:number-columns-repeated="40"/>
        </table:table-row>
        <table:table-row table:style-name="ro4">
          <table:table-cell table:style-name="ce421"/>
          <table:covered-table-cell table:style-name="ce421"/>
          <table:table-cell table:style-name="ce321" table:formula="of:=IF([.$W$6];&quot;&quot;;&quot;T&quot;)" office:value-type="string" office:string-value="T" calcext:value-type="string">
            <text:p>T</text:p>
          </table:table-cell>
          <table:table-cell table:style-name="ce421" table:number-columns-repeated="2"/>
          <table:covered-table-cell table:style-name="ce421"/>
          <table:table-cell table:style-name="ce333" table:formula="of:=IF(OR([.$W$6];[.T8]);&quot;&quot;;IF([.W4]=1;[.X22];[.X20]))" office:value-type="string" office:string-value="1,79·10⁴ s" calcext:value-type="string" table:number-columns-spanned="2" table:number-rows-spanned="1">
            <text:p>1,79·10⁴ s</text:p>
          </table:table-cell>
          <table:covered-table-cell table:number-columns-repeated="4" table:style-name="ce421"/>
          <table:table-cell table:style-name="ce33" table:number-columns-repeated="8"/>
          <table:table-cell table:number-columns-repeated="45"/>
        </table:table-row>
        <table:table-row table:style-name="ro4">
          <table:table-cell table:style-name="ce421"/>
          <table:table-cell table:style-name="ce300" table:formula="of:=IF([.$U$16];&quot;M =&quot;;&quot;&quot;)" table:number-columns-spanned="1" table:number-rows-spanned="2">
            <text:p/>
          </table:table-cell>
          <table:table-cell table:style-name="ce434" table:formula="of:=IF([.$U$16];&quot;4 · π² · r³&quot;;&quot;&quot;)">
            <text:p/>
          </table:table-cell>
          <table:table-cell table:style-name="ce421" table:number-columns-repeated="2"/>
          <table:table-cell table:style-name="ce310" table:formula="of:=IF([.$U$16];&quot;M =&quot;;&quot;&quot;)" table:number-columns-spanned="1" table:number-rows-spanned="2">
            <text:p/>
          </table:table-cell>
          <table:table-cell table:style-name="ce451" table:formula="of:=IF([.$U$16];&quot;4 · &quot;&amp;[$Enunciado.$AB$30]&amp;&quot;² · (&quot;&amp;[$Enunciado.$AC$21]&amp;&quot;)³&quot;;&quot;&quot;)" table:number-columns-spanned="2" table:number-rows-spanned="1">
            <text:p/>
          </table:table-cell>
          <table:covered-table-cell table:style-name="ce421"/>
          <table:table-cell table:style-name="ce410" table:formula="of:=IF([.$U$16];&quot;=&quot;;&quot;&quot;)" table:number-columns-spanned="1" table:number-rows-spanned="2">
            <text:p/>
          </table:table-cell>
          <table:table-cell table:style-name="ce470" table:formula="of:=IF([.$U$16];[$Enunciado.$AB$22];&quot;&quot;)" table:number-columns-spanned="1" table:number-rows-spanned="2">
            <text:p/>
          </table:table-cell>
          <table:table-cell table:style-name="ce360" table:formula="of:=IF([.$U$16];&quot;kg&quot;;&quot;&quot;)" table:number-columns-spanned="1" table:number-rows-spanned="2">
            <text:p/>
          </table:table-cell>
          <table:table-cell table:style-name="ce33" table:number-columns-repeated="8"/>
          <table:table-cell table:number-columns-repeated="45"/>
        </table:table-row>
        <table:table-row table:style-name="ro4">
          <table:table-cell table:style-name="ce421"/>
          <table:covered-table-cell table:style-name="ce421"/>
          <table:table-cell table:style-name="ce321" table:formula="of:=IF([.$U$16];&quot;G · T²&quot;;&quot;&quot;)">
            <text:p/>
          </table:table-cell>
          <table:table-cell table:style-name="ce421" table:number-columns-repeated="2"/>
          <table:covered-table-cell table:style-name="ce421"/>
          <table:table-cell table:style-name="ce452" table:formula="of:=IF([.$U$16];[$Enunciado.$AB$29]&amp;&quot; · (&quot;&amp;[$Enunciado.$AB$25]&amp;&quot;)²&quot;;&quot;&quot;)" table:number-columns-spanned="2" table:number-rows-spanned="1">
            <text:p/>
          </table:table-cell>
          <table:covered-table-cell table:style-name="ce338"/>
          <table:covered-table-cell table:number-columns-repeated="3" table:style-name="ce421"/>
          <table:table-cell table:style-name="ce33" table:number-columns-repeated="8"/>
          <table:table-cell table:number-columns-repeated="45"/>
        </table:table-row>
        <table:table-row table:style-name="ro4">
          <table:table-cell table:style-name="ce421" table:number-columns-repeated="11"/>
          <table:table-cell table:style-name="ce33" table:number-columns-repeated="8"/>
          <table:table-cell table:number-columns-repeated="45"/>
        </table:table-row>
        <table:table-row table:style-name="ro4" table:number-rows-repeated="1048549">
          <table:table-cell table:number-columns-repeated="64"/>
        </table:table-row>
        <table:table-row table:style-name="ro4">
          <table:table-cell table:number-columns-repeated="64"/>
        </table:table-row>
        <calcext:conditional-formats>
          <calcext:conditional-format calcext:target-range-address="Periodo.C22:Periodo.C22 Periodo.G22:Periodo.G22">
            <calcext:condition calcext:apply-style-name="Numerador" calcext:value="formula-is(NOT([.$W$6]))" calcext:base-cell-address="Periodo.C22"/>
          </calcext:conditional-format>
          <calcext:conditional-format calcext:target-range-address="Periodo.C19:Periodo.C19 Periodo.G19:Periodo.G19">
            <calcext:condition calcext:apply-style-name="Numerador" calcext:value="formula-is([.$W$16])" calcext:base-cell-address="Periodo.C19"/>
          </calcext:conditional-format>
          <calcext:conditional-format calcext:target-range-address="Periodo.C16:Periodo.C16 Periodo.G16:Periodo.G16">
            <calcext:condition calcext:apply-style-name="Numerador" calcext:value="formula-is([.$X$4])" calcext:base-cell-address="Periodo.C16"/>
          </calcext:conditional-format>
          <calcext:conditional-format calcext:target-range-address="Periodo.C24:Periodo.C24 Periodo.G24:Periodo.G24">
            <calcext:condition calcext:apply-style-name="Numerador" calcext:value="formula-is([.$U$16])" calcext:base-cell-address="Periodo.C24"/>
          </calcext:conditional-format>
          <calcext:conditional-format calcext:target-range-address="Periodo.C15:Periodo.C15 Periodo.G15:Periodo.G15">
            <calcext:condition calcext:apply-style-name="Numerador" calcext:value="formula-is([.$X$6])" calcext:base-cell-address="Periodo.C15"/>
          </calcext:conditional-format>
        </calcext:conditional-formats>
      </table:table>
      <table:table table:name="Altura" table:style-name="ta1" table:protected="true">
        <loext:table-protection loext:select-protected-cells="true" loext:select-unprotected-cells="true"/>
        <office:forms form:automatic-focus="false" form:apply-design-mode="false"/>
        <table:table-column table:style-name="co33" table:default-cell-style-name="Default"/>
        <table:table-column table:style-name="co34" table:default-cell-style-name="ce37"/>
        <table:table-column table:style-name="co10" table:default-cell-style-name="ce37"/>
        <table:table-column table:style-name="co35" table:default-cell-style-name="ce37"/>
        <table:table-column table:style-name="co17" table:default-cell-style-name="ce37"/>
        <table:table-column table:style-name="co34" table:default-cell-style-name="ce37"/>
        <table:table-column table:style-name="co4" table:number-columns-repeated="2" table:default-cell-style-name="ce37"/>
        <table:table-column table:style-name="co36" table:default-cell-style-name="ce37"/>
        <table:table-column table:style-name="co4" table:default-cell-style-name="ce37"/>
        <table:table-column table:style-name="co37" table:default-cell-style-name="ce37"/>
        <table:table-column table:style-name="co22" table:default-cell-style-name="ce37"/>
        <table:table-column table:style-name="co10" table:number-columns-repeated="7" table:default-cell-style-name="ce37"/>
        <table:table-column table:style-name="co38" table:default-cell-style-name="ce37"/>
        <table:table-column table:style-name="co39" table:number-columns-repeated="3" table:default-cell-style-name="ce37"/>
        <table:table-column table:style-name="co10" table:default-cell-style-name="ce37"/>
        <table:table-column table:style-name="co39" table:default-cell-style-name="ce37"/>
        <table:table-column table:style-name="co10" table:number-columns-repeated="39" table:default-cell-style-name="ce37"/>
        <table:table-row table:style-name="ro4">
          <table:table-cell table:style-name="ce377" office:value-type="string" calcext:value-type="string">
            <text:p>Cálculo da altura</text:p>
          </table:table-cell>
          <table:table-cell table:style-name="ce301" table:number-columns-repeated="10"/>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21"/>
          <table:table-cell table:style-name="ce302" office:value-type="string" calcext:value-type="string">
            <text:p>Datos</text:p>
          </table:table-cell>
          <table:table-cell table:style-name="ce421" table:number-columns-repeated="3"/>
          <table:table-cell table:style-name="ce305" office:value-type="string" calcext:value-type="string">
            <text:p>Magnitudes xa calculadas</text:p>
          </table:table-cell>
          <table:table-cell table:style-name="ce421"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W2];[.V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21"/>
          <table:table-cell table:style-name="ce303" table:formula="of:=IF([.U2];&quot;G =&quot;;&quot;&quot;)">
            <text:p/>
          </table:table-cell>
          <table:table-cell table:style-name="ce313" table:formula="of:=IF([.U2];[$Enunciado.$AB$29];&quot;&quot;)">
            <text:p/>
          </table:table-cell>
          <table:table-cell table:style-name="ce421" table:formula="of:=IF([.U2];[$Enunciado.$AA$29];&quot;&quot;)">
            <text:p/>
          </table:table-cell>
          <table:table-cell table:style-name="ce421"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number-columns-repeated="2"/>
          <table:table-cell table:number-columns-repeated="39"/>
        </table:table-row>
        <table:table-row table:style-name="ro4">
          <table:table-cell table:style-name="ce421"/>
          <table:table-cell table:style-name="ce303" table:formula="of:=IF([.$U$8];[$Periodo.B4];&quot;&quot;)" office:value-type="string" office:string-value="g₀ =" calcext:value-type="string">
            <text:p>g₀ =</text:p>
          </table:table-cell>
          <table:table-cell table:style-name="ce351" table:formula="of:=IF([.$U$8];[$Periodo.C4];&quot;&quot;)" office:value-type="string" office:string-value="9,80" calcext:value-type="string">
            <text:p>9,80</text:p>
          </table:table-cell>
          <table:table-cell table:style-name="ce384" table:formula="of:=IF([.$U$8];[$Periodo.D4];&quot;&quot;)" office:value-type="string" office:string-value="m/s²" calcext:value-type="string">
            <text:p>m/s²</text:p>
          </table:table-cell>
          <table:table-cell table:style-name="ce421"/>
          <table:table-cell table:style-name="ce303" table:formula="of:=IF([.U10];&quot;G · M =&quot;;&quot;&quot;)" office:value-type="string" office:string-value="G · M =" calcext:value-type="string">
            <text:p>G · M =</text:p>
          </table:table-cell>
          <table:table-cell table:style-name="ce313" table:formula="of:=IF([.U10];[$Enunciado.$AC$29];&quot;&quot;)" office:value-type="string" office:string-value="3,98·10¹⁴" calcext:value-type="string">
            <text:p>3,98·10¹⁴</text:p>
          </table:table-cell>
          <table:table-cell table:style-name="ce421" table:formula="of:=IF([.U10];&quot;m³/s²&quot;;&quot;&quot;)" office:value-type="string" office:string-value="m³/s²" calcext:value-type="string">
            <text:p>m³/s²</text:p>
          </table:table-cell>
          <table:table-cell table:style-name="ce421"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T2]" office:value-type="boolean" office:boolean-value="true" calcext:value-type="boolean">
            <text:p>VERDADERO</text:p>
          </table:table-cell>
          <table:table-cell table:style-name="ce368" table:formula="of:=AND([.U2];[.W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421"/>
          <table:table-cell table:style-name="ce303" table:formula="of:=IF([.T4];&quot;R =&quot;;&quot;&quot;)" office:value-type="string" office:string-value="R =" calcext:value-type="string">
            <text:p>R =</text:p>
          </table:table-cell>
          <table:table-cell table:style-name="ce314" table:formula="of:=IF([.T4];[$Enunciado.$AB$21];&quot;&quot;)" office:value-type="string" office:string-value="6,37·10⁶" calcext:value-type="string">
            <text:p>6,37·10⁶</text:p>
          </table:table-cell>
          <table:table-cell table:style-name="ce421" table:formula="of:=IF([.T4];&quot;m&quot;;&quot;&quot;)" office:value-type="string" office:string-value="m" calcext:value-type="string">
            <text:p>m</text:p>
          </table:table-cell>
          <table:table-cell table:style-name="ce421"/>
          <table:table-cell table:style-name="ce304" table:formula="of:=IF([.V24];&quot;&quot;;&quot;r =&quot;)" office:value-type="string" office:string-value="r =" calcext:value-type="string">
            <text:p>r =</text:p>
          </table:table-cell>
          <table:table-cell table:style-name="ce314" table:formula="of:=IF([.V24];&quot;&quot;;[$Enunciado.$AC$21])" office:value-type="string" office:string-value="1,48·10⁷" calcext:value-type="string">
            <text:p>1,48·10⁷</text:p>
          </table:table-cell>
          <table:table-cell table:style-name="ce421" table:formula="of:=IF([.V24];&quot;&quot;;&quot;m&quot;)" office:value-type="string" office:string-value="m" calcext:value-type="string">
            <text:p>m</text:p>
          </table:table-cell>
          <table:table-cell table:style-name="ce421" table:number-columns-repeated="3"/>
          <table:table-cell table:style-name="ce19" office:value-type="string" calcext:value-type="string">
            <text:p><text:a xlink:href="#Peri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number-columns-repeated="2"/>
          <table:table-cell table:number-columns-repeated="39"/>
        </table:table-row>
        <table:table-row table:style-name="ro4">
          <table:table-cell table:style-name="ce421"/>
          <table:table-cell table:style-name="ce304" table:formula="of:=IF([.V10];[$Periodo.B6];&quot;&quot;)" office:value-type="string" office:string-value="r =" calcext:value-type="string">
            <text:p>r =</text:p>
          </table:table-cell>
          <table:table-cell table:style-name="ce494" table:formula="of:=IF([.V10];[$Periodo.C6];&quot;&quot;)" office:value-type="string" office:string-value="2,32 · R" calcext:value-type="string">
            <text:p>2,32 · R</text:p>
          </table:table-cell>
          <table:table-cell table:style-name="ce500" table:formula="of:=IF([.V10];[$Periodo.D6];&quot;&quot;)">
            <text:p/>
          </table:table-cell>
          <table:table-cell table:style-name="ce421"/>
          <table:table-cell table:style-name="ce385" table:formula="of:=IF([.V14];&quot;h =&quot;;&quot;&quot;)">
            <text:p/>
          </table:table-cell>
          <table:table-cell table:style-name="ce354" table:formula="of:=IF([.V14];[$Enunciado.$AD$21];&quot;&quot;)">
            <text:p/>
          </table:table-cell>
          <table:table-cell table:style-name="ce421" table:formula="of:=IF([.V14];&quot;m&quot;;&quot;&quot;)">
            <text:p/>
          </table:table-cell>
          <table:table-cell table:style-name="ce421" table:number-columns-repeated="3"/>
          <table:table-cell table:style-name="ce33" table:number-columns-repeated="8"/>
          <table:table-cell table:style-name="ce105"/>
          <table:table-cell table:style-name="ce190" table:formula="of:=AND(NOT([.U2]);[$Enunciado.$R$9])" office:value-type="boolean" office:boolean-value="true" calcext:value-type="boolean">
            <text:p>VERDADERO</text:p>
          </table:table-cell>
          <table:table-cell table:style-name="ce190"/>
          <table:table-cell table:style-name="ce282" table:formula="of:=AND([.W2];[.W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21"/>
          <table:table-cell table:style-name="ce303" table:formula="of:=IF([.$W$2];[$Periodo.B7];&quot;&quot;)">
            <text:p/>
          </table:table-cell>
          <table:table-cell table:style-name="ce379" table:formula="of:=IF([.$W$2];[$Periodo.C7];&quot;&quot;)">
            <text:p/>
          </table:table-cell>
          <table:table-cell table:style-name="ce384" table:formula="of:=IF([.$W$2];[$Periodo.D7];&quot;&quot;)">
            <text:p/>
          </table:table-cell>
          <table:table-cell table:style-name="ce421"/>
          <table:table-cell table:style-name="ce303" table:formula="of:=IF([.W6];&quot;T =&quot;;&quot;&quot;)">
            <text:p/>
          </table:table-cell>
          <table:table-cell table:style-name="ce354" table:formula="of:=IF([.W6];[$Enunciado.$AB$25];&quot;&quot;)">
            <text:p/>
          </table:table-cell>
          <table:table-cell table:style-name="ce361" table:formula="of:=IF([.W6];&quot;s&quot;;&quot;&quot;)">
            <text:p/>
          </table:table-cell>
          <table:table-cell table:style-name="ce421" table:number-columns-repeated="3"/>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421"/>
          <table:table-cell table:style-name="ce303" table:formula="of:=IF([.Y2];&quot;m =&quot;;&quot;&quot;)" office:value-type="string" office:string-value="m =" calcext:value-type="string">
            <text:p>m =</text:p>
          </table:table-cell>
          <table:table-cell table:style-name="ce313" table:formula="of:=IF([.Y2];[$Enunciado.AC22];&quot;&quot;)" office:value-type="string" office:string-value="64,5" calcext:value-type="string">
            <text:p>64,5</text:p>
          </table:table-cell>
          <table:table-cell table:style-name="ce421" table:formula="of:=IF([.Y2];&quot;kg&quot;;&quot;&quot;)" office:value-type="string" office:string-value="kg" calcext:value-type="string">
            <text:p>kg</text:p>
          </table:table-cell>
          <table:table-cell table:style-name="ce421" table:number-columns-repeated="7"/>
          <table:table-cell table:style-name="ce19" office:value-type="string" calcext:value-type="string">
            <text:p><text:a xlink:href="#Enerxi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U2];[.U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21" table:number-columns-repeated="11"/>
          <table:table-cell table:style-name="ce33"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421"/>
          <table:table-cell table:style-name="ce305" office:value-type="string" calcext:value-type="string">
            <text:p>Ecuacións</text:p>
          </table:table-cell>
          <table:table-cell table:style-name="ce421" table:number-columns-repeated="3"/>
          <table:table-cell table:style-name="ce386" office:value-type="string" calcext:value-type="string">
            <text:p>Cálculos</text:p>
          </table:table-cell>
          <table:table-cell table:style-name="ce421"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ce190" table:formula="of:=AND(NOT([.W2]);NOT([.T8]))" office:value-type="boolean" office:boolean-value="true" calcext:value-type="boolean">
            <text:p>VERDADERO</text:p>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421" table:number-columns-repeated="11"/>
          <table:table-cell table:style-name="ce19" office:value-type="string" calcext:value-type="string">
            <text:p><text:a xlink:href="http://www.xente.mundo-r.com/alfonbarba/calculos/SatelitesExemplosGl.pdf" xlink:type="simple" office:target-frame-name="_blank">Exemplos</text:a></text:p>
          </table:table-cell>
          <table:table-cell table:style-name="ce33" table:number-columns-repeated="7"/>
          <table:table-cell/>
          <table:table-cell table:style-name="ce105" office:value-type="string" calcext:value-type="string">
            <text:p>Ver cálculo GM</text:p>
          </table:table-cell>
          <table:table-cell table:style-name="ce369" office:value-type="string" calcext:value-type="string">
            <text:p>r ya calculado?</text:p>
          </table:table-cell>
          <table:table-cell table:number-columns-repeated="42"/>
        </table:table-row>
        <table:table-row table:style-name="ro4">
          <table:table-cell table:style-name="ce421"/>
          <table:table-cell table:style-name="ce307" table:formula="of:=IF([.U12];&quot;G · M = g₀ · R²&quot;;&quot;&quot;)" table:number-columns-spanned="2" table:number-rows-spanned="1">
            <text:p/>
          </table:table-cell>
          <table:covered-table-cell table:style-name="ce421"/>
          <table:table-cell table:style-name="ce421" table:number-columns-repeated="2"/>
          <table:table-cell table:style-name="ce303" table:formula="of:=IF([.U12];&quot;G · M =&quot;;&quot;&quot;)">
            <text:p/>
          </table:table-cell>
          <table:table-cell table:style-name="ce330" table:formula="of:=IF([.U12];IF([.U2];[$Enunciado.$AB$29];[$Enunciado.$AB$23])&amp;&quot; · &quot;&amp;IF([.$U2];[$Enunciado.$AB$22];&quot;(&quot;&amp;[$Enunciado.$AB$21]&amp;&quot;)²&quot;);&quot;&quot;)" table:number-columns-spanned="2" table:number-rows-spanned="1">
            <text:p/>
          </table:table-cell>
          <table:covered-table-cell table:style-name="ce340"/>
          <table:table-cell table:style-name="ce349" table:formula="of:=IF([.U12];&quot;=&quot;;&quot;&quot;)">
            <text:p/>
          </table:table-cell>
          <table:table-cell table:style-name="ce352" table:formula="of:=IF([.U12];[$Enunciado.$AC$29];&quot;&quot;)">
            <text:p/>
          </table:table-cell>
          <table:table-cell table:style-name="ce322" table:formula="of:=IF([.U12];&quot;m³/s²&quot;;&quot;&quot;)">
            <text:p/>
          </table:table-cell>
          <table:table-cell table:style-name="ce49"/>
          <table:table-cell table:style-name="ce33" table:number-columns-repeated="7"/>
          <table:table-cell/>
          <table:table-cell table:style-name="ce190" table:formula="of:=AND(NOT([.T8]);[.W2])" office:value-type="boolean" office:boolean-value="false" calcext:value-type="boolean">
            <text:p>FALSO</text:p>
          </table:table-cell>
          <table:table-cell table:style-name="ce369" table:formula="of:=OR([.V2];IF([.T8];1;NOT([$Enunciado.S3])))" office:value-type="boolean" office:boolean-value="true" calcext:value-type="boolean">
            <text:p>VERDADERO</text:p>
          </table:table-cell>
          <table:table-cell table:number-columns-repeated="42"/>
        </table:table-row>
        <table:table-row table:style-name="ro4">
          <table:table-cell table:style-name="ce421" table:number-columns-repeated="2"/>
          <table:table-cell table:style-name="ce380"/>
          <table:table-cell table:style-name="ce421" table:number-columns-repeated="2"/>
          <table:table-cell table:style-name="ce303"/>
          <table:table-cell table:style-name="ce387" table:number-columns-spanned="2" table:number-rows-spanned="1"/>
          <table:covered-table-cell table:style-name="ce340"/>
          <table:table-cell table:style-name="ce349"/>
          <table:table-cell table:style-name="ce352"/>
          <table:table-cell table:style-name="ce322"/>
          <table:table-cell table:style-name="ce33"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312" table:formula="of:=IF(NOT([.$V$12]);&quot;r =&quot;;&quot;&quot;)" table:number-columns-spanned="1" table:number-rows-spanned="2">
            <text:p/>
          </table:table-cell>
          <table:table-cell table:style-name="ce378" table:formula="of:=IF(NOT([.$V$12]);&quot;∛&quot;;&quot;&quot;)" table:number-columns-spanned="1" table:number-rows-spanned="2">
            <text:p/>
          </table:table-cell>
          <table:table-cell table:style-name="ce381" table:formula="of:=IF([.V12];&quot;&quot;;&quot;G · M&quot;&amp;IF([.W2];&quot; · T²&quot;;&quot;&quot;))">
            <text:p/>
          </table:table-cell>
          <table:table-cell table:style-name="ce421"/>
          <table:table-cell table:style-name="ce312" table:formula="of:=IF(NOT([.$V$12]);&quot;r =&quot;;&quot;&quot;)" table:number-columns-spanned="1" table:number-rows-spanned="2">
            <text:p/>
          </table:table-cell>
          <table:table-cell table:style-name="ce378" table:formula="of:=IF(NOT([.$V$12]);&quot;∛&quot;;&quot;&quot;)" table:number-columns-spanned="1" table:number-rows-spanned="2">
            <text:p/>
          </table:table-cell>
          <table:table-cell table:style-name="ce388" table:formula="of:=IF(NOT([.V12]);[$Enunciado.$AC$29]&amp;IF([.W2];&quot; · &quot;&amp;ENTREPARENT([$Enunciado.$AB$25];2);&quot;&quot;);&quot;&quot;)" table:number-columns-spanned="2" table:number-rows-spanned="1">
            <text:p/>
          </table:table-cell>
          <table:covered-table-cell table:style-name="ce341"/>
          <table:table-cell table:style-name="ce336" table:formula="of:=IF([.V12];&quot;&quot;;&quot;=&quot;)" table:number-columns-spanned="1" table:number-rows-spanned="2">
            <text:p/>
          </table:table-cell>
          <table:table-cell table:style-name="ce353" table:formula="of:=IF([.V12];&quot;&quot;;[$Enunciado.$AC$21])" table:number-columns-spanned="1" table:number-rows-spanned="2">
            <text:p/>
          </table:table-cell>
          <table:table-cell table:style-name="ce360" table:formula="of:=IF([.V12];&quot;&quot;;&quot;m&quot;)" table:number-columns-spanned="1" table:number-rows-spanned="2">
            <text:p/>
          </table:table-cell>
          <table:table-cell table:style-name="ce33" table:number-columns-repeated="8"/>
          <table:table-cell table:number-columns-repeated="2"/>
          <table:table-cell table:style-name="ce190" table:formula="of:=AND([$Enunciado.$S$9];OR([.V20];[.V16]);NOT([.T2]))" office:value-type="boolean" office:boolean-value="false" calcext:value-type="boolean">
            <text:p>FALSO</text:p>
          </table:table-cell>
          <table:table-cell table:number-columns-repeated="42"/>
        </table:table-row>
        <table:table-row table:style-name="ro4">
          <table:covered-table-cell table:number-columns-repeated="2" table:style-name="ce421"/>
          <table:table-cell table:style-name="ce318" table:formula="of:=IF([.V12];&quot;&quot;;IF([.W2];&quot;4 π²&quot;;&quot;r&quot;))">
            <text:p/>
          </table:table-cell>
          <table:table-cell table:style-name="ce421"/>
          <table:covered-table-cell table:number-columns-repeated="2" table:style-name="ce421"/>
          <table:table-cell table:style-name="ce333" table:formula="of:=IF(NOT([.V12]);IF([.X2];ENTREPARENT([$Enunciado.$AD$29];2);&quot;4 · &quot;&amp;ENTREPARENT(NUMFORMA(PI();[$Enunciado.$X$1]);2));&quot;&quot;)" table:number-columns-spanned="2" table:number-rows-spanned="1">
            <text:p/>
          </table:table-cell>
          <table:covered-table-cell table:style-name="ce343"/>
          <table:covered-table-cell table:number-columns-repeated="3" table:style-name="ce421"/>
          <table:table-cell table:style-name="ce33"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421" table:number-columns-repeated="5"/>
          <table:table-cell table:style-name="ce302"/>
          <table:table-cell table:style-name="ce421" table:number-columns-repeated="5"/>
          <table:table-cell table:style-name="ce33" table:number-columns-repeated="8"/>
          <table:table-cell table:number-columns-repeated="2"/>
          <table:table-cell table:style-name="ce370" table:formula="of:=AND([$Enunciado.$S$9];[$Enunciado.$W$10]=3)" office:value-type="boolean" office:boolean-value="false" calcext:value-type="boolean">
            <text:p>FALSO</text:p>
          </table:table-cell>
          <table:table-cell table:number-columns-repeated="42"/>
        </table:table-row>
        <table:table-row table:style-name="ro4">
          <table:table-cell table:style-name="ce421"/>
          <table:table-cell table:style-name="ce310" table:formula="of:=IF([.V18];&quot;&quot;;&quot;r =&quot;)" office:value-type="string" office:string-value="r =" calcext:value-type="string">
            <text:p>r =</text:p>
          </table:table-cell>
          <table:table-cell table:style-name="ce382" table:formula="of:=IF([.V18];&quot;&quot;;&quot;R + h&quot;)" office:value-type="string" office:string-value="R + h" calcext:value-type="string">
            <text:p>R + h</text:p>
          </table:table-cell>
          <table:table-cell table:style-name="ce421" table:number-columns-repeated="2"/>
          <table:table-cell table:style-name="ce304" table:formula="of:=IF(OR([.V18];NOT([.T2]));&quot;&quot;;&quot;h =&quot;)" office:value-type="string" office:string-value="h =" calcext:value-type="string">
            <text:p>h =</text:p>
          </table:table-cell>
          <table:table-cell table:style-name="ce330" table:formula="of:=IF(OR([.V18];NOT([.T2]));&quot;&quot;;[$Enunciado.$AC$21]&amp;&quot; – &quot;&amp;[$Enunciado.$AB$21])" office:value-type="string" office:string-value="1,48·10⁷ – 6,37·10⁶" calcext:value-type="string" table:number-columns-spanned="2" table:number-rows-spanned="1">
            <text:p>1,48·10⁷ – 6,37·10⁶</text:p>
          </table:table-cell>
          <table:covered-table-cell table:style-name="ce339"/>
          <table:table-cell table:style-name="ce338" table:formula="of:=IF(OR([.V18];NOT([.T2]));&quot;&quot;;&quot;=&quot;)" office:value-type="string" office:string-value="=" calcext:value-type="string">
            <text:p>=</text:p>
          </table:table-cell>
          <table:table-cell table:style-name="ce389" table:formula="of:=IF(OR([.V18];NOT([.T2]));&quot;&quot;;[$Enunciado.$AD$21])" office:value-type="string" office:string-value="8,41·10⁶" calcext:value-type="string">
            <text:p>8,41·10⁶</text:p>
          </table:table-cell>
          <table:table-cell table:style-name="ce361" table:formula="of:=IF(OR([.V18];NOT([.T2]));&quot;&quot;;&quot;m&quot;)" office:value-type="string" office:string-value="m" calcext:value-type="string">
            <text:p>m</text:p>
          </table:table-cell>
          <table:table-cell table:style-name="ce33" table:number-columns-repeated="8"/>
          <table:table-cell table:number-columns-repeated="2"/>
          <table:table-cell table:style-name="ce371" office:value-type="string" calcext:value-type="string">
            <text:p>h es un dato?</text:p>
          </table:table-cell>
          <table:table-cell table:number-columns-repeated="42"/>
        </table:table-row>
        <table:table-row table:style-name="ro4">
          <table:table-cell table:style-name="ce421" table:number-columns-repeated="11"/>
          <table:table-cell table:style-name="ce33" table:number-columns-repeated="8"/>
          <table:table-cell table:number-columns-repeated="2"/>
          <table:table-cell table:style-name="ce190" table:formula="of:=OR([$Enunciado.$S$9];NOT([.T10]))" office:value-type="boolean" office:boolean-value="false" calcext:value-type="boolean">
            <text:p>FALSO</text:p>
          </table:table-cell>
          <table:table-cell table:number-columns-repeated="42"/>
        </table:table-row>
        <table:table-row table:style-name="ro4">
          <table:table-cell table:style-name="ce421" table:number-columns-repeated="11"/>
          <table:table-cell table:style-name="ce33"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421" table:number-columns-repeated="11"/>
          <table:table-cell table:style-name="ce33"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421" table:number-columns-repeated="11"/>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21" table:number-columns-repeated="11"/>
          <table:table-cell table:style-name="ce33" table:number-columns-repeated="8"/>
          <table:table-cell/>
          <table:table-cell table:style-name="ce105" table:formula="of:=IF([.V22];[$Enunciado.$E$6]&amp;&quot; · R&quot;;&quot;&quot;)" office:value-type="string" office:string-value="2,32 · R" calcext:value-type="string">
            <text:p>2,32 · R</text:p>
          </table:table-cell>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421" table:number-columns-repeated="11"/>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21" table:number-columns-repeated="11"/>
          <table:table-cell table:style-name="ce33" table:number-columns-repeated="8"/>
          <table:table-cell table:number-columns-repeated="2"/>
          <table:table-cell table:style-name="ce190" table:formula="of:=OR([.T8];AND([.V2];NOT([.V22]));NOT([.V12]);NOT([.T10]))" office:value-type="boolean" office:boolean-value="false" calcext:value-type="boolean">
            <text:p>FALSO</text:p>
          </table:table-cell>
          <table:table-cell table:number-columns-repeated="42"/>
        </table:table-row>
        <table:table-row table:style-name="ro4" table:number-rows-repeated="2">
          <table:table-cell table:style-name="ce421" table:number-columns-repeated="11"/>
          <table:table-cell table:style-name="ce33" table:number-columns-repeated="8"/>
          <table:table-cell table:number-columns-repeated="45"/>
        </table:table-row>
        <table:table-row table:style-name="ro4" table:number-rows-repeated="1048549">
          <table:table-cell table:number-columns-repeated="64"/>
        </table:table-row>
        <table:table-row table:style-name="ro4">
          <table:table-cell table:number-columns-repeated="64"/>
        </table:table-row>
        <calcext:conditional-formats>
          <calcext:conditional-format calcext:target-range-address="Altura.C13:Altura.C14 Altura.G13:Altura.G14">
            <calcext:condition calcext:apply-style-name="Numerador" calcext:value="formula-is(NOT([.$V$12]))" calcext:base-cell-address="Altura.C13"/>
          </calcext:conditional-format>
        </calcext:conditional-formats>
      </table:table>
      <table:table table:name="Peso" table:style-name="ta1" table:protected="true">
        <loext:table-protection loext:select-protected-cells="true" loext:select-unprotected-cells="true"/>
        <office:forms form:automatic-focus="false" form:apply-design-mode="false"/>
        <table:table-column table:style-name="co33" table:default-cell-style-name="ce37"/>
        <table:table-column table:style-name="co17" table:default-cell-style-name="ce37"/>
        <table:table-column table:style-name="co10" table:default-cell-style-name="ce37"/>
        <table:table-column table:style-name="co35" table:default-cell-style-name="ce37"/>
        <table:table-column table:style-name="co17" table:default-cell-style-name="ce37"/>
        <table:table-column table:style-name="co41" table:default-cell-style-name="ce37"/>
        <table:table-column table:style-name="co4" table:number-columns-repeated="2" table:default-cell-style-name="ce37"/>
        <table:table-column table:style-name="co36" table:default-cell-style-name="ce37"/>
        <table:table-column table:style-name="co4" table:default-cell-style-name="ce37"/>
        <table:table-column table:style-name="co37" table:default-cell-style-name="ce37"/>
        <table:table-column table:style-name="co22" table:default-cell-style-name="ce37"/>
        <table:table-column table:style-name="co10" table:number-columns-repeated="7" table:default-cell-style-name="ce37"/>
        <table:table-column table:style-name="co38" table:default-cell-style-name="ce37"/>
        <table:table-column table:style-name="co39" table:number-columns-repeated="3" table:default-cell-style-name="ce37"/>
        <table:table-column table:style-name="co10" table:default-cell-style-name="ce37"/>
        <table:table-column table:style-name="co39" table:default-cell-style-name="ce37"/>
        <table:table-column table:style-name="co10" table:number-columns-repeated="39" table:default-cell-style-name="ce37"/>
        <table:table-row table:style-name="ro4">
          <table:table-cell table:style-name="ce298" office:value-type="string" calcext:value-type="string">
            <text:p>Cálculo do peso</text:p>
          </table:table-cell>
          <table:table-cell table:style-name="ce377"/>
          <table:table-cell table:style-name="ce301" table:number-columns-repeated="9"/>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21"/>
          <table:table-cell table:style-name="ce302" office:value-type="string" calcext:value-type="string">
            <text:p>Datos</text:p>
          </table:table-cell>
          <table:table-cell table:style-name="ce421" table:number-columns-repeated="3"/>
          <table:table-cell table:style-name="ce305" office:value-type="string" calcext:value-type="string">
            <text:p>Magnitudes xa calculadas</text:p>
          </table:table-cell>
          <table:table-cell table:style-name="ce394"/>
          <table:table-cell table:style-name="ce421" table:number-columns-repeated="4"/>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W2];[.V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21"/>
          <table:table-cell table:style-name="ce303" table:formula="of:=IF([.U2];&quot;G =&quot;;&quot;&quot;)">
            <text:p/>
          </table:table-cell>
          <table:table-cell table:style-name="ce313" table:formula="of:=IF([.U2];[$Enunciado.$AB$29];&quot;&quot;)">
            <text:p/>
          </table:table-cell>
          <table:table-cell table:style-name="ce421" table:formula="of:=IF([.U2];[$Enunciado.$AA$29];&quot;&quot;)">
            <text:p/>
          </table:table-cell>
          <table:table-cell table:style-name="ce421"/>
          <table:table-cell table:style-name="ce303" table:formula="of:=IF([.W6];&quot;T =&quot;;&quot;&quot;)">
            <text:p/>
          </table:table-cell>
          <table:table-cell table:style-name="ce354" table:formula="of:=IF([.W6];[$Enunciado.$AB$25];&quot;&quot;)">
            <text:p/>
          </table:table-cell>
          <table:table-cell table:style-name="ce361" table:formula="of:=IF([.W6];&quot;s&quot;;&quot;&quot;)">
            <text:p/>
          </table:table-cell>
          <table:table-cell table:style-name="ce421" table:number-columns-repeated="3"/>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421"/>
          <table:table-cell table:style-name="ce303" table:formula="of:=IF([.$U$8];[$Periodo.B4];&quot;&quot;)" office:value-type="string" office:string-value="g₀ =" calcext:value-type="string">
            <text:p>g₀ =</text:p>
          </table:table-cell>
          <table:table-cell table:style-name="ce351" table:formula="of:=IF([.$U$8];[$Periodo.C4];&quot;&quot;)" office:value-type="string" office:string-value="9,80" calcext:value-type="string">
            <text:p>9,80</text:p>
          </table:table-cell>
          <table:table-cell table:style-name="ce384" table:formula="of:=IF([.$U$8];[$Periodo.D4];&quot;&quot;)" office:value-type="string" office:string-value="m/s²" calcext:value-type="string">
            <text:p>m/s²</text:p>
          </table:table-cell>
          <table:table-cell table:style-name="ce421"/>
          <table:table-cell table:style-name="ce303" table:formula="of:=IF([.T8];&quot;&quot;;&quot;G · M =&quot;)" office:value-type="string" office:string-value="G · M =" calcext:value-type="string">
            <text:p>G · M =</text:p>
          </table:table-cell>
          <table:table-cell table:style-name="ce313" table:formula="of:=IF([.T8];&quot;&quot;;[$Enunciado.$AC$29])" office:value-type="string" office:string-value="3,98·10¹⁴" calcext:value-type="string">
            <text:p>3,98·10¹⁴</text:p>
          </table:table-cell>
          <table:table-cell table:style-name="ce421" table:formula="of:=IF([.T8];&quot;&quot;;&quot;m³/s²&quot;)" office:value-type="string" office:string-value="m³/s²" calcext:value-type="string">
            <text:p>m³/s²</text:p>
          </table:table-cell>
          <table:table-cell table:style-name="ce421"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T2]" office:value-type="boolean" office:boolean-value="true" calcext:value-type="boolean">
            <text:p>VERDADERO</text:p>
          </table:table-cell>
          <table:table-cell table:style-name="ce368" table:formula="of:=AND([.U2];[.W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368" table:formula="of:=AND([.Y2];[.T10])" office:value-type="boolean" office:boolean-value="true" calcext:value-type="boolean">
            <text:p>VERDADERO</text:p>
          </table:table-cell>
          <table:table-cell table:number-columns-repeated="39"/>
        </table:table-row>
        <table:table-row table:style-name="ro4">
          <table:table-cell table:style-name="ce421"/>
          <table:table-cell table:style-name="ce303" table:formula="of:=IF([.T4];&quot;R =&quot;;&quot;&quot;)" office:value-type="string" office:string-value="R =" calcext:value-type="string">
            <text:p>R =</text:p>
          </table:table-cell>
          <table:table-cell table:style-name="ce314" table:formula="of:=IF([.T4];[$Enunciado.$AB$21];&quot;&quot;)" office:value-type="string" office:string-value="6,37·10⁶" calcext:value-type="string">
            <text:p>6,37·10⁶</text:p>
          </table:table-cell>
          <table:table-cell table:style-name="ce421" table:formula="of:=IF([.T4];&quot;m&quot;;&quot;&quot;)" office:value-type="string" office:string-value="m" calcext:value-type="string">
            <text:p>m</text:p>
          </table:table-cell>
          <table:table-cell table:style-name="ce421" table:number-columns-repeated="7"/>
          <table:table-cell table:style-name="ce19" office:value-type="string" calcext:value-type="string">
            <text:p><text:a xlink:href="#Peri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number-columns-repeated="2"/>
          <table:table-cell table:number-columns-repeated="39"/>
        </table:table-row>
        <table:table-row table:style-name="ro4">
          <table:table-cell table:style-name="ce421"/>
          <table:table-cell table:style-name="ce304" table:formula="of:=IF([.V10];[$Periodo.B6];&quot;&quot;)" office:value-type="string" office:string-value="r =" calcext:value-type="string">
            <text:p>r =</text:p>
          </table:table-cell>
          <table:table-cell table:style-name="ce494" table:formula="of:=IF([.V10];[$Periodo.C6];&quot;&quot;)" office:value-type="string" office:string-value="2,32 · R" calcext:value-type="string">
            <text:p>2,32 · R</text:p>
          </table:table-cell>
          <table:table-cell table:style-name="ce500" table:formula="of:=IF([.V10];[$Periodo.D6];&quot;&quot;)">
            <text:p/>
          </table:table-cell>
          <table:table-cell table:style-name="ce421"/>
          <table:table-cell table:style-name="ce303" table:formula="of:=IF([.V25];&quot;&quot;;&quot;r =&quot;)" office:value-type="string" office:string-value="r =" calcext:value-type="string">
            <text:p>r =</text:p>
          </table:table-cell>
          <table:table-cell table:style-name="ce352" table:formula="of:=IF([.V25];&quot;&quot;;[$Enunciado.$AC$21])" office:value-type="string" office:string-value="1,48·10⁷" calcext:value-type="string">
            <text:p>1,48·10⁷</text:p>
          </table:table-cell>
          <table:table-cell table:style-name="ce322" table:formula="of:=IF([.V25];&quot;&quot;;&quot;m&quot;)" office:value-type="string" office:string-value="m" calcext:value-type="string">
            <text:p>m</text:p>
          </table:table-cell>
          <table:table-cell table:style-name="ce421"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OR(AND(NOT([.U2]);[$Enunciado.$R$9]);NOT([.T16]))" office:value-type="boolean" office:boolean-value="true" calcext:value-type="boolean">
            <text:p>VERDADERO</text:p>
          </table:table-cell>
          <table:table-cell table:style-name="ce190"/>
          <table:table-cell table:style-name="ce282" table:formula="of:=AND([.W2];[.W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21"/>
          <table:table-cell table:style-name="ce303" table:formula="of:=IF([.$W$2];[$Periodo.B7];&quot;&quot;)">
            <text:p/>
          </table:table-cell>
          <table:table-cell table:style-name="ce379" table:formula="of:=IF([.$W$2];[$Periodo.C7];&quot;&quot;)">
            <text:p/>
          </table:table-cell>
          <table:table-cell table:style-name="ce384" table:formula="of:=IF([.$W$2];[$Periodo.D7];&quot;&quot;)">
            <text:p/>
          </table:table-cell>
          <table:table-cell table:style-name="ce421" table:number-columns-repeated="6"/>
          <table:table-cell table:style-name="ce382"/>
          <table:table-cell table:style-name="ce33" table:number-columns-repeated="8"/>
          <table:table-cell table:style-name="ce105" office:value-type="string" calcext:value-type="string">
            <text:p>Datos insuficientes</text:p>
          </table:table-cell>
          <table:table-cell table:style-name="ce105" office:value-type="string" calcext:value-type="string">
            <text:p>Ver g ou M?</text:p>
          </table:table-cell>
          <table:table-cell table:style-name="ce105"/>
          <table:table-cell table:style-name="ce192"/>
          <table:table-cell table:number-columns-repeated="41"/>
        </table:table-row>
        <table:table-row table:style-name="ro4">
          <table:table-cell table:style-name="ce421"/>
          <table:table-cell table:style-name="ce303" table:formula="of:=IF([.Y2];&quot;m =&quot;;&quot;&quot;)" office:value-type="string" office:string-value="m =" calcext:value-type="string">
            <text:p>m =</text:p>
          </table:table-cell>
          <table:table-cell table:style-name="ce313" table:formula="of:=IF([.Y2];[$Enunciado.AC22];&quot;&quot;)" office:value-type="string" office:string-value="64,5" calcext:value-type="string">
            <text:p>64,5</text:p>
          </table:table-cell>
          <table:table-cell table:style-name="ce421" table:formula="of:=IF([.Y2];&quot;kg&quot;;&quot;&quot;)" office:value-type="string" office:string-value="kg" calcext:value-type="string">
            <text:p>kg</text:p>
          </table:table-cell>
          <table:table-cell table:style-name="ce421" table:number-columns-repeated="7"/>
          <table:table-cell table:style-name="ce19" office:value-type="string" calcext:value-type="string">
            <text:p><text:a xlink:href="#Enerxi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U2];[.U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21" table:number-columns-repeated="11"/>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ou h dato?</text:p>
          </table:table-cell>
          <table:table-cell table:style-name="Default"/>
          <table:table-cell table:number-columns-repeated="41"/>
        </table:table-row>
        <table:table-row table:style-name="ro4">
          <table:table-cell table:style-name="ce421" table:number-columns-repeated="11"/>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421"/>
          <table:table-cell table:style-name="ce305" office:value-type="string" calcext:value-type="string">
            <text:p>Ecuacións</text:p>
          </table:table-cell>
          <table:table-cell table:style-name="ce421" table:number-columns-repeated="3"/>
          <table:table-cell table:style-name="ce302" office:value-type="string" calcext:value-type="string">
            <text:p>Cálculos</text:p>
          </table:table-cell>
          <table:table-cell table:style-name="ce421" table:number-columns-repeated="5"/>
          <table:table-cell table:style-name="ce19" office:value-type="string" calcext:value-type="string">
            <text:p><text:a xlink:href="http://www.xente.mundo-r.com/alfonbarba/calculos/SatelitesExemplosGl.pdf" xlink:type="simple" office:target-frame-name="_blank">Exemplos</text:a></text:p>
          </table:table-cell>
          <table:table-cell table:style-name="ce33" table:number-columns-repeated="7"/>
          <table:table-cell table:style-name="ce105" office:value-type="string" calcext:value-type="string">
            <text:p>Ocultar casi todo?</text:p>
          </table:table-cell>
          <table:table-cell/>
          <table:table-cell table:style-name="ce369"/>
          <table:table-cell table:number-columns-repeated="42"/>
        </table:table-row>
        <table:table-row table:style-name="ro4">
          <table:table-cell table:style-name="ce421" table:number-columns-repeated="11"/>
          <table:table-cell table:style-name="ce49"/>
          <table:table-cell table:style-name="ce33" table:number-columns-repeated="7"/>
          <table:table-cell table:style-name="ce190" table:formula="of:=OR([.T8];NOT([.T10]))" office:value-type="boolean" office:boolean-value="false" calcext:value-type="boolean">
            <text:p>FALSO</text:p>
          </table:table-cell>
          <table:table-cell/>
          <table:table-cell table:style-name="ce369"/>
          <table:table-cell table:number-columns-repeated="42"/>
        </table:table-row>
        <table:table-row table:style-name="ro4">
          <table:table-cell table:style-name="ce421"/>
          <table:table-cell table:style-name="ce300" table:formula="of:=IF([.U6];&quot;&quot;;&quot;g₀ =&quot;)" table:number-columns-spanned="1" table:number-rows-spanned="2">
            <text:p/>
          </table:table-cell>
          <table:table-cell table:style-name="ce517" table:formula="of:=IF([.U6];&quot;&quot;;&quot;G · M&quot;)">
            <text:p/>
          </table:table-cell>
          <table:table-cell table:style-name="ce421" table:number-columns-repeated="2"/>
          <table:table-cell table:style-name="ce300" table:formula="of:=IF(OR([.T8];[.U6]);&quot;&quot;;&quot;g₀ =&quot;)" table:number-columns-spanned="1" table:number-rows-spanned="2">
            <text:p/>
          </table:table-cell>
          <table:table-cell table:style-name="ce511" table:formula="of:=IF(OR([.T8];[.U6]);&quot;&quot;;[$Enunciado.$AC$29])" table:number-columns-spanned="2" table:number-rows-spanned="1">
            <text:p/>
          </table:table-cell>
          <table:covered-table-cell table:style-name="ce341"/>
          <table:table-cell table:style-name="ce336" table:formula="of:=IF([.U6];&quot;&quot;;&quot;=&quot;)" table:number-columns-spanned="1" table:number-rows-spanned="2">
            <text:p/>
          </table:table-cell>
          <table:table-cell table:style-name="ce399" table:formula="of:=IF(OR([.T8];[.U6]);&quot;&quot;;[$Enunciado.AB23])" table:number-columns-spanned="1" table:number-rows-spanned="2">
            <text:p/>
          </table:table-cell>
          <table:table-cell table:style-name="ce360" table:formula="of:=IF(OR([.T8];[.U6]);&quot;&quot;;&quot;m/s²&quot;)" table:number-columns-spanned="1" table:number-rows-spanned="2">
            <text:p/>
          </table:table-cell>
          <table:table-cell table:style-name="ce33" table:number-columns-repeated="8"/>
          <table:table-cell table:number-columns-repeated="2"/>
          <table:table-cell table:style-name="ce369"/>
          <table:table-cell table:number-columns-repeated="42"/>
        </table:table-row>
        <table:table-row table:style-name="ro4">
          <table:table-cell table:style-name="ce421"/>
          <table:covered-table-cell table:style-name="ce421"/>
          <table:table-cell table:style-name="ce318" table:formula="of:=IF([.U6];&quot;&quot;;&quot;R²&quot;)">
            <text:p/>
          </table:table-cell>
          <table:table-cell table:style-name="ce421" table:number-columns-repeated="2"/>
          <table:covered-table-cell table:style-name="ce421"/>
          <table:table-cell table:style-name="ce333" table:formula="of:=IF(OR([.T8];[.U6]);&quot;&quot;;ENTREPARENT([$Enunciado.$AB$21];2))" table:number-columns-spanned="2" table:number-rows-spanned="1">
            <text:p/>
          </table:table-cell>
          <table:covered-table-cell table:style-name="ce343"/>
          <table:covered-table-cell table:number-columns-repeated="3" table:style-name="ce421"/>
          <table:table-cell table:style-name="ce33" table:number-columns-repeated="8"/>
          <table:table-cell table:number-columns-repeated="2"/>
          <table:table-cell table:style-name="ce369"/>
          <table:table-cell table:number-columns-repeated="42"/>
        </table:table-row>
        <table:table-row table:style-name="ro4">
          <table:table-cell table:style-name="ce421" table:number-columns-repeated="11"/>
          <table:table-cell table:style-name="ce33" table:number-columns-repeated="8"/>
          <table:table-cell table:style-name="ce105" office:value-type="string" calcext:value-type="string">
            <text:p>Se sabe R?</text:p>
          </table:table-cell>
          <table:table-cell/>
          <table:table-cell table:style-name="ce369"/>
          <table:table-cell table:number-columns-repeated="42"/>
        </table:table-row>
        <table:table-row table:style-name="ro4">
          <table:table-cell table:style-name="ce421"/>
          <table:table-cell table:style-name="ce300" office:value-type="string" calcext:value-type="string" table:number-columns-spanned="1" table:number-rows-spanned="2">
            <text:p>g =</text:p>
          </table:table-cell>
          <table:table-cell table:style-name="ce392" office:value-type="string" calcext:value-type="string">
            <text:p>G · M</text:p>
          </table:table-cell>
          <table:table-cell table:style-name="ce421" table:number-columns-repeated="2"/>
          <table:table-cell table:style-name="ce300" table:formula="of:=IF([.T12];&quot;&quot;;&quot;g =&quot;)" office:value-type="string" office:string-value="g =" calcext:value-type="string" table:number-columns-spanned="1" table:number-rows-spanned="2">
            <text:p>g =</text:p>
          </table:table-cell>
          <table:table-cell table:style-name="ce524" table:formula="of:=IF([.T12];&quot;&quot;;[$Enunciado.$AC$29])" office:value-type="string" office:string-value="3,98·10¹⁴" calcext:value-type="string" table:number-columns-spanned="2" table:number-rows-spanned="1">
            <text:p>3,98·10¹⁴</text:p>
          </table:table-cell>
          <table:covered-table-cell table:style-name="ce341"/>
          <table:table-cell table:style-name="ce336" table:formula="of:=IF([.T12];&quot;&quot;;&quot;=&quot;)" office:value-type="string" office:string-value="=" calcext:value-type="string" table:number-columns-spanned="1" table:number-rows-spanned="2">
            <text:p>=</text:p>
          </table:table-cell>
          <table:table-cell table:style-name="ce399" table:formula="of:=IF([.T12];&quot;&quot;;[$Enunciado.AC23])" office:value-type="string" office:string-value="1,82" calcext:value-type="string" table:number-columns-spanned="1" table:number-rows-spanned="2">
            <text:p>1,82</text:p>
          </table:table-cell>
          <table:table-cell table:style-name="ce360" table:formula="of:=IF([.T12];&quot;&quot;;&quot;m/s²&quot;)" office:value-type="string" office:string-value="m/s²" calcext:value-type="string" table:number-columns-spanned="1" table:number-rows-spanned="2">
            <text:p>m/s²</text:p>
          </table:table-cell>
          <table:table-cell table:style-name="ce33" table:number-columns-repeated="8"/>
          <table:table-cell table:style-name="ce190" table:formula="of:=[$Enunciado.S21]" office:value-type="boolean" office:boolean-value="true" calcext:value-type="boolean">
            <text:p>VERDADERO</text:p>
          </table:table-cell>
          <table:table-cell table:style-name="ce390"/>
          <table:table-cell table:style-name="ce371"/>
          <table:table-cell table:number-columns-repeated="42"/>
        </table:table-row>
        <table:table-row table:style-name="ro4">
          <table:table-cell table:style-name="ce421"/>
          <table:covered-table-cell table:style-name="ce421"/>
          <table:table-cell table:style-name="ce318" office:value-type="string" calcext:value-type="string">
            <text:p>r²</text:p>
          </table:table-cell>
          <table:table-cell table:style-name="ce421" table:number-columns-repeated="2"/>
          <table:covered-table-cell table:style-name="ce421"/>
          <table:table-cell table:style-name="ce333" table:formula="of:=IF([.T12];&quot;&quot;;ENTREPARENT([$Enunciado.$AC$21];2))" office:value-type="string" office:string-value="(1,48·10⁷)²" calcext:value-type="string" table:number-columns-spanned="2" table:number-rows-spanned="1">
            <text:p>(1,48·10⁷)²</text:p>
          </table:table-cell>
          <table:covered-table-cell table:style-name="ce343"/>
          <table:covered-table-cell table:number-columns-repeated="3" table:style-name="ce421"/>
          <table:table-cell table:style-name="ce33" table:number-columns-repeated="8"/>
          <table:table-cell table:number-columns-repeated="2"/>
          <table:table-cell table:style-name="ce371"/>
          <table:table-cell table:number-columns-repeated="42"/>
        </table:table-row>
        <table:table-row table:style-name="ro4">
          <table:table-cell table:style-name="ce421" table:number-columns-repeated="5"/>
          <table:table-cell table:style-name="ce302"/>
          <table:table-cell table:style-name="ce421" table:number-columns-repeated="5"/>
          <table:table-cell table:style-name="ce33" table:number-columns-repeated="8"/>
          <table:table-cell table:number-columns-repeated="2"/>
          <table:table-cell table:style-name="ce371"/>
          <table:table-cell table:number-columns-repeated="42"/>
        </table:table-row>
        <table:table-row table:style-name="ro4">
          <table:table-cell table:style-name="ce421" table:number-columns-repeated="5"/>
          <table:table-cell table:style-name="ce519" table:formula="of:=IF(OR([.$T$12];[.$U$6]);&quot;&quot;;&quot;g&quot;)">
            <text:p/>
          </table:table-cell>
          <table:table-cell table:style-name="ce397" table:formula="of:=IF(OR([.$T$12];[.$U$6]);&quot;&quot;;&quot;=&quot;)" table:number-columns-spanned="1" table:number-rows-spanned="2">
            <text:p/>
          </table:table-cell>
          <table:table-cell table:style-name="ce514" table:formula="of:=IF(OR([.$T$12];[.$U$6]);&quot;&quot;;[$Enunciado.AC23])">
            <text:p/>
          </table:table-cell>
          <table:table-cell table:style-name="ce397" table:formula="of:=IF(OR([.$T$12];[.$U$6]);&quot;&quot;;&quot;=&quot;)" table:number-columns-spanned="1" table:number-rows-spanned="2">
            <text:p/>
          </table:table-cell>
          <table:table-cell table:style-name="ce400" table:formula="of:=IF(OR([.$T$12];[.$U$6]);&quot;&quot;;[$Enunciado.AD23])" table:number-columns-spanned="1" table:number-rows-spanned="2">
            <text:p/>
          </table:table-cell>
          <table:table-cell table:style-name="ce421"/>
          <table:table-cell table:style-name="ce33" table:number-columns-repeated="8"/>
          <table:table-cell table:number-columns-repeated="45"/>
        </table:table-row>
        <table:table-row table:style-name="ro4">
          <table:table-cell table:style-name="ce421" table:number-columns-repeated="5"/>
          <table:table-cell table:style-name="ce321" table:formula="of:=IF(OR([.$T$12];[.$U$6]);&quot;&quot;;&quot;g₀&quot;)">
            <text:p/>
          </table:table-cell>
          <table:covered-table-cell table:style-name="ce338"/>
          <table:table-cell table:style-name="ce338" table:formula="of:=IF(OR([.$T$12];[.$U$6]);&quot;&quot;;[$Enunciado.AB23])">
            <text:p/>
          </table:table-cell>
          <table:covered-table-cell table:number-columns-repeated="2" table:style-name="ce421"/>
          <table:table-cell table:style-name="ce421"/>
          <table:table-cell table:style-name="ce33" table:number-columns-repeated="8"/>
          <table:table-cell table:number-columns-repeated="2"/>
          <table:table-cell table:style-name="ce105"/>
          <table:table-cell table:number-columns-repeated="42"/>
        </table:table-row>
        <table:table-row table:style-name="ro4">
          <table:table-cell table:style-name="ce421" table:number-columns-repeated="11"/>
          <table:table-cell table:style-name="ce33" table:number-columns-repeated="8"/>
          <table:table-cell table:number-columns-repeated="2"/>
          <table:table-cell table:style-name="ce190"/>
          <table:table-cell table:number-columns-repeated="42"/>
        </table:table-row>
        <table:table-row table:style-name="ro4">
          <table:table-cell table:style-name="ce421"/>
          <table:table-cell table:style-name="ce303" office:value-type="string" calcext:value-type="string">
            <text:p>P =</text:p>
          </table:table-cell>
          <table:table-cell table:style-name="ce382" office:value-type="string" calcext:value-type="string">
            <text:p>m · g</text:p>
          </table:table-cell>
          <table:table-cell table:style-name="ce421" table:number-columns-repeated="2"/>
          <table:table-cell table:style-name="ce303" table:formula="of:=IF([.Y4];&quot;P =&quot;;&quot;&quot;)" office:value-type="string" office:string-value="P =" calcext:value-type="string">
            <text:p>P =</text:p>
          </table:table-cell>
          <table:table-cell table:style-name="ce330" table:formula="of:=IF([.Y4];[$Enunciado.$AC$22]&amp;&quot; · &quot;&amp;[$Enunciado.$AC$23];&quot;&quot;)" office:value-type="string" office:string-value="64,5 · 1,82" calcext:value-type="string" table:number-columns-spanned="2" table:number-rows-spanned="1">
            <text:p>64,5 · 1,82</text:p>
          </table:table-cell>
          <table:covered-table-cell table:style-name="ce339"/>
          <table:table-cell table:style-name="ce338" table:formula="of:=IF([.Y4];&quot;=&quot;;&quot;&quot;)" office:value-type="string" office:string-value="=" calcext:value-type="string">
            <text:p>=</text:p>
          </table:table-cell>
          <table:table-cell table:style-name="ce352" table:formula="of:=IF([.Y4];NUMFORMA([$Enunciado.AD16];[$Enunciado.X1]);&quot;&quot;)" office:value-type="string" office:string-value="117" calcext:value-type="string">
            <text:p>117</text:p>
          </table:table-cell>
          <table:table-cell table:style-name="ce421" table:formula="of:=IF([.Y4];&quot;N&quot;;&quot;&quot;)" office:value-type="string" office:string-value="N" calcext:value-type="string">
            <text:p>N</text:p>
          </table:table-cell>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21" table:number-columns-repeated="11"/>
          <table:table-cell table:style-name="ce33" table:number-columns-repeated="8"/>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421" table:number-columns-repeated="10"/>
          <table:table-cell table:style-name="ce360" table:number-columns-spanned="1" table:number-rows-spanned="2"/>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21" table:number-columns-repeated="2"/>
          <table:table-cell table:style-name="ce321"/>
          <table:table-cell table:style-name="ce421" table:number-columns-repeated="3"/>
          <table:table-cell table:style-name="ce452" table:number-columns-spanned="2" table:number-rows-spanned="1"/>
          <table:covered-table-cell table:style-name="ce338"/>
          <table:table-cell table:style-name="ce421" table:number-columns-repeated="2"/>
          <table:covered-table-cell table:style-name="ce421"/>
          <table:table-cell table:style-name="ce33" table:number-columns-repeated="8"/>
          <table:table-cell table:number-columns-repeated="2"/>
          <table:table-cell table:style-name="ce190" table:formula="of:=OR([.T12];AND([.V2];NOT([.V23])))" office:value-type="boolean" office:boolean-value="false" calcext:value-type="boolean">
            <text:p>FALSO</text:p>
          </table:table-cell>
          <table:table-cell table:number-columns-repeated="42"/>
        </table:table-row>
        <table:table-row table:style-name="ro4" table:number-rows-repeated="2">
          <table:table-cell table:style-name="ce421" table:number-columns-repeated="11"/>
          <table:table-cell table:style-name="ce33" table:number-columns-repeated="8"/>
          <table:table-cell table:number-columns-repeated="45"/>
        </table:table-row>
        <table:table-row table:style-name="ro4">
          <table:table-cell table:number-columns-repeated="18"/>
          <table:table-cell table:style-name="ce531"/>
          <table:table-cell table:number-columns-repeated="45"/>
        </table:table-row>
        <table:table-row table:style-name="ro4" table:number-rows-repeated="1048547">
          <table:table-cell table:number-columns-repeated="64"/>
        </table:table-row>
        <table:table-row table:style-name="ro4">
          <table:table-cell table:number-columns-repeated="64"/>
        </table:table-row>
        <calcext:conditional-formats>
          <calcext:conditional-format calcext:target-range-address="Peso.G16:Peso.G16">
            <calcext:condition calcext:apply-style-name="Numerador" calcext:value="formula-is(NOT([.$T$12]))" calcext:base-cell-address="Peso.G16"/>
          </calcext:conditional-format>
          <calcext:conditional-format calcext:target-range-address="Peso.G13:Peso.G13">
            <calcext:condition calcext:apply-style-name="Numerador" calcext:value="formula-is(NOT(OR([.$T$8];[.$U$6])))" calcext:base-cell-address="Peso.G13"/>
          </calcext:conditional-format>
          <calcext:conditional-format calcext:target-range-address="Peso.C13:Peso.C13">
            <calcext:condition calcext:apply-style-name="Numerador" calcext:value="formula-is(NOT([.$U$6]))" calcext:base-cell-address="Peso.C13"/>
          </calcext:conditional-format>
          <calcext:conditional-format calcext:target-range-address="Peso.H19:Peso.H19 Peso.F19:Peso.F19">
            <calcext:condition calcext:apply-style-name="Numerador" calcext:value="formula-is(NOT(OR([.$T$12];[.$U$6])))" calcext:base-cell-address="Peso.F19"/>
          </calcext:conditional-format>
        </calcext:conditional-formats>
      </table:table>
      <table:table table:name="Enerxia" table:style-name="ta1" table:protected="true">
        <loext:table-protection loext:select-protected-cells="true" loext:select-unprotected-cells="true"/>
        <office:forms form:automatic-focus="false" form:apply-design-mode="false"/>
        <table:table-column table:style-name="co33" table:default-cell-style-name="Default"/>
        <table:table-column table:style-name="co42" table:default-cell-style-name="ce37"/>
        <table:table-column table:style-name="co10" table:default-cell-style-name="ce37"/>
        <table:table-column table:style-name="co35" table:default-cell-style-name="ce37"/>
        <table:table-column table:style-name="co17" table:default-cell-style-name="ce37"/>
        <table:table-column table:style-name="co42" table:default-cell-style-name="ce37"/>
        <table:table-column table:style-name="co43" table:number-columns-repeated="2" table:default-cell-style-name="ce37"/>
        <table:table-column table:style-name="co36" table:default-cell-style-name="ce37"/>
        <table:table-column table:style-name="co4" table:default-cell-style-name="ce37"/>
        <table:table-column table:style-name="co37" table:default-cell-style-name="ce37"/>
        <table:table-column table:style-name="co22" table:default-cell-style-name="ce37"/>
        <table:table-column table:style-name="co10" table:number-columns-repeated="7" table:default-cell-style-name="ce37"/>
        <table:table-column table:style-name="co38" table:default-cell-style-name="ce37"/>
        <table:table-column table:style-name="co39" table:number-columns-repeated="3" table:default-cell-style-name="ce37"/>
        <table:table-column table:style-name="co10" table:default-cell-style-name="ce37"/>
        <table:table-column table:style-name="co39" table:default-cell-style-name="ce37"/>
        <table:table-column table:style-name="co10" table:number-columns-repeated="39" table:default-cell-style-name="ce37"/>
        <table:table-row table:style-name="ro4">
          <table:table-cell table:style-name="ce298" office:value-type="string" calcext:value-type="string">
            <text:p>Cálculo da enerxía</text:p>
          </table:table-cell>
          <table:table-cell table:style-name="ce301" table:number-columns-repeated="10"/>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21"/>
          <table:table-cell table:style-name="ce302" office:value-type="string" calcext:value-type="string">
            <text:p>Datos</text:p>
          </table:table-cell>
          <table:table-cell table:style-name="ce421" table:number-columns-repeated="3"/>
          <table:table-cell table:style-name="ce305" office:value-type="string" calcext:value-type="string">
            <text:p>Magnitudes xa calculadas</text:p>
          </table:table-cell>
          <table:table-cell table:style-name="ce421"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W2];[.V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21"/>
          <table:table-cell table:style-name="ce303" table:formula="of:=IF([.U2];&quot;G =&quot;;&quot;&quot;)">
            <text:p/>
          </table:table-cell>
          <table:table-cell table:style-name="ce313" table:formula="of:=IF([.U2];[$Enunciado.$AB$29];&quot;&quot;)">
            <text:p/>
          </table:table-cell>
          <table:table-cell table:style-name="ce421" table:formula="of:=IF([.U2];[$Enunciado.$AA$29];&quot;&quot;)">
            <text:p/>
          </table:table-cell>
          <table:table-cell table:style-name="ce421"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table:table-cell table:style-name="ce192"/>
          <table:table-cell table:style-name="ce192" office:value-type="string" calcext:value-type="string">
            <text:p>Ver resultados?</text:p>
          </table:table-cell>
          <table:table-cell table:number-columns-repeated="39"/>
        </table:table-row>
        <table:table-row table:style-name="ro4">
          <table:table-cell table:style-name="ce421"/>
          <table:table-cell table:style-name="ce303" table:formula="of:=IF([.$U$8];[$Periodo.B4];&quot;&quot;)" office:value-type="string" office:string-value="g₀ =" calcext:value-type="string">
            <text:p>g₀ =</text:p>
          </table:table-cell>
          <table:table-cell table:style-name="ce351" table:formula="of:=IF([.$U$8];[$Periodo.C4];&quot;&quot;)" office:value-type="string" office:string-value="9,80" calcext:value-type="string">
            <text:p>9,80</text:p>
          </table:table-cell>
          <table:table-cell table:style-name="ce384" table:formula="of:=IF([.$U$8];[$Periodo.D4];&quot;&quot;)" office:value-type="string" office:string-value="m/s²" calcext:value-type="string">
            <text:p>m/s²</text:p>
          </table:table-cell>
          <table:table-cell table:style-name="ce421"/>
          <table:table-cell table:style-name="ce303" table:formula="of:=IF([.U12];&quot;G · M =&quot;;&quot;&quot;)" office:value-type="string" office:string-value="G · M =" calcext:value-type="string">
            <text:p>G · M =</text:p>
          </table:table-cell>
          <table:table-cell table:style-name="ce313" table:formula="of:=IF([.U12];[$Enunciado.$AC$29];&quot;&quot;)" office:value-type="string" office:string-value="3,98·10¹⁴" calcext:value-type="string">
            <text:p>3,98·10¹⁴</text:p>
          </table:table-cell>
          <table:table-cell table:style-name="ce421" table:formula="of:=IF([.U12];&quot;m³/s²&quot;;&quot;&quot;)" office:value-type="string" office:string-value="m³/s²" calcext:value-type="string">
            <text:p>m³/s²</text:p>
          </table:table-cell>
          <table:table-cell table:style-name="ce421"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T2]" office:value-type="boolean" office:boolean-value="true" calcext:value-type="boolean">
            <text:p>VERDADERO</text:p>
          </table:table-cell>
          <table:table-cell table:style-name="ce368" table:formula="of:=AND([.U2];[.W2])" office:value-type="boolean" office:boolean-value="false" calcext:value-type="boolean">
            <text:p>FALSO</text:p>
          </table:table-cell>
          <table:table-cell table:style-name="ce190"/>
          <table:table-cell table:style-name="ce181"/>
          <table:table-cell table:style-name="ce199"/>
          <table:table-cell table:style-name="ce190" table:formula="of:=AND([.Y2];[.T10])" office:value-type="boolean" office:boolean-value="true" calcext:value-type="boolean">
            <text:p>VERDADERO</text:p>
          </table:table-cell>
          <table:table-cell table:number-columns-repeated="39"/>
        </table:table-row>
        <table:table-row table:style-name="ro4">
          <table:table-cell table:style-name="ce421"/>
          <table:table-cell table:style-name="ce303" table:formula="of:=IF([.T4];&quot;R =&quot;;&quot;&quot;)" office:value-type="string" office:string-value="R =" calcext:value-type="string">
            <text:p>R =</text:p>
          </table:table-cell>
          <table:table-cell table:style-name="ce314" table:formula="of:=IF([.T4];[$Enunciado.$AB$21];&quot;&quot;)" office:value-type="string" office:string-value="6,37·10⁶" calcext:value-type="string">
            <text:p>6,37·10⁶</text:p>
          </table:table-cell>
          <table:table-cell table:style-name="ce421" table:formula="of:=IF([.T4];&quot;m&quot;;&quot;&quot;)" office:value-type="string" office:string-value="m" calcext:value-type="string">
            <text:p>m</text:p>
          </table:table-cell>
          <table:table-cell table:style-name="ce421"/>
          <table:table-cell table:style-name="ce323"/>
          <table:table-cell table:style-name="ce421" table:number-columns-repeated="5"/>
          <table:table-cell table:style-name="ce19" office:value-type="string" calcext:value-type="string">
            <text:p><text:a xlink:href="#Peri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table:table-cell table:style-name="ce105"/>
          <table:table-cell table:style-name="ce105" office:value-type="string" calcext:value-type="string">
            <text:p>Ver Eₚ suelo?</text:p>
          </table:table-cell>
          <table:table-cell table:number-columns-repeated="39"/>
        </table:table-row>
        <table:table-row table:style-name="ro4">
          <table:table-cell table:style-name="ce421"/>
          <table:table-cell table:style-name="ce304" table:formula="of:=IF([.V10];[$Periodo.B6];&quot;&quot;)" office:value-type="string" office:string-value="r =" calcext:value-type="string">
            <text:p>r =</text:p>
          </table:table-cell>
          <table:table-cell table:style-name="ce494" table:formula="of:=IF([.V10];[$Periodo.C6];&quot;&quot;)" office:value-type="string" office:string-value="2,32 · R" calcext:value-type="string">
            <text:p>2,32 · R</text:p>
          </table:table-cell>
          <table:table-cell table:style-name="ce500" table:formula="of:=IF([.V10];[$Periodo.D6];&quot;&quot;)">
            <text:p/>
          </table:table-cell>
          <table:table-cell table:style-name="ce421"/>
          <table:table-cell table:style-name="ce304" table:formula="of:=IF([.V24];&quot;&quot;;&quot;r =&quot;)" office:value-type="string" office:string-value="r =" calcext:value-type="string">
            <text:p>r =</text:p>
          </table:table-cell>
          <table:table-cell table:style-name="ce314" table:formula="of:=IF([.V24];&quot;&quot;;[$Enunciado.$AC$21])" office:value-type="string" office:string-value="1,48·10⁷" calcext:value-type="string">
            <text:p>1,48·10⁷</text:p>
          </table:table-cell>
          <table:table-cell table:style-name="ce421" table:formula="of:=IF([.V24];&quot;&quot;;&quot;m&quot;)" office:value-type="string" office:string-value="m" calcext:value-type="string">
            <text:p>m</text:p>
          </table:table-cell>
          <table:table-cell table:style-name="ce421"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U2]);[$Enunciado.$R$9])" office:value-type="boolean" office:boolean-value="true" calcext:value-type="boolean">
            <text:p>VERDADERO</text:p>
          </table:table-cell>
          <table:table-cell table:style-name="ce190"/>
          <table:table-cell table:style-name="ce282"/>
          <table:table-cell table:style-name="ce105"/>
          <table:table-cell table:style-name="ce190" table:formula="of:=AND([.Y2];[$Enunciado.S21])" office:value-type="boolean" office:boolean-value="true" calcext:value-type="boolean">
            <text:p>VERDADERO</text:p>
          </table:table-cell>
          <table:table-cell table:number-columns-repeated="39"/>
        </table:table-row>
        <table:table-row table:style-name="ro4">
          <table:table-cell table:style-name="ce421"/>
          <table:table-cell table:style-name="ce303" table:formula="of:=IF([.$W$2];[$Periodo.B7];&quot;&quot;)">
            <text:p/>
          </table:table-cell>
          <table:table-cell table:style-name="ce379" table:formula="of:=IF([.$W$2];[$Periodo.C7];&quot;&quot;)">
            <text:p/>
          </table:table-cell>
          <table:table-cell table:style-name="ce384" table:formula="of:=IF([.$W$2];[$Periodo.D7];&quot;&quot;)">
            <text:p/>
          </table:table-cell>
          <table:table-cell table:style-name="ce421"/>
          <table:table-cell table:style-name="ce303" table:formula="of:=IF([.T12];&quot;&quot;;IF([.W2];&quot;T =&quot;;&quot;v =&quot;))" office:value-type="string" office:string-value="v =" calcext:value-type="string">
            <text:p>v =</text:p>
          </table:table-cell>
          <table:table-cell table:style-name="ce354" table:formula="of:=IF([.T12];&quot;&quot;;IF([.W2];[$Enunciado.$AB$25];[$Enunciado.$AD$29]))" office:value-type="string" office:string-value="5,19·10³" calcext:value-type="string">
            <text:p>5,19·10³</text:p>
          </table:table-cell>
          <table:table-cell table:style-name="ce361" table:formula="of:=IF([.T12];&quot;&quot;;IF([.W2];&quot;s&quot;;&quot;m/s&quot;))" office:value-type="string" office:string-value="m/s" calcext:value-type="string">
            <text:p>m/s</text:p>
          </table:table-cell>
          <table:table-cell table:style-name="ce421" table:number-columns-repeated="2"/>
          <table:table-cell table:style-name="ce382"/>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421"/>
          <table:table-cell table:style-name="ce303" table:formula="of:=IF([.Y4];&quot;m =&quot;;&quot;&quot;)" office:value-type="string" office:string-value="m =" calcext:value-type="string">
            <text:p>m =</text:p>
          </table:table-cell>
          <table:table-cell table:style-name="ce313" table:formula="of:=IF([.Y4];[$Enunciado.AC22];&quot;&quot;)" office:value-type="string" office:string-value="64,5" calcext:value-type="string">
            <text:p>64,5</text:p>
          </table:table-cell>
          <table:table-cell table:style-name="ce421" table:formula="of:=IF([.Y4];&quot;kg&quot;;&quot;&quot;)" office:value-type="string" office:string-value="kg" calcext:value-type="string">
            <text:p>kg</text:p>
          </table:table-cell>
          <table:table-cell table:style-name="ce421" table:number-columns-repeated="7"/>
          <table:table-cell table:style-name="ce33" table:number-columns-repeated="8"/>
          <table:table-cell table:style-name="ce190" table:formula="of:=[$Enunciado.$T$17]" office:value-type="boolean" office:boolean-value="false" calcext:value-type="boolean">
            <text:p>FALSO</text:p>
          </table:table-cell>
          <table:table-cell table:style-name="ce190" table:formula="of:=OR([.U2];[.U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21" table:number-columns-repeated="11"/>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421"/>
          <table:table-cell table:style-name="ce305" office:value-type="string" calcext:value-type="string">
            <text:p>Ecuacións</text:p>
          </table:table-cell>
          <table:table-cell table:style-name="ce421" table:number-columns-repeated="3"/>
          <table:table-cell table:style-name="ce386" office:value-type="string" calcext:value-type="string">
            <text:p>Cálculos</text:p>
          </table:table-cell>
          <table:table-cell table:style-name="ce421"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544" office:value-type="string" calcext:value-type="string">
            <text:p>No chan</text:p>
          </table:table-cell>
          <table:table-cell table:style-name="ce421" table:number-columns-repeated="10"/>
          <table:table-cell table:style-name="ce19" office:value-type="string" calcext:value-type="string">
            <text:p><text:a xlink:href="http://www.xente.mundo-r.com/alfonbarba/calculos/SatelitesExemplosGl.pdf" xlink:type="simple" office:target-frame-name="_blank">Exemplos</text:a></text:p>
          </table:table-cell>
          <table:table-cell table:style-name="ce33"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369"/>
          <table:table-cell table:number-columns-repeated="42"/>
        </table:table-row>
        <table:table-row table:style-name="ro4">
          <table:table-cell table:style-name="ce421"/>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21" table:number-columns-repeated="2"/>
          <table:table-cell table:style-name="ce310" table:formula="of:=IF([.$Y$6];&quot;Eₚ =&quot;;&quot;&quot;)" office:value-type="string" office:string-value="Eₚ =" calcext:value-type="string" table:number-columns-spanned="1" table:number-rows-spanned="2">
            <text:p>Eₚ =</text:p>
          </table:table-cell>
          <table:table-cell table:style-name="ce521" table:formula="of:=IF([.$Y$6];&quot;– &quot;&amp;[$Enunciado.$AC$29]&amp;&quot; · &quot;&amp;[$Enunciado.$AC$22];&quot;&quot;)" office:value-type="string" office:string-value="– 3,98·10¹⁴ · 64,5" calcext:value-type="string" table:number-columns-spanned="2" table:number-rows-spanned="1">
            <text:p>– 3,98·10¹⁴ · 64,5</text:p>
          </table:table-cell>
          <table:covered-table-cell table:style-name="ce409"/>
          <table:table-cell table:style-name="ce410" table:formula="of:=IF([.$Y$6];&quot;=&quot;;&quot;&quot;)" office:value-type="string" office:string-value="=" calcext:value-type="string" table:number-columns-spanned="1" table:number-rows-spanned="2">
            <text:p>=</text:p>
          </table:table-cell>
          <table:table-cell table:style-name="ce411" table:formula="of:=IF([.$Y$6];NUMFORMA([$Enunciado.$X$19];[$Enunciado.$X$1]);&quot;&quot;)" office:value-type="string" office:string-value="-4,03·10⁹" calcext:value-type="string" table:number-columns-spanned="1" table:number-rows-spanned="2">
            <text:p>-4,03·10⁹</text:p>
          </table:table-cell>
          <table:table-cell table:style-name="ce360" table:formula="of:=IF([.$Y$6];&quot;J&quot;;&quot;&quot;)" office:value-type="string" office:string-value="J" calcext:value-type="string" table:number-columns-spanned="1" table:number-rows-spanned="2">
            <text:p>J</text:p>
          </table:table-cell>
          <table:table-cell table:style-name="ce49"/>
          <table:table-cell table:style-name="ce33" table:number-columns-repeated="7"/>
          <table:table-cell table:style-name="ce190" table:formula="of:=OR([.T8];NOT([.T10]))" office:value-type="boolean" office:boolean-value="false" calcext:value-type="boolean">
            <text:p>FALSO</text:p>
          </table:table-cell>
          <table:table-cell table:style-name="ce190" table:formula="of:=OR([.Y6];NOT([.T12]))" office:value-type="boolean" office:boolean-value="true" calcext:value-type="boolean">
            <text:p>VERDADERO</text:p>
          </table:table-cell>
          <table:table-cell table:style-name="ce369"/>
          <table:table-cell table:number-columns-repeated="42"/>
        </table:table-row>
        <table:table-row table:style-name="ro4">
          <table:table-cell table:style-name="ce421"/>
          <table:covered-table-cell table:style-name="ce421"/>
          <table:table-cell table:style-name="ce318" office:value-type="string" calcext:value-type="string">
            <text:p>R</text:p>
          </table:table-cell>
          <table:table-cell table:style-name="ce421" table:number-columns-repeated="2"/>
          <table:covered-table-cell table:style-name="ce421"/>
          <table:table-cell table:style-name="ce406" table:formula="of:=IF([.$Y$6];[$Enunciado.AB21];&quot;&quot;)" office:value-type="string" office:string-value="6,37·10⁶" calcext:value-type="string" table:number-columns-spanned="2" table:number-rows-spanned="1">
            <text:p>6,37·10⁶</text:p>
          </table:table-cell>
          <table:covered-table-cell table:style-name="ce421"/>
          <table:covered-table-cell table:style-name="ce421" table:formula="of:=IF(#REF!;#REF!;&quot;&quot;)" office:value-type="string" office:string-value="" calcext:value-type="error">
            <text:p>#¡REF!</text:p>
          </table:covered-table-cell>
          <table:covered-table-cell table:number-columns-repeated="2" table:style-name="ce421"/>
          <table:table-cell table:style-name="ce33" table:number-columns-repeated="8"/>
          <table:table-cell table:number-columns-repeated="2"/>
          <table:table-cell table:style-name="ce192"/>
          <table:table-cell table:number-columns-repeated="42"/>
        </table:table-row>
        <table:table-row table:style-name="ro4">
          <table:table-cell table:style-name="ce544" office:value-type="string" calcext:value-type="string">
            <text:p>Na órbita</text:p>
          </table:table-cell>
          <table:table-cell table:style-name="ce421" table:number-columns-repeated="10"/>
          <table:table-cell table:style-name="ce33" table:number-columns-repeated="8"/>
          <table:table-cell table:number-columns-repeated="2"/>
          <table:table-cell table:style-name="ce190"/>
          <table:table-cell table:number-columns-repeated="42"/>
        </table:table-row>
        <table:table-row table:style-name="ro4">
          <table:table-cell table:style-name="ce421"/>
          <table:table-cell table:style-name="ce310" table:formula="of:=IF([.$X$2];&quot;&quot;;&quot;v =&quot;)" office:value-type="string" office:string-value="v =" calcext:value-type="string" table:number-columns-spanned="1" table:number-rows-spanned="2">
            <text:p>v =</text:p>
          </table:table-cell>
          <table:table-cell table:style-name="ce536" table:formula="of:=IF([.$X$2];&quot;&quot;;&quot;2 · π · r&quot;)" office:value-type="string" office:string-value="2 · π · r" calcext:value-type="string">
            <text:p>2 · π · r</text:p>
          </table:table-cell>
          <table:table-cell table:style-name="ce421" table:number-columns-repeated="2"/>
          <table:table-cell table:style-name="ce310" table:formula="of:=IF(OR([.$X$2];NOT([.$W$2]));&quot;&quot;;&quot;v =&quot;)" table:number-columns-spanned="1" table:number-rows-spanned="2">
            <text:p/>
          </table:table-cell>
          <table:table-cell table:style-name="ce526" table:formula="of:=IF(OR([.$X$2];NOT([.$W$2]));&quot;&quot;;&quot;2 · &quot;&amp;[$Enunciado.$AB$30]&amp;&quot; · &quot;&amp;[$Enunciado.$AC$21])" table:number-columns-spanned="2" table:number-rows-spanned="1">
            <text:p/>
          </table:table-cell>
          <table:covered-table-cell table:style-name="ce421"/>
          <table:table-cell table:style-name="ce410" table:formula="of:=IF(OR([.$X$2];NOT([.$W$2]));&quot;&quot;;&quot;=&quot;)" table:number-columns-spanned="1" table:number-rows-spanned="2">
            <text:p/>
          </table:table-cell>
          <table:table-cell table:style-name="ce411" table:formula="of:=IF(OR([.$X$2];NOT([.$W$2]));&quot;&quot;;[$Enunciado.$AD$29])" table:number-columns-spanned="1" table:number-rows-spanned="2">
            <text:p/>
          </table:table-cell>
          <table:table-cell table:style-name="ce360" table:formula="of:=IF(OR([.$X$2];NOT([.$W$2]));&quot;&quot;;&quot;m/s&quot;)" table:number-columns-spanned="1" table:number-rows-spanned="2">
            <text:p/>
          </table:table-cell>
          <table:table-cell table:style-name="ce33" table:number-columns-repeated="8"/>
          <table:table-cell table:number-columns-repeated="2"/>
          <table:table-cell table:style-name="ce192"/>
          <table:table-cell table:number-columns-repeated="42"/>
        </table:table-row>
        <table:table-row table:style-name="ro4">
          <table:table-cell table:style-name="ce421"/>
          <table:covered-table-cell table:style-name="ce421"/>
          <table:table-cell table:style-name="ce404" table:formula="of:=IF([.X2];&quot;&quot;;&quot;T&quot;)" office:value-type="string" office:string-value="T" calcext:value-type="string">
            <text:p>T</text:p>
          </table:table-cell>
          <table:table-cell table:style-name="ce421" table:number-columns-repeated="2"/>
          <table:covered-table-cell table:style-name="ce421"/>
          <table:table-cell table:style-name="ce406" table:formula="of:=IF(OR([.$X$2];NOT([.$W$2]));&quot;&quot;;[$Enunciado.$AB$25])" table:number-columns-spanned="2" table:number-rows-spanned="1">
            <text:p/>
          </table:table-cell>
          <table:covered-table-cell table:number-columns-repeated="4" table:style-name="ce421"/>
          <table:table-cell table:style-name="ce33" table:number-columns-repeated="8"/>
          <table:table-cell table:number-columns-repeated="2"/>
          <table:table-cell table:style-name="ce370"/>
          <table:table-cell table:number-columns-repeated="42"/>
        </table:table-row>
        <table:table-row table:style-name="ro4">
          <table:table-cell table:style-name="ce421" table:number-columns-repeated="8"/>
          <table:table-cell table:style-name="ce349"/>
          <table:table-cell table:style-name="ce352"/>
          <table:table-cell table:style-name="ce322"/>
          <table:table-cell table:style-name="ce33" table:number-columns-repeated="8"/>
          <table:table-cell table:number-columns-repeated="2"/>
          <table:table-cell table:style-name="ce371"/>
          <table:table-cell table:number-columns-repeated="42"/>
        </table:table-row>
        <table:table-row table:style-name="ro4">
          <table:table-cell table:style-name="ce421"/>
          <table:table-cell table:style-name="ce402" office:value-type="string" calcext:value-type="string" table:number-columns-spanned="2" table:number-rows-spanned="1">
            <text:p>E<text:span text:style-name="T11"></text:span><text:span text:style-name="T7"> = ½ m · v²</text:span></text:p>
          </table:table-cell>
          <table:covered-table-cell table:style-name="ce523"/>
          <table:table-cell table:style-name="ce421" table:number-columns-repeated="2"/>
          <table:table-cell table:style-name="ce382" table:formula="of:=IF([.$Y$4];&quot;E =&quot;;&quot;&quot;)" office:value-type="string" office:string-value="E =" calcext:value-type="string">
            <text:p>E =</text:p>
          </table:table-cell>
          <table:table-cell table:style-name="ce334" table:formula="of:=IF([.$Y$4];[$Enunciado.$AC$22]&amp;&quot; · &quot;&amp;ENTREPARENT([$Enunciado.$AD$29];2)&amp;&quot; / 2&quot;;&quot;&quot;)" office:value-type="string" office:string-value="64,5 · (5,19·10³)² / 2" calcext:value-type="string" table:number-columns-spanned="2" table:number-rows-spanned="1">
            <text:p>64,5 · (5,19·10³)² / 2</text:p>
          </table:table-cell>
          <table:covered-table-cell table:style-name="ce421"/>
          <table:table-cell table:style-name="ce339" table:formula="of:=IF([.$Y$4];&quot;=&quot;;&quot;&quot;)" office:value-type="string" office:string-value="=" calcext:value-type="string">
            <text:p>=</text:p>
          </table:table-cell>
          <table:table-cell table:style-name="ce400" table:formula="of:=IF([.$Y$4];[$Enunciado.$AB$27];&quot;&quot;)" office:value-type="string" office:string-value="8,68·10⁸" calcext:value-type="string">
            <text:p>8,68·10⁸</text:p>
          </table:table-cell>
          <table:table-cell table:style-name="ce362" table:formula="of:=IF([.$Y$4];&quot;J&quot;;&quot;&quot;)" office:value-type="string" office:string-value="J" calcext:value-type="string">
            <text:p>J</text:p>
          </table:table-cell>
          <table:table-cell table:style-name="ce33" table:number-columns-repeated="8"/>
          <table:table-cell table:number-columns-repeated="2"/>
          <table:table-cell table:style-name="ce390"/>
          <table:table-cell table:number-columns-repeated="42"/>
        </table:table-row>
        <table:table-row table:style-name="ro4">
          <table:table-cell table:style-name="ce421" table:number-columns-repeated="8"/>
          <table:table-cell table:style-name="ce349"/>
          <table:table-cell table:style-name="ce352"/>
          <table:table-cell table:style-name="ce322"/>
          <table:table-cell table:style-name="ce33" table:number-columns-repeated="8"/>
          <table:table-cell table:number-columns-repeated="2"/>
          <table:table-cell table:style-name="ce105"/>
          <table:table-cell table:number-columns-repeated="42"/>
        </table:table-row>
        <table:table-row table:style-name="ro4">
          <table:table-cell table:style-name="ce421"/>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21" table:number-columns-repeated="2"/>
          <table:table-cell table:style-name="ce310" table:formula="of:=IF([.$Y$4];&quot;Eₚ =&quot;;&quot;&quot;)" office:value-type="string" office:string-value="Eₚ =" calcext:value-type="string" table:number-columns-spanned="1" table:number-rows-spanned="2">
            <text:p>Eₚ =</text:p>
          </table:table-cell>
          <table:table-cell table:style-name="ce542" table:formula="of:=IF([.$Y$4];&quot;– &quot;&amp;[$Enunciado.$AC$29]&amp;&quot; · &quot;&amp;[$Enunciado.$AC$22];&quot;&quot;)" office:value-type="string" office:string-value="– 3,98·10¹⁴ · 64,5" calcext:value-type="string" table:number-columns-spanned="2" table:number-rows-spanned="1">
            <text:p>– 3,98·10¹⁴ · 64,5</text:p>
          </table:table-cell>
          <table:covered-table-cell table:style-name="ce409"/>
          <table:table-cell table:style-name="ce410" table:formula="of:=IF([.$Y$4];&quot;=&quot;;&quot;&quot;)" office:value-type="string" office:string-value="=" calcext:value-type="string" table:number-columns-spanned="1" table:number-rows-spanned="2">
            <text:p>=</text:p>
          </table:table-cell>
          <table:table-cell table:style-name="ce411" table:formula="of:=IF([.$Y$4];[$Enunciado.$AC$27];&quot;&quot;)" office:value-type="string" office:string-value="-1,74·10⁹" calcext:value-type="string" table:number-columns-spanned="1" table:number-rows-spanned="2">
            <text:p>-1,74·10⁹</text:p>
          </table:table-cell>
          <table:table-cell table:style-name="ce360" table:formula="of:=IF([.$Y$4];&quot;J&quot;;&quot;&quot;)" office:value-type="string" office:string-value="J" calcext:value-type="string" table:number-columns-spanned="1" table:number-rows-spanned="2">
            <text:p>J</text:p>
          </table:table-cell>
          <table:table-cell table:style-name="ce33" table:number-columns-repeated="8"/>
          <table:table-cell table:number-columns-repeated="2"/>
          <table:table-cell table:style-name="ce190"/>
          <table:table-cell table:number-columns-repeated="42"/>
        </table:table-row>
        <table:table-row table:style-name="ro4">
          <table:table-cell table:style-name="ce421"/>
          <table:covered-table-cell table:style-name="ce421"/>
          <table:table-cell table:style-name="ce318" office:value-type="string" calcext:value-type="string">
            <text:p>r</text:p>
          </table:table-cell>
          <table:table-cell table:style-name="ce421" table:number-columns-repeated="2"/>
          <table:covered-table-cell table:style-name="ce421"/>
          <table:table-cell table:style-name="ce406" table:formula="of:=IF([.$Y$4];[$Enunciado.$AC$21];&quot;&quot;)" office:value-type="string" office:string-value="1,48·10⁷" calcext:value-type="string" table:number-columns-spanned="2" table:number-rows-spanned="1">
            <text:p>1,48·10⁷</text:p>
          </table:table-cell>
          <table:covered-table-cell table:style-name="ce421"/>
          <table:covered-table-cell table:style-name="ce421" table:formula="of:=IF(#REF!;[.Z8];&quot;&quot;)" office:value-type="string" office:string-value="" calcext:value-type="error">
            <text:p>#¡REF!</text:p>
          </table:covered-table-cell>
          <table:covered-table-cell table:number-columns-repeated="2" table:style-name="ce421"/>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21" table:number-columns-repeated="11"/>
          <table:table-cell table:style-name="ce33"/>
          <table:table-cell table:style-name="ce546" table:number-columns-spanned="1" table:number-rows-spanned="2"/>
          <table:table-cell table:style-name="ce33" table:number-columns-repeated="6"/>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421"/>
          <table:table-cell table:style-name="ce402" office:value-type="string" calcext:value-type="string" table:number-columns-spanned="2" table:number-rows-spanned="1">
            <text:p>E = E+ Eₚ</text:p>
          </table:table-cell>
          <table:covered-table-cell table:style-name="ce421"/>
          <table:table-cell table:style-name="ce421" table:number-columns-repeated="2"/>
          <table:table-cell table:style-name="ce382" table:formula="of:=IF([.$Y$4];&quot;E =&quot;;&quot;&quot;)" office:value-type="string" office:string-value="E =" calcext:value-type="string">
            <text:p>E =</text:p>
          </table:table-cell>
          <table:table-cell table:style-name="ce529" table:formula="of:=IF([.$Y$4];[.J20]&amp;&quot; + &quot;&amp;[.J18];&quot;&quot;)" office:value-type="string" office:string-value="-1,74·10⁹ + 8,68·10⁸" calcext:value-type="string" table:number-columns-spanned="2" table:number-rows-spanned="1">
            <text:p>-1,74·10⁹ + 8,68·10⁸</text:p>
          </table:table-cell>
          <table:covered-table-cell table:style-name="ce421"/>
          <table:table-cell table:style-name="ce339" table:formula="of:=IF([.$Y$4];&quot;=&quot;;&quot;&quot;)" office:value-type="string" office:string-value="=" calcext:value-type="string">
            <text:p>=</text:p>
          </table:table-cell>
          <table:table-cell table:style-name="ce400" table:formula="of:=IF([.$Y$4];[$Enunciado.$AD$27];&quot;&quot;)" office:value-type="string" office:string-value="-8,68·10⁸" calcext:value-type="string">
            <text:p>-8,68·10⁸</text:p>
          </table:table-cell>
          <table:table-cell table:style-name="ce362" table:formula="of:=IF([.$Y$4];&quot;J&quot;;&quot;&quot;)" office:value-type="string" office:string-value="J" calcext:value-type="string">
            <text:p>J</text:p>
          </table:table-cell>
          <table:table-cell table:style-name="ce33"/>
          <table:covered-table-cell table:style-name="ce33"/>
          <table:table-cell table:style-name="ce33" table:number-columns-repeated="6"/>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21" table:number-columns-repeated="11"/>
          <table:table-cell table:style-name="ce33" table:number-columns-repeated="8"/>
          <table:table-cell table:number-columns-repeated="2"/>
          <table:table-cell table:style-name="ce190" table:formula="of:=OR([.T12];AND([.V2];NOT([.V22])))" office:value-type="boolean" office:boolean-value="false" calcext:value-type="boolean">
            <text:p>FALSO</text:p>
          </table:table-cell>
          <table:table-cell table:number-columns-repeated="42"/>
        </table:table-row>
        <table:table-row table:style-name="ro4">
          <table:table-cell table:style-name="ce421"/>
          <table:table-cell table:style-name="ce402" table:formula="of:=IF([.Y4];&quot;Lₒ =  r · m · v&quot;;&quot;&quot;)" office:value-type="string" office:string-value="Lₒ =  r · m · v" calcext:value-type="string" table:number-columns-spanned="2" table:number-rows-spanned="1">
            <text:p>Lₒ = <text:s/>r · m · v</text:p>
          </table:table-cell>
          <table:covered-table-cell table:style-name="ce306"/>
          <table:table-cell table:style-name="ce421" table:number-columns-repeated="2"/>
          <table:table-cell table:style-name="ce306" table:formula="of:=IF([.$Y$4];&quot;Lₒ =&quot;;&quot;&quot;)" office:value-type="string" office:string-value="Lₒ =" calcext:value-type="string">
            <text:p>Lₒ =</text:p>
          </table:table-cell>
          <table:table-cell table:style-name="ce328" table:formula="of:=IF([.$Y$4];[$Enunciado.$AC$21]&amp;&quot; · &quot;&amp;[$Enunciado.AC22]&amp;&quot; · &quot;&amp;[$Enunciado.$AD$29];&quot;&quot;)" office:value-type="string" office:string-value="1,48·10⁷ · 64,5 · 5,19·10³" calcext:value-type="string" table:number-columns-spanned="2" table:number-rows-spanned="1">
            <text:p>1,48·10⁷ · 64,5 · 5,19·10³</text:p>
          </table:table-cell>
          <table:covered-table-cell table:style-name="ce338"/>
          <table:table-cell table:style-name="ce345" table:formula="of:=IF([.$Y$4];&quot;=&quot;;&quot;&quot;)" office:value-type="string" office:string-value="=" calcext:value-type="string">
            <text:p>=</text:p>
          </table:table-cell>
          <table:table-cell table:style-name="ce354" table:formula="of:=IF([.$Y$4];[$Enunciado.$AB$32];&quot;&quot;)" office:value-type="string" office:string-value="4,94·10¹²" calcext:value-type="string">
            <text:p>4,94·10¹²</text:p>
          </table:table-cell>
          <table:table-cell table:style-name="ce361" table:formula="of:=IF([.$Y$4];&quot;kg·m²/s&quot;;&quot;&quot;)" office:value-type="string" office:string-value="kg·m²/s" calcext:value-type="string">
            <text:p>kg·m²/s</text:p>
          </table:table-cell>
          <table:table-cell table:style-name="ce33" table:number-columns-repeated="8"/>
          <table:table-cell table:number-columns-repeated="45"/>
        </table:table-row>
        <table:table-row table:style-name="ro4" table:number-rows-repeated="2">
          <table:table-cell table:style-name="ce421" table:number-columns-repeated="11"/>
          <table:table-cell table:style-name="ce33" table:number-columns-repeated="8"/>
          <table:table-cell table:number-columns-repeated="45"/>
        </table:table-row>
        <table:table-row table:style-name="ro4" table:number-rows-repeated="1048548">
          <table:table-cell table:number-columns-repeated="64"/>
        </table:table-row>
        <table:table-row table:style-name="ro4">
          <table:table-cell table:number-columns-repeated="64"/>
        </table:table-row>
        <calcext:conditional-formats>
          <calcext:conditional-format calcext:target-range-address="Enerxia.C18:Enerxia.C18 Enerxia.C15:Enerxia.C15">
            <calcext:condition calcext:apply-style-name="Numerador" calcext:value="formula-is(NOT([.$X$2]))" calcext:base-cell-address="Enerxia.C15"/>
          </calcext:conditional-format>
          <calcext:conditional-format calcext:target-range-address="Enerxia.G12:Enerxia.G12">
            <calcext:condition calcext:apply-style-name="Numerador" calcext:value="formula-is([.$Y$6])" calcext:base-cell-address="Enerxia.G12"/>
          </calcext:conditional-format>
          <calcext:conditional-format calcext:target-range-address="Enerxia.G20:Enerxia.G20">
            <calcext:condition calcext:apply-style-name="Numerador" calcext:value="formula-is([.$Y$4])" calcext:base-cell-address="Enerxia.G20"/>
          </calcext:conditional-format>
          <calcext:conditional-format calcext:target-range-address="Enerxia.G15:Enerxia.G15">
            <calcext:condition calcext:apply-style-name="Numerador" calcext:value="formula-is(NOT(OR([.$X$2];NOT([.$W$2]))))" calcext:base-cell-address="Enerxia.G15"/>
          </calcext:conditional-format>
        </calcext:conditional-formats>
      </table:table>
      <table:named-expressions>
        <table:named-range table:name="BorrarTodo" table:base-cell-address="$Axuda.$A$102" table:cell-range-address="$Axuda.$A$104"/>
        <table:named-range table:name="CifrasSign" table:base-cell-address="$Axuda.$A$30" table:cell-range-address="$Axuda.$A$32"/>
        <table:named-range table:name="CopiarResultado" table:base-cell-address="$Axuda.$A$72" table:cell-range-address="$Axuda.$A$74"/>
        <table:named-range table:name="DescrFunc" table:base-cell-address="$Introd.$A$42" table:cell-range-address="$Introd.$A$41"/>
        <table:named-range table:name="EjemploEnlace" table:base-cell-address="$Axuda.$A$110" table:cell-range-address="$Axuda.$A$112"/>
        <table:named-range table:name="ElegirOEscribir" table:base-cell-address="$Axuda.$A$19" table:cell-range-address="$Axuda.$A$22"/>
        <table:named-range table:name="ErrorResult" table:base-cell-address="$Axuda.$A$97" table:cell-range-address="$Axuda.$A$99"/>
        <table:named-range table:name="Formatos" table:base-cell-address="$Axuda.$A$54" table:cell-range-address="$Axuda.$A$56"/>
        <table:named-range table:name="NoSePueden" table:base-cell-address="$Axuda.$A$82" table:cell-range-address="$Axuda.$A$84"/>
        <table:named-range table:name="NotasAyuda" table:base-cell-address="$Axuda.$A$1" table:cell-range-address="$Axuda.$A$1"/>
        <table:named-range table:name="OtrosCalc" table:base-cell-address="$Axuda.$A$35" table:cell-range-address="$Axuda.$A$37"/>
      </table:named-expressions>
      <table:database-ranges>
        <table:database-range table:name="__Anonymous_DB__1" table:target-range-address="Enunciado.B15:Enunciado.E19" table:contains-header="false" table:orientation="column"/>
        <table:database-range table:name="__Anonymous_Sheet_DB__1" table:target-range-address="Axuda.L2:Axuda.L14"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adornments="Normal" style:font-family-generic="swiss"/>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Segoe UI2" svg:font-family="'Segoe UI'"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pitch="variable"/>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gl" fo:country="ES" style:letter-kerning="true" style:font-name-asian="Segoe UI" style:font-size-asian="12pt" style:language-asian="zxx" style:country-asian="none" style:font-family-complex="Tahoma" style:font-family-generic-complex="system" style:font-pitch-complex="variable" style:font-size-complex="12pt" style:language-complex="zxx" style:country-complex="none"/>
    </style:defaul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number-style style:name="N113">
      <number:number number:decimal-places="3" number:min-decimal-places="3" number:min-integer-digits="1"/>
    </number:number-style>
    <number:number-style style:name="N114P0" style:volatile="true">
      <number:text>$</number:text>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number:text>)</number:text>
      <style:map style:condition="value()&gt;=0" style:apply-style-name="N114P0"/>
    </number:number-style>
    <number:number-style style:name="N170P0" style:volatile="true">
      <number:number number:decimal-places="0" number:min-decimal-places="0" number:min-integer-digits="1" number:grouping="true"/>
      <number:text> DM </number:text>
    </number:number-style>
    <number:number-style style:name="N170P1" style:volatile="true">
      <number:text>-</number:text>
      <number:number number:decimal-places="0" number:min-decimal-places="0" number:min-integer-digits="1" number:grouping="true"/>
      <number:text> DM </number:text>
    </number:number-style>
    <number:number-style style:name="N170">
      <number:text> - DM </number:text>
      <style:map style:condition="value()&gt;0" style:apply-style-name="N170P0"/>
      <style:map style:condition="value()&lt;0" style:apply-style-name="N170P1"/>
    </number:number-style>
    <number:date-style style:name="N106">
      <number:month/>
      <number:text>/</number:text>
      <number:day/>
      <number:text>/</number:text>
      <number:year/>
    </number:date-style>
    <number:number-style style:name="N107">
      <number:scientific-number number:decimal-places="3" number:min-decimal-places="3" number:min-integer-digits="1" number:min-exponent-digits="3" number:exponent-interval="1" number:forced-exponent-sign="true"/>
    </number:number-style>
    <number:date-style style:name="N108">
      <number:day number:style="long"/>
    </number:date-style>
    <number:currency-style style:name="N110P0" style:volatile="true">
      <number:number number:decimal-places="2" number:min-decimal-places="2" number:min-integer-digits="1" number:grouping="true"/>
      <number:text> </number:text>
      <number:currency-symbol>€</number:currency-symbol>
    </number:currency-style>
    <number:currency-style style:name="N110">
      <style:text-properties fo:color="#ff0000"/>
      <number:text>-</number:text>
      <number:number number:decimal-places="2" number:min-decimal-places="2" number:min-integer-digits="1" number:grouping="true"/>
      <number:text> </number:text>
      <number:currency-symbol>€</number:currency-symbol>
      <style:map style:condition="value()&gt;=0" style:apply-style-name="N110P0"/>
    </number:currency-style>
    <number:number-style style:name="N176P0" style:volatile="true">
      <number:number number:decimal-places="2" number:min-decimal-places="2" number:min-integer-digits="1" number:grouping="true"/>
      <number:text> DM </number:text>
    </number:number-style>
    <number:number-style style:name="N176P1" style:volatile="true">
      <number:text>-</number:text>
      <number:number number:decimal-places="2" number:min-decimal-places="2" number:min-integer-digits="1" number:grouping="true"/>
      <number:text> DM </number:text>
    </number:number-style>
    <number:number-style style:name="N176">
      <number:text>-</number:text>
      <number:number number:decimal-places="0" number:min-decimal-places="0" number:min-integer-digits="0"/>
      <number:text> DM </number:text>
      <style:map style:condition="value()&gt;0" style:apply-style-name="N176P0"/>
      <style:map style:condition="value()&lt;0" style:apply-style-name="N176P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number:text>)</number:text>
      <style:map style:condition="value()&gt;=0" style:apply-style-name="N112P0"/>
    </number:number-style>
    <number:number-style style:name="N179P0" style:volatile="true">
      <number:number number:decimal-places="2" number:min-decimal-places="2" number:min-integer-digits="1" number:grouping="true"/>
      <number:text>       </number:text>
    </number:number-style>
    <number:number-style style:name="N179P1" style:volatile="true">
      <number:text>-</number:text>
      <number:number number:decimal-places="2" number:min-decimal-places="2" number:min-integer-digits="1" number:grouping="true"/>
      <number:text>       </number:text>
    </number:number-style>
    <number:number-style style:name="N179">
      <number:text>-</number:text>
      <number:number number:decimal-places="0" number:min-decimal-places="0" number:min-integer-digits="0"/>
      <number:text>       </number:text>
      <style:map style:condition="value()&gt;0" style:apply-style-name="N179P0"/>
      <style:map style:condition="value()&lt;0" style:apply-style-name="N179P1"/>
    </number:number-style>
    <number:number-style style:name="N115">
      <number:number number:decimal-places="4" number:min-decimal-places="4" number:min-integer-digits="1"/>
    </number:number-style>
    <number:number-style style:name="N180P0" style:volatile="true">
      <number:number number:decimal-places="0" number:min-decimal-places="0" number:min-integer-digits="1" number:grouping="true"/>
      <number:text> Pts</number:text>
    </number:number-style>
    <number:number-style style:name="N180">
      <number:text>-</number:text>
      <number:number number:decimal-places="0" number:min-decimal-places="0" number:min-integer-digits="1" number:grouping="true"/>
      <number:text> Pts</number:text>
      <style:map style:condition="value()&gt;=0" style:apply-style-name="N180P0"/>
    </number:number-style>
    <number:number-style style:name="N116">
      <number:number number:decimal-places="1" number:min-decimal-places="1" number:min-integer-digits="1"/>
    </number:number-style>
    <number:number-style style:name="N182P0" style:volatile="true">
      <number:number number:decimal-places="2" number:min-decimal-places="2" number:min-integer-digits="1" number:grouping="true"/>
      <number:text> Pts</number:text>
    </number:number-style>
    <number:number-style style:name="N182">
      <number:text>-</number:text>
      <number:number number:decimal-places="2" number:min-decimal-places="2" number:min-integer-digits="1" number:grouping="true"/>
      <number:text> Pts</number:text>
      <style:map style:condition="value()&gt;=0" style:apply-style-name="N182P0"/>
    </number:number-style>
    <number:number-style style:name="N118P0" style:volatile="true">
      <number:text>$</number:text>
      <number:number number:decimal-places="2" number:min-decimal-places="2" number:min-integer-digits="1" number:grouping="true"/>
    </number:number-style>
    <number:number-style style:name="N118">
      <number:text>($</number:text>
      <number:number number:decimal-places="2" number:min-decimal-places="2" number:min-integer-digits="1" number:grouping="true"/>
      <number:text>)</number:text>
      <style:map style:condition="value()&gt;=0" style:apply-style-name="N118P0"/>
    </number:number-style>
    <number:number-style style:name="N183P0" style:volatile="true">
      <number:number number:decimal-places="2" number:min-decimal-places="2" number:min-integer-digits="1" number:grouping="true"/>
      <number:text> Pts</number:text>
    </number:number-style>
    <number:number-style style:name="N183">
      <style:text-properties fo:color="#ff0000"/>
      <number:text>-</number:text>
      <number:number number:decimal-places="2" number:min-decimal-places="2" number:min-integer-digits="1" number:grouping="true"/>
      <number:text> Pts</number:text>
      <style:map style:condition="value()&gt;=0" style:apply-style-name="N183P0"/>
    </number:number-style>
    <number:date-style style:name="N119">
      <number:month number:style="long" number:textual="true"/>
      <number:text> </number:text>
      <number:year/>
    </number:date-style>
    <number:number-style style:name="N120P0" style:volatile="true">
      <number:text>$</number:text>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number:text>)</number:text>
      <style:map style:condition="value()&gt;=0" style:apply-style-name="N120P0"/>
    </number:number-style>
    <number:date-style style:name="N121">
      <number:month number:textual="true"/>
      <number:text> </number:text>
      <number:year/>
    </number:date-style>
    <number:number-style style:name="N186P0" style:volatile="true">
      <number:number number:decimal-places="0" number:min-decimal-places="0" number:min-integer-digits="1" number:grouping="true"/>
      <number:text> Pts </number:text>
    </number:number-style>
    <number:number-style style:name="N186P1" style:volatile="true">
      <number:text>-</number:text>
      <number:number number:decimal-places="0" number:min-decimal-places="0" number:min-integer-digits="1" number:grouping="true"/>
      <number:text> Pts </number:text>
    </number:number-style>
    <number:number-style style:name="N186">
      <number:text> - Pts </number:text>
      <style:map style:condition="value()&gt;0" style:apply-style-name="N186P0"/>
      <style:map style:condition="value()&lt;0" style:apply-style-name="N186P1"/>
    </number:number-style>
    <number:date-style style:name="N122">
      <number:day/>
      <number:text>-</number:text>
      <number:month number:textual="true"/>
      <number:text>-</number:text>
      <number:year/>
    </number:date-style>
    <number:number-style style:name="N123">
      <number:number number:decimal-places="5" number:min-decimal-places="5" number:min-integer-digits="1"/>
    </number:number-style>
    <number:date-style style:name="N124">
      <number:day/>
      <number:text>-</number:text>
      <number:month number:textual="true"/>
    </number:date-style>
    <number:number-style style:name="N189P0" style:volatile="true">
      <number:number number:decimal-places="2" number:min-decimal-places="2" number:min-integer-digits="1" number:grouping="true"/>
      <number:text> Pts </number:text>
    </number:number-style>
    <number:number-style style:name="N189P1" style:volatile="true">
      <number:text>-</number:text>
      <number:number number:decimal-places="2" number:min-decimal-places="2" number:min-integer-digits="1" number:grouping="true"/>
      <number:text> Pts </number:text>
    </number:number-style>
    <number:number-style style:name="N189">
      <number:text>-</number:text>
      <number:number number:decimal-places="0" number:min-decimal-places="0" number:min-integer-digits="0"/>
      <number:text> Pts </number:text>
      <style:map style:condition="value()&gt;0" style:apply-style-name="N189P0"/>
      <style:map style:condition="value()&lt;0" style:apply-style-name="N189P1"/>
    </number:number-style>
    <number:number-style style:name="N125">
      <number:number number:decimal-places="6" number:min-decimal-places="6" number:min-integer-digits="1"/>
    </number:number-style>
    <number:date-style style:name="N190">
      <number:day/>
      <number:text>/</number:text>
      <number:month number:style="long"/>
    </number:date-style>
    <number:date-style style:name="N126">
      <number:month number:textual="true"/>
      <number:text>-</number:text>
      <number:year/>
    </number:date-style>
    <number:number-style style:name="N127" number:title="Definido por el usuario">
      <number:scientific-number number:decimal-places="4" number:min-decimal-places="4" number:min-integer-digits="1" number:min-exponent-digits="3" number:exponent-interval="1" number:forced-exponent-sign="true"/>
    </number:number-style>
    <number:number-style style:name="N192P0" style:volatile="true">
      <number:text>+</number:text>
      <number:number number:decimal-places="2" number:min-decimal-places="2" number:min-integer-digits="1"/>
    </number:number-style>
    <number:number-style style:name="N192">
      <number:text>-</number:text>
      <number:number number:decimal-places="2" number:min-decimal-places="2" number:min-integer-digits="1"/>
      <style:map style:condition="value()&gt;=0" style:apply-style-name="N192P0"/>
    </number:number-style>
    <number:time-style style:name="N128">
      <number:hours/>
      <number:text>:</number:text>
      <number:minutes number:style="long"/>
    </number:time-style>
    <number:number-style style:name="N129">
      <number:number number:decimal-places="7" number:min-decimal-places="7" number:min-integer-digits="1"/>
    </number:number-style>
    <number:time-style style:name="N130">
      <number:hours/>
      <number:text>:</number:text>
      <number:minutes number:style="long"/>
      <number:text>:</number:text>
      <number:seconds number:style="long"/>
    </number:time-style>
    <number:currency-style style:name="N131P0" style:volatile="true">
      <number:number number:decimal-places="2" number:min-decimal-places="2" number:min-integer-digits="1" number:grouping="true"/>
      <number:text> </number:text>
      <number:currency-symbol number:language="es" number:country="ES">€</number:currency-symbol>
    </number:currency-style>
    <number:currency-style style:name="N131">
      <number:text>-</number:text>
      <number:number number:decimal-places="2" number:min-decimal-places="2" number:min-integer-digits="1" number:grouping="true"/>
      <number:text> </number:text>
      <number:currency-symbol number:language="es" number:country="ES">€</number:currency-symbol>
      <style:map style:condition="value()&gt;=0" style:apply-style-name="N131P0"/>
    </number:currency-style>
    <number:date-style style:name="N132">
      <number:month/>
      <number:text>/</number:text>
      <number:day/>
      <number:text>/</number:text>
      <number:year/>
      <number:text> </number:text>
      <number:hours/>
      <number:text>:</number:text>
      <number:minutes number:style="long"/>
    </number:date-style>
    <number:percentage-style style:name="N133">
      <number:number number:decimal-places="1" number:min-decimal-places="1" number:min-integer-digits="1"/>
      <number:text>%</number:text>
    </number:percentage-style>
    <number:percentage-style style:name="N134">
      <number:number number:decimal-places="3" number:min-decimal-places="3" number:min-integer-digits="1"/>
      <number:text>%</number:text>
    </number:percentage-style>
    <number:date-style style:name="N135">
      <number:day number:style="long"/>
      <number:text>/</number:text>
      <number:month number:style="long"/>
    </number:date-style>
    <number:number-style style:name="N137P0" style:volatile="true">
      <number:number number:decimal-places="0" number:min-decimal-places="0" number:min-integer-digits="1" number:grouping="true"/>
      <number:text> Pts</number:text>
    </number:number-style>
    <number:number-style style:name="N137">
      <style:text-properties fo:color="#ff0000"/>
      <number:text>-</number:text>
      <number:number number:decimal-places="0" number:min-decimal-places="0" number:min-integer-digits="1" number:grouping="true"/>
      <number:text> Pts</number:text>
      <style:map style:condition="value()&gt;=0" style:apply-style-name="N137P0"/>
    </number:number-style>
    <number:currency-style style:name="N139P0" style:volatile="true">
      <number:number number:decimal-places="0" number:min-decimal-places="0" number:min-integer-digits="1" number:grouping="true"/>
      <number:text> </number:text>
      <number:currency-symbol number:language="es" number:country="ES">Pts</number:currency-symbol>
    </number:currency-style>
    <number:currency-style style:name="N139">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39P0"/>
    </number:currency-style>
    <number:currency-style style:name="N141P0" style:volatile="true">
      <number:number number:decimal-places="2" number:min-decimal-places="2" number:min-integer-digits="1" number:grouping="true"/>
      <number:text> </number:text>
      <number:currency-symbol number:language="gl" number:country="ES">€</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41P0"/>
    </number:currency-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date-style style:name="N143">
      <number:day number:style="long"/>
      <number:text>.</number:text>
      <number:month number:style="long"/>
      <number:text>.</number:text>
      <number:year/>
    </number:date-style>
    <number:number-style style:name="N144P0" style:volatile="true">
      <number:number number:decimal-places="0" number:min-decimal-places="0" number:min-integer-digits="1" number:grouping="true"/>
    </number:number-style>
    <number:number-style style:name="N144">
      <style:text-properties fo:color="#ff0000"/>
      <number:text>-</number:text>
      <number:number number:decimal-places="0" number:min-decimal-places="0" number:min-integer-digits="1" number:grouping="true"/>
      <style:map style:condition="value()&gt;=0" style:apply-style-name="N144P0"/>
    </number:number-style>
    <number:date-style style:name="N145">
      <number:day number:style="long"/>
      <number:text>. </number:text>
      <number:month number:textual="true"/>
      <number:text> </number:text>
      <number:year/>
    </number:date-style>
    <number:number-style style:name="N146P0" style:volatile="true">
      <number:number number:decimal-places="2" number:min-decimal-places="2" number:min-integer-digits="1" number:grouping="true"/>
    </number:number-style>
    <number:number-style style:name="N146">
      <number:text>-</number:text>
      <number:number number:decimal-places="2" number:min-decimal-places="2" number:min-integer-digits="1" number:grouping="true"/>
      <style:map style:condition="value()&gt;=0" style:apply-style-name="N146P0"/>
    </number:number-style>
    <number:date-style style:name="N147">
      <number:day number:style="long"/>
      <number:text>. </number:text>
      <number:month number:textual="true"/>
    </number:date-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time-style style:name="N149">
      <number:hours/>
      <number:text>:</number:text>
      <number:minutes number:style="long"/>
      <number:text> </number:text>
      <number:am-pm/>
    </number:time-style>
    <number:time-style style:name="N150">
      <number:hours/>
      <number:text>:</number:text>
      <number:minutes number:style="long"/>
      <number:text>:</number:text>
      <number:seconds number:style="long"/>
      <number:text> </number:text>
      <number:am-pm/>
    </number:time-style>
    <number:date-style style:name="N151">
      <number:day number:style="long"/>
      <number:text>.</number:text>
      <number:month number:style="long"/>
      <number:text>.</number:text>
      <number:year number:style="long"/>
      <number:text> </number:text>
      <number:hours number:style="long"/>
      <number:text>:</number:text>
      <number:minutes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   </number:text>
      <style:map style:condition="value()&gt;=0" style:apply-style-name="N153P0"/>
    </number:number-style>
    <number:number-style style:name="N154P0" style:volatile="true">
      <number:number number:decimal-places="0" number:min-decimal-places="0" number:min-integer-digits="1" number:grouping="true"/>
      <number:text>   </number:text>
    </number:number-style>
    <number:number-style style:name="N154">
      <style:text-properties fo:color="#ff0000"/>
      <number:text>-</number:text>
      <number:number number:decimal-places="0" number:min-decimal-places="0" number:min-integer-digits="1" number:grouping="true"/>
      <number:text>   </number:text>
      <style:map style:condition="value()&gt;=0" style:apply-style-name="N154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2" number:min-decimal-places="2" number:min-integer-digits="1" number:grouping="true"/>
      <number:text>   </number:text>
    </number:number-style>
    <number:number-style style:name="N157">
      <style:text-properties fo:color="#ff0000"/>
      <number:text>-</number:text>
      <number:number number:decimal-places="2" number:min-decimal-places="2" number:min-integer-digits="1" number:grouping="true"/>
      <number:text>   </number:text>
      <style:map style:condition="value()&gt;=0" style:apply-style-name="N157P0"/>
    </number:number-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text>,</number:text>
    </number:time-style>
    <number:number-style style:name="N161">
      <number:scientific-number number:decimal-places="1" number:min-decimal-places="1" number:min-integer-digits="1" number:min-exponent-digits="1" number:exponent-interval="1" number:forced-exponent-sign="true"/>
    </number:number-style>
    <number:number-style style:name="N163P0" style:volatile="true">
      <number:number number:decimal-places="0" number:min-decimal-places="0" number:min-integer-digits="1" number:grouping="true"/>
      <number:text> DM</number:text>
    </number:number-style>
    <number:number-style style:name="N163">
      <number:text>-</number:text>
      <number:number number:decimal-places="0" number:min-decimal-places="0" number:min-integer-digits="1" number:grouping="true"/>
      <number:text> DM</number:text>
      <style:map style:condition="value()&gt;=0" style:apply-style-name="N163P0"/>
    </number:number-style>
    <number:number-style style:name="N164P0" style:volatile="true">
      <number:number number:decimal-places="0" number:min-decimal-places="0" number:min-integer-digits="1" number:grouping="true"/>
      <number:text> DM</number:text>
    </number:number-style>
    <number:number-style style:name="N164">
      <style:text-properties fo:color="#ff0000"/>
      <number:text>-</number:text>
      <number:number number:decimal-places="0" number:min-decimal-places="0" number:min-integer-digits="1" number:grouping="true"/>
      <number:text> DM</number:text>
      <style:map style:condition="value()&gt;=0" style:apply-style-name="N164P0"/>
    </number:number-style>
    <number:number-style style:name="N166P0" style:volatile="true">
      <number:number number:decimal-places="2" number:min-decimal-places="2" number:min-integer-digits="1" number:grouping="true"/>
      <number:text> DM</number:text>
    </number:number-style>
    <number:number-style style:name="N166">
      <number:text>-</number:text>
      <number:number number:decimal-places="2" number:min-decimal-places="2" number:min-integer-digits="1" number:grouping="true"/>
      <number:text> DM</number:text>
      <style:map style:condition="value()&gt;=0" style:apply-style-name="N166P0"/>
    </number:number-style>
    <number:number-style style:name="N167P0" style:volatile="true">
      <number:number number:decimal-places="2" number:min-decimal-places="2" number:min-integer-digits="1" number:grouping="true"/>
      <number:text> DM</number:text>
    </number:number-style>
    <number:number-style style:name="N167">
      <style:text-properties fo:color="#ff0000"/>
      <number:text>-</number:text>
      <number:number number:decimal-places="2" number:min-decimal-places="2" number:min-integer-digits="1" number:grouping="true"/>
      <number:text> DM</number:text>
      <style:map style:condition="value()&gt;=0" style:apply-style-name="N167P0"/>
    </number:number-style>
    <number:number-style style:name="N173P0" style:volatile="true">
      <number:number number:decimal-places="0" number:min-decimal-places="0" number:min-integer-digits="1" number:grouping="true"/>
      <number:text>       </number:text>
    </number:number-style>
    <number:number-style style:name="N173P1" style:volatile="true">
      <number:text>-</number:text>
      <number:number number:decimal-places="0" number:min-decimal-places="0" number:min-integer-digits="1" number:grouping="true"/>
      <number:text>       </number:text>
    </number:number-style>
    <number:number-style style:name="N173">
      <number:text> -       </number:text>
      <style:map style:condition="value()&gt;0" style:apply-style-name="N173P0"/>
      <style:map style:condition="value()&lt;0" style:apply-style-name="N173P1"/>
    </number:number-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percentage-style style:name="N206">
      <number:number number:decimal-places="2" number:min-decimal-places="2" number:min-integer-digits="1"/>
      <number:text>%</number:text>
    </number:percentage-style>
    <number:time-style style:name="N207">
      <number:minutes number:style="long"/>
      <number:text>:</number:text>
      <number:seconds number:style="long" number:decimal-places="1"/>
    </number:time-style>
    <number:percentage-style style:name="N208">
      <number:number number:decimal-places="0" number:min-decimal-places="0" number:min-integer-digits="1"/>
      <number:text>%</number:text>
    </number:percentage-style>
    <number:number-style style:name="N209">
      <number:scientific-number number:decimal-places="1" number:min-decimal-places="1" number:min-integer-digits="1" number:min-exponent-digits="1" number:exponent-interval="3" number:forced-exponent-sign="true"/>
    </number:number-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number:min-decimal-places="2" number:min-integer-digits="1" number:grouping="true"/>
      <number:text> </number:text>
    </number:number-style>
    <number:number-style style:name="N10140" number:language="en" number:country="US">
      <style:text-properties fo:color="#ff0000"/>
      <number:text>(</number:text>
      <number:number number:decimal-places="2" number:min-decimal-places="2" number:min-integer-digits="1" number:grouping="true"/>
      <number:text>)</number:text>
      <style:map style:condition="value()&gt;=0" style:apply-style-name="N10140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8P2" style:volatile="true" number:language="en" number:country="US">
      <number:currency-symbol/>
      <number:fill-character> </number: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20104" number:language="es" number:country="ES">
      <number:number number:decimal-places="1" number:min-decimal-places="1" number:min-integer-digits="1"/>
    </number:number-style>
    <number:number-style style:name="N20105" number:language="es" number:country="ES">
      <number:number number:decimal-places="3" number:min-decimal-places="3" number:min-integer-digits="1"/>
    </number:number-style>
    <number:number-style style:name="N20106" number:language="es" number:country="ES">
      <number:number number:decimal-places="4" number:min-decimal-places="4" number:min-integer-digits="1"/>
    </number:number-style>
    <number:currency-style style:name="N2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8"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8P0"/>
    </number:currency-style>
    <number:number-style style:name="N20109" number:language="es" number:country="ES">
      <number:number number:decimal-places="5" number:min-decimal-places="5" number:min-integer-digits="1"/>
    </number:number-style>
    <number:number-style style:name="N20110" number:language="es" number:country="ES">
      <number:number number:decimal-places="6" number:min-decimal-places="6" number:min-integer-digits="1"/>
    </number:number-style>
    <number:currency-style style:name="N20111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1"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1P0"/>
    </number:currency-style>
    <number:date-style style:name="N20112" number:language="es" number:country="ES">
      <number:month number:textual="true"/>
      <number:text> - </number:text>
      <number:year/>
    </number:date-style>
    <number:date-style style:name="N20113" number:language="es" number:country="ES">
      <number:month number:textual="true"/>
      <number:text> </number:text>
      <number:year/>
    </number:date-style>
    <number:number-style style:name="N20114" number:language="es" number:country="ES">
      <number:number number:decimal-places="11" number:min-decimal-places="11" number:min-integer-digits="1"/>
    </number:number-style>
    <number:number-style style:name="N20115" number:language="es" number:country="ES">
      <number:number number:decimal-places="7" number:min-decimal-places="7" number:min-integer-digits="1"/>
    </number:number-style>
    <number:number-style style:name="N20116" number:language="es" number:country="ES">
      <number:number number:decimal-places="8" number:min-decimal-places="8" number:min-integer-digits="1"/>
    </number:number-style>
    <number:number-style style:name="N20117" number:language="es" number:country="ES">
      <number:number number:decimal-places="9" number:min-decimal-places="9" number:min-integer-digits="1"/>
    </number:number-style>
    <number:number-style style:name="N20118" number:language="es" number:country="ES">
      <number:number number:decimal-places="10" number:min-decimal-places="10" number:min-integer-digits="1"/>
    </number:number-style>
    <number:number-style style:name="N20119" number:language="es" number:country="ES">
      <number:number number:decimal-places="12" number:min-decimal-places="12" number:min-integer-digits="1"/>
    </number:number-style>
    <number:number-style style:name="N20120" number:language="es" number:country="ES">
      <number:number number:decimal-places="13" number:min-decimal-places="13" number:min-integer-digits="1"/>
    </number:number-style>
    <number:number-style style:name="N20121" number:language="es" number:country="ES">
      <number:scientific-number number:decimal-places="3" number:min-decimal-places="3" number:min-integer-digits="1" number:min-exponent-digits="3" number:exponent-interval="1" number:forced-exponent-sign="true"/>
    </number:number-style>
    <number:percentage-style style:name="N20122" number:language="es" number:country="ES">
      <number:number number:decimal-places="2" number:min-decimal-places="2" number:min-integer-digits="1"/>
      <number:text>%</number:text>
    </number:percentage-style>
    <number:number-style style:name="N20123" number:language="es" number:country="ES">
      <number:number number:decimal-places="0" number:min-decimal-places="0" number:min-integer-digits="0" number:grouping="true"/>
    </number:number-style>
    <number:number-style style:name="N20124" number:language="es" number:country="ES">
      <number:scientific-number number:decimal-places="3" number:min-decimal-places="3" number:min-integer-digits="1" number:min-exponent-digits="2" number:exponent-interval="1" number:forced-exponent-sign="true"/>
    </number:number-style>
    <number:number-style style:name="N20125" number:language="es" number:country="ES">
      <number:scientific-number number:decimal-places="4" number:min-decimal-places="4" number:min-integer-digits="1" number:min-exponent-digits="2" number:exponent-interval="1" number:forced-exponent-sign="true"/>
    </number:number-style>
    <number:number-style style:name="N20126" number:language="es" number:country="ES">
      <number:scientific-number number:decimal-places="5" number:min-decimal-places="5" number:min-integer-digits="1" number:min-exponent-digits="2" number:exponent-interval="1" number:forced-exponent-sign="true"/>
    </number:number-style>
    <number:number-style style:name="N20127" number:language="es" number:country="ES">
      <number:scientific-number number:decimal-places="6" number:min-decimal-places="6" number:min-integer-digits="1" number:min-exponent-digits="2" number:exponent-interval="1" number:forced-exponent-sign="true"/>
    </number:number-style>
    <number:number-style style:name="N20128" number:language="es" number:country="ES">
      <number:scientific-number number:decimal-places="7" number:min-decimal-places="7" number:min-integer-digits="1" number:min-exponent-digits="2" number:exponent-interval="1" number:forced-exponent-sign="true"/>
    </number:number-style>
    <number:number-style style:name="N20129" number:language="es" number:country="ES">
      <number:scientific-number number:decimal-places="8" number:min-decimal-places="8" number:min-integer-digits="1" number:min-exponent-digits="2" number:exponent-interval="1" number:forced-exponent-sign="true"/>
    </number:number-style>
    <number:number-style style:name="N20130"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05">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fo:language="gl" fo:country="ES"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draw:marker draw:name="Arrow" svg:viewBox="0 0 20 30" svg:d="M10 0l-10 30h20z"/>
    <draw:marker draw:name="Fin_20_de_20_línea_20_1" draw:display-name="Fin de línea 1"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office:styles>
  <office:automatic-styles>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 </meta:initial-creator>
    <meta:creation-date>2002-07-31T12:45:03</meta:creation-date>
    <dc:date>2022-08-10T16:40:11.755000000</dc:date>
    <dc:language>es-ES</dc:language>
    <meta:editing-cycles>871</meta:editing-cycles>
    <meta:editing-duration>P8DT19H16M12S</meta:editing-duration>
    <dc:creator>Alfonso Javier Barbadillo Marán</dc:creator>
    <meta:document-statistic meta:table-count="7" meta:cell-count="1298" meta:object-count="2"/>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os datos desta foll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